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Helvetica" svg:font-family="Helvetica"/>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01cm"/>
    </style:style>
    <style:style style:name="co2" style:family="table-column">
      <style:table-column-properties fo:break-before="auto" style:column-width="12.151cm"/>
    </style:style>
    <style:style style:name="co3" style:family="table-column">
      <style:table-column-properties fo:break-before="auto" style:column-width="4.165cm"/>
    </style:style>
    <style:style style:name="co4" style:family="table-column">
      <style:table-column-properties fo:break-before="auto" style:column-width="4.434cm"/>
    </style:style>
    <style:style style:name="co5" style:family="table-column">
      <style:table-column-properties fo:break-before="auto" style:column-width="5.537cm"/>
    </style:style>
    <style:style style:name="co6" style:family="table-column">
      <style:table-column-properties fo:break-before="auto" style:column-width="2.475cm"/>
    </style:style>
    <style:style style:name="co7" style:family="table-column">
      <style:table-column-properties fo:break-before="auto" style:column-width="6.518cm"/>
    </style:style>
    <style:style style:name="co8" style:family="table-column">
      <style:table-column-properties fo:break-before="auto" style:column-width="4.875cm"/>
    </style:style>
    <style:style style:name="co9" style:family="table-column">
      <style:table-column-properties fo:break-before="auto" style:column-width="4.925cm"/>
    </style:style>
    <style:style style:name="co10" style:family="table-column">
      <style:table-column-properties fo:break-before="auto" style:column-width="6.909cm"/>
    </style:style>
    <style:style style:name="co11" style:family="table-column">
      <style:table-column-properties fo:break-before="auto" style:column-width="7.033cm"/>
    </style:style>
    <style:style style:name="co12" style:family="table-column">
      <style:table-column-properties fo:break-before="auto" style:column-width="6.664cm"/>
    </style:style>
    <style:style style:name="co13" style:family="table-column">
      <style:table-column-properties fo:break-before="auto" style:column-width="2.258cm"/>
    </style:style>
    <style:style style:name="co14" style:family="table-column">
      <style:table-column-properties fo:break-before="auto" style:column-width="9.924cm"/>
    </style:style>
    <style:style style:name="co15" style:family="table-column">
      <style:table-column-properties fo:break-before="auto" style:column-width="10.142cm"/>
    </style:style>
    <style:style style:name="co16" style:family="table-column">
      <style:table-column-properties fo:break-before="auto" style:column-width="7.228cm"/>
    </style:style>
    <style:style style:name="co17" style:family="table-column">
      <style:table-column-properties fo:break-before="auto" style:column-width="2.009cm"/>
    </style:style>
    <style:style style:name="co18" style:family="table-column">
      <style:table-column-properties fo:break-before="auto" style:column-width="9.04cm"/>
    </style:style>
    <style:style style:name="co19" style:family="table-column">
      <style:table-column-properties fo:break-before="auto" style:column-width="5.611cm"/>
    </style:style>
    <style:style style:name="co20" style:family="table-column">
      <style:table-column-properties fo:break-before="auto" style:column-width="2.99cm"/>
    </style:style>
    <style:style style:name="co21" style:family="table-column">
      <style:table-column-properties fo:break-before="auto" style:column-width="3.112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10.793cm" fo:break-before="auto" style:use-optimal-row-height="true"/>
    </style:style>
    <style:style style:name="ro4" style:family="table-row">
      <style:table-row-properties style:row-height="11.241cm" fo:break-before="auto" style:use-optimal-row-height="true"/>
    </style:style>
    <style:style style:name="ro5" style:family="table-row">
      <style:table-row-properties style:row-height="4.974cm" fo:break-before="auto" style:use-optimal-row-height="true"/>
    </style:style>
    <style:style style:name="ro6" style:family="table-row">
      <style:table-row-properties style:row-height="15.268cm" fo:break-before="auto" style:use-optimal-row-height="true"/>
    </style:style>
    <style:style style:name="ro7" style:family="table-row">
      <style:table-row-properties style:row-height="9.003cm" fo:break-before="auto" style:use-optimal-row-height="true"/>
    </style:style>
    <style:style style:name="ro8" style:family="table-row">
      <style:table-row-properties style:row-height="17.507cm" fo:break-before="auto" style:use-optimal-row-height="true"/>
    </style:style>
    <style:style style:name="ro9" style:family="table-row">
      <style:table-row-properties style:row-height="21.087cm" fo:break-before="auto" style:use-optimal-row-height="true"/>
    </style:style>
    <style:style style:name="ro10" style:family="table-row">
      <style:table-row-properties style:row-height="4.528cm" fo:break-before="auto" style:use-optimal-row-height="true"/>
    </style:style>
    <style:style style:name="ro11" style:family="table-row">
      <style:table-row-properties style:row-height="22.43cm" fo:break-before="auto" style:use-optimal-row-height="true"/>
    </style:style>
    <style:style style:name="ro12" style:family="table-row">
      <style:table-row-properties style:row-height="5.422cm" fo:break-before="auto" style:use-optimal-row-height="true"/>
    </style:style>
    <style:style style:name="ro13" style:family="table-row">
      <style:table-row-properties style:row-height="14.374cm" fo:break-before="auto" style:use-optimal-row-height="true"/>
    </style:style>
    <style:style style:name="ro14" style:family="table-row">
      <style:table-row-properties style:row-height="10.345cm" fo:break-before="auto" style:use-optimal-row-height="true"/>
    </style:style>
    <style:style style:name="ro15" style:family="table-row">
      <style:table-row-properties style:row-height="1.395cm" fo:break-before="auto" style:use-optimal-row-height="true"/>
    </style:style>
    <style:style style:name="ro16" style:family="table-row">
      <style:table-row-properties style:row-height="17.955cm" fo:break-before="auto" style:use-optimal-row-height="true"/>
    </style:style>
    <style:style style:name="ro17" style:family="table-row">
      <style:table-row-properties style:row-height="21.534cm" fo:break-before="auto" style:use-optimal-row-height="true"/>
    </style:style>
    <style:style style:name="ro18" style:family="table-row">
      <style:table-row-properties style:row-height="6.318cm" fo:break-before="auto" style:use-optimal-row-height="true"/>
    </style:style>
    <style:style style:name="ro19" style:family="table-row">
      <style:table-row-properties style:row-height="7.661cm" fo:break-before="auto" style:use-optimal-row-height="true"/>
    </style:style>
    <style:style style:name="ro20" style:family="table-row">
      <style:table-row-properties style:row-height="19.297cm" fo:break-before="auto" style:use-optimal-row-height="true"/>
    </style:style>
    <style:style style:name="ro21" style:family="table-row">
      <style:table-row-properties style:row-height="56.023cm" fo:break-before="auto" style:use-optimal-row-height="true"/>
    </style:style>
    <style:style style:name="ro22" style:family="table-row">
      <style:table-row-properties style:row-height="45.281cm" fo:break-before="auto" style:use-optimal-row-height="true"/>
    </style:style>
    <style:style style:name="ro23" style:family="table-row">
      <style:table-row-properties style:row-height="3.632cm" fo:break-before="auto" style:use-optimal-row-height="true"/>
    </style:style>
    <style:style style:name="ro24" style:family="table-row">
      <style:table-row-properties style:row-height="0.452cm" fo:break-before="auto" style:use-optimal-row-height="true"/>
    </style:style>
    <style:style style:name="ro25" style:family="table-row">
      <style:table-row-properties style:row-height="8.555cm" fo:break-before="auto" style:use-optimal-row-height="true"/>
    </style:style>
    <style:style style:name="ro26" style:family="table-row">
      <style:table-row-properties style:row-height="9.897cm" fo:break-before="auto" style:use-optimal-row-height="true"/>
    </style:style>
    <style:style style:name="ro27" style:family="table-row">
      <style:table-row-properties style:row-height="7.213cm" fo:break-before="auto" style:use-optimal-row-height="true"/>
    </style:style>
    <style:style style:name="ro28" style:family="table-row">
      <style:table-row-properties style:row-height="0.612cm" fo:break-before="auto" style:use-optimal-row-height="true"/>
    </style:style>
    <style:style style:name="ro29" style:family="table-row">
      <style:table-row-properties style:row-height="0.947cm" fo:break-before="auto" style:use-optimal-row-height="true"/>
    </style:style>
    <style:style style:name="ro30" style:family="table-row">
      <style:table-row-properties style:row-height="0.841cm" fo:break-before="auto" style:use-optimal-row-height="true"/>
    </style:style>
    <style:style style:name="ro31" style:family="table-row">
      <style:table-row-properties style:row-height="0.9cm" fo:break-before="auto" style:use-optimal-row-height="false"/>
    </style:style>
    <style:style style:name="ro32" style:family="table-row">
      <style:table-row-properties style:row-height="0.499cm" fo:break-before="auto" style:use-optimal-row-height="true"/>
    </style:style>
    <style:style style:name="ro33" style:family="table-row">
      <style:table-row-properties style:row-height="1.236cm" fo:break-before="auto" style:use-optimal-row-height="true"/>
    </style:style>
    <style:style style:name="ro34" style:family="table-row">
      <style:table-row-properties style:row-height="1.632cm" fo:break-before="auto" style:use-optimal-row-height="true"/>
    </style:style>
    <style:style style:name="ro35" style:family="table-row">
      <style:table-row-properties style:row-height="0.556cm" fo:break-before="auto" style:use-optimal-row-height="true"/>
    </style:style>
    <style:style style:name="ro36" style:family="table-row">
      <style:table-row-properties style:row-height="0.452cm" fo:break-before="auto" style:use-optimal-row-height="false"/>
    </style:style>
    <style:style style:name="ta1" style:family="table" style:master-page-name="PageStyle_5f_Dados_20_Brutos">
      <style:table-properties table:display="true" style:writing-mode="lr-tb"/>
    </style:style>
    <style:style style:name="ta2" style:family="table" style:master-page-name="PageStyle_5f_Agrupamento_20_e_20_Categorização">
      <style:table-properties table:display="true" style:writing-mode="lr-tb"/>
    </style:style>
    <style:style style:name="ta3" style:family="table" style:master-page-name="PageStyle_5f_Agrupando_20_códigos_20_-_20_NEW">
      <style:table-properties table:display="true" style:writing-mode="lr-tb"/>
    </styl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9900"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9"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2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ackground-color="#ff9900"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3"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34"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background-color="#fbfbf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3" style:family="table-cell" style:parent-style-name="Default">
      <style:table-cell-properties fo:background-color="#fbfbfb"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4" style:family="table-cell" style:parent-style-name="Default">
      <style:table-cell-properties fo:background-color="#fbfbfb"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ackground-color="#fbfbf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solid" style:text-line-through-type="singl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8" style:family="table-cell" style:parent-style-name="Default">
      <style:table-cell-properties fo:border-bottom="none" fo:background-color="#fbfbfb"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9" style:family="table-cell" style:parent-style-name="Default">
      <style:table-cell-properties fo:border-bottom="none" fo:background-color="#fbfbfb"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0" style:family="table-cell" style:parent-style-name="Default">
      <style:table-cell-properties fo:background-color="#fbfbfb"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6" style:family="table-cell" style:parent-style-name="Default">
      <style:table-cell-properties fo:background-color="#fbfbfb"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62" style:family="table-cell" style:parent-style-name="Default">
      <style:table-cell-properties fo:border="none"/>
    </style:style>
    <style:style style:name="ce4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solid" style:text-line-through-type="singl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fo:background-color="#fbfbfb"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none" fo:background-color="#fbfbfb"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9"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2"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314004"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8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7e002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7e0021"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1" style:family="table-cell" style:parent-style-name="Default">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7e002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4" style:family="table-cell" style:parent-style-name="Default">
      <style:table-cell-properties fo:border-bottom="none" fo:border-left="0.74pt solid #000000" fo:border-right="none" fo:border-top="none"/>
    </style:style>
    <style:style style:name="ce195" style:family="table-cell" style:parent-style-name="Default">
      <style:table-cell-properties fo:border-bottom="none" fo:background-color="#fbfbfb"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7e0021"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9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7e002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fbfbfb"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98" style:family="table-cell" style:parent-style-name="Default">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e002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7e002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04" style:family="table-cell" style:parent-style-name="Default">
      <style:table-cell-properties fo:border-bottom="0.74pt solid #000000"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style:rotation-align="none"/>
      <style:text-properties fo:color="#7e002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08"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fo:background-color="transparent" style:rotation-align="non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000000" loext:opacity="1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2"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 style:family="text">
      <style:text-properties style:font-name="Helvetica" style:font-style-complex="normal" style:font-style-asian="normal" style:font-weight-complex="normal" style:font-weight-asian="normal" style:font-size-complex="11pt" style:font-size-asian="11pt" style:font-name-complex="Helvetica" style:text-position="0% 100%" fo:text-shadow="none" style:text-outline="false" fo:font-style="normal" style:text-line-through-type="none" style:text-underline-style="none" style:text-underline-color="font-color" fo:font-weight="normal" fo:font-size="11pt" fo:color="#000000"/>
    </style:style>
    <style:style style:name="T4" style:family="text">
      <style:text-properties style:font-name="Helvetica" style:font-style-complex="normal" style:font-style-asian="normal" style:font-weight-complex="normal" style:font-weight-asian="normal" style:font-size-complex="11pt" style:font-size-asian="11pt" style:font-name-complex="Helvetica" style:text-position="0% 100%" fo:text-shadow="none" style:text-outline="false" fo:font-style="normal" style:text-underline-style="none" style:text-underline-color="font-color" fo:font-weight="normal" fo:font-size="11pt" fo:color="#000000" style:text-line-through-type="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dos Bruto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16" office:value-type="string" calcext:value-type="string">
            <text:p>Dado Bruto</text:p>
          </table:table-cell>
          <table:table-cell table:style-name="ce116" office:value-type="string" calcext:value-type="string">
            <text:p>Codificação nível 1</text:p>
          </table:table-cell>
          <table:table-cell table:style-name="ce116" table:number-columns-repeated="3"/>
          <table:table-cell table:number-columns-repeated="1019"/>
        </table:table-row>
        <table:table-row table:style-name="ro1">
          <table:table-cell table:style-name="ce117" office:value-type="string" calcext:value-type="string">
            <text:p>Participante P1</text:p>
          </table:table-cell>
          <table:table-cell table:number-columns-repeated="4" table:style-name="ce117" office:value-type="string" calcext:value-type="string">
            <text:p>P1</text:p>
          </table:table-cell>
          <table:table-cell table:style-name="ce132" table:number-columns-repeated="20"/>
          <table:table-cell table:number-columns-repeated="999"/>
        </table:table-row>
        <table:table-row table:style-name="ro1">
          <table:table-cell table:style-name="ce118" office:value-type="string" calcext:value-type="string">
            <text:p>Pergunta 2 - Quais são as três maiores dificuldades que você encontra durante a condução de manutenções evolutivas?</text:p>
          </table:table-cell>
          <table:table-cell table:style-name="ce121" table:number-columns-repeated="4"/>
          <table:table-cell table:number-columns-repeated="1019"/>
        </table:table-row>
        <table:table-row table:style-name="ro3">
          <table:table-cell table:style-name="ce119" office:value-type="string" calcext:value-type="string">
            <text:p>Eu acho que é falta de feedback de quem tá fazendo eu acho que a galera tem o hábito de só avisar na retrospectiva que não conseguiu e não ter uma comunicação tão efetiva na daily meeting.</text:p>
            <text:p/>
            <text:p>Eu acho que a gente erra muito na nas informações. Eu acho que tem pouca informação, né? Mas nas tarefas. Beleza então. Então sobre objetivo, resultado esperado (Ex.: Se quer uma tela, não tem a informação de como é essa tela, se pede pra mostrar uma quantidade de informações não fala se pode ser como uma lista, tabela… nada). Acho que é isso.</text:p>
            <text:p/>
            <text:p>Frase interessante: “Ai quando não tem nada de como é pra ser feito, você sai inventando!”;</text:p>
          </table:table-cell>
          <table:table-cell table:style-name="ce123" office:value-type="string" calcext:value-type="string">
            <text:p><text:span text:style-name="T2">Falta de feedback, </text:span></text:p>
            <text:p><text:span text:style-name="T2">não ter uma comunicação tão efetiva na daily meeting,</text:span></text:p>
            <text:p><text:span text:style-name="T2">poucas Informação nas tarefas, </text:span></text:p>
            <text:p><text:span text:style-name="T2">informações erradas nas tarefas</text:span></text:p>
          </table:table-cell>
          <table:table-cell table:style-name="ce121" table:number-columns-repeated="3"/>
          <table:table-cell table:number-columns-repeated="1019"/>
        </table:table-row>
        <table:table-row table:style-name="ro1">
          <table:table-cell table:style-name="ce118" office:value-type="string" calcext:value-type="string">
            <text:p>Pergunta 5 - Qual sua opinião sobre a forma como uma tarefa de manutenção evolutiva é apresentada* para sua equipe?</text:p>
          </table:table-cell>
          <table:table-cell table:style-name="ce127"/>
          <table:table-cell table:style-name="ce121" table:number-columns-repeated="3"/>
          <table:table-cell table:number-columns-repeated="1019"/>
        </table:table-row>
        <table:table-row table:style-name="ro4">
          <table:table-cell table:style-name="ce120" office:value-type="string" calcext:value-type="string">
            <text:p>(Apresentada/Recebida): Então, é o que eu falei da Planing 2, né? Acho que posso te dizer que nem apresentado é, né? Eu vi, pô, olha lá no redmine que tá lá, entendeu? Na hora que a gente vai alocar isso pro pro desenvolvedor, que é a Planing 2, a gente não abre cada tarefa pra falar sobre ela. Não se apresenta nada pra ele. Se apresenta pra ele oh eh tarefas da sprint estão indo no seu no seu quadro. Leia e se vire, entendeu?</text:p>
            <text:p/>
            <text:p>(Apresentada/Descrita): É o que eu falei anteriormente, eu acho que a gente peca muito, peca muito mal, se escreve mal, escreve pouco, coloca poucas telas, poucos debates, aonde muda, onde não muda. </text:p>
            <text:p/>
            <text:p>Frase interessante: “como eu falei, a gente escreve mal? ”</text:p>
          </table:table-cell>
          <table:table-cell table:style-name="ce123" office:value-type="string" calcext:value-type="string">
            <text:p>tarefa não é apresentada ao desenvolvedor, a gente escreve mal as informações da tarefa</text:p>
          </table:table-cell>
          <table:table-cell table:style-name="ce121" table:number-columns-repeated="3"/>
          <table:table-cell table:number-columns-repeated="1019"/>
        </table:table-row>
        <table:table-row table:style-name="ro1">
          <table:table-cell table:style-name="ce118" office:value-type="string" calcext:value-type="string">
            <text:p>Pergunta 6 - Você entende que a forma como as tarefas de manutenção evolutiva são apresentadas na sua equipe é ideal para um ambiente remoto de trabalho em equipe? Por que?</text:p>
          </table:table-cell>
          <table:table-cell table:style-name="ce127"/>
          <table:table-cell table:style-name="ce121" table:number-columns-repeated="3"/>
          <table:table-cell table:number-columns-repeated="1019"/>
        </table:table-row>
        <table:table-row table:style-name="ro5">
          <table:table-cell table:style-name="ce120" office:value-type="string" calcext:value-type="string">
            <text:p>Assim, eu acho que pro ambiente físico seria mais fácil pela proximidade né pra um ambiente remoto eu acho que não, acho que é deficiente a forma de apresentação das tarefas atualmente. É deficiente por haver poucas informações na tarefa, pelo fato dos desenvolvedores trabalharem em horários assíncronos. </text:p>
          </table:table-cell>
          <table:table-cell table:style-name="ce123" office:value-type="string" calcext:value-type="string">
            <text:p>forma de apresentação e descrição da tarefa é deficiente para o ambiente remoto, deficiente por haver poucas informações na tarefa, deficiente pelo fato dos desenvolvedores trabalharem em horários assíncronos.</text:p>
          </table:table-cell>
          <table:table-cell table:style-name="ce121" table:number-columns-repeated="3"/>
          <table:table-cell table:number-columns-repeated="1019"/>
        </table:table-row>
        <table:table-row table:style-name="ro1">
          <table:table-cell table:style-name="ce118" office:value-type="string" calcext:value-type="string">
            <text:p>Pergunta 8 - Qual a sua opinião sobre a comunicação na sua equipe? Por que?</text:p>
          </table:table-cell>
          <table:table-cell table:style-name="ce127"/>
          <table:table-cell table:style-name="ce121" table:number-columns-repeated="3"/>
          <table:table-cell table:number-columns-repeated="1019"/>
        </table:table-row>
        <table:table-row table:style-name="ro6">
          <table:table-cell table:style-name="ce120" office:value-type="string" calcext:value-type="string">
            <text:p>Cara eu acho que é deficiente, eu acho que que as pessoas deveriam perguntar mais, entendeu. Digo tecnicamente, se tem dúvidas técnicas, deveriam perguntar. Por exemplo, até hoje desenvolvedores novos, eu não vejo eles perguntarem. É impossível eles não terem dúvidas. Então assim, por que que não pergunta. Pode ser vergonha? Não sei, mas eu acho que eles tinham que perguntar, por exemplo como que eu poderia fazer isso? Pô, estou aqui há duas horas tentando resolver isso. Alguém tem uma dica? Ninguém pergunta isso. Um exemplo foi que quando o Adriano Gonçalves deu um treinamento sobre as coisas que a gente usava assim que eles entraram, praticamente ninguém perguntou nada, daí lá na frente quando eles começaram a pegar as tarefas, muitos deles não souberam fazer coisas que foram ensinadas no treinamento. Isso também acaba influenciando a relação entre os pares, o fato de pouco se comunicarem. Assim, eu acho que atualmente a comunicação na equipe é quase inexistente. </text:p>
            <text:p/>
          </table:table-cell>
          <table:table-cell table:style-name="ce123" office:value-type="string" calcext:value-type="string">
            <text:p>Comunicação atual deficiente, desenvolvedores não tiram dúvidas, os pares pouco se comunicam</text:p>
          </table:table-cell>
          <table:table-cell table:style-name="ce121" table:number-columns-repeated="3"/>
          <table:table-cell table:number-columns-repeated="1019"/>
        </table:table-row>
        <table:table-row table:style-name="ro1">
          <table:table-cell table:style-name="ce118" office:value-type="string" calcext:value-type="string">
            <text:p>Pergunta 10 - Você entende que é suficientemente apoiado pela sua equipe no desempenho de suas tarefas de Manutenção Evolutiva?</text:p>
          </table:table-cell>
          <table:table-cell table:style-name="ce127"/>
          <table:table-cell table:style-name="ce121" table:number-columns-repeated="3"/>
          <table:table-cell table:number-columns-repeated="1019"/>
        </table:table-row>
        <table:table-row table:style-name="ro7">
          <table:table-cell table:style-name="ce120" office:value-type="string" calcext:value-type="string">
            <text:p>Sim. Por exemplo, ninguém nunca se furtou a tirar uma dúvida, entendeu? Então assim eh questões técnicas assim parte técnica eu nunca precisei perguntar a ninguém porque acaba que eu e o Gonçalves acho que somos os caras mais seniores, né? Então, como não tem outro sênior em java, eu não penso em perguntar, então assim, eh talvez faça mais sentido pra galera que precise da gente responder isso, mas assim amigos informação de como resolver as coisas da tarefa eh se eu tiver algumas dúvida é é como eu falei na resposta anterior eu entro em contato geralmente com texto pra tirar dúvida.</text:p>
          </table:table-cell>
          <table:table-cell table:style-name="ce123" office:value-type="string" calcext:value-type="string">
            <text:p>sim, ninguém nunca se furtou a tirar uma dúvida</text:p>
          </table:table-cell>
          <table:table-cell table:style-name="ce121" table:number-columns-repeated="3"/>
          <table:table-cell table:number-columns-repeated="1019"/>
        </table:table-row>
        <table:table-row table:style-name="ro1">
          <table:table-cell table:style-name="ce117" office:value-type="string" calcext:value-type="string">
            <text:p>Participante P2</text:p>
          </table:table-cell>
          <table:table-cell table:style-name="ce128" office:value-type="string" calcext:value-type="string">
            <text:p>P2</text:p>
          </table:table-cell>
          <table:table-cell table:number-columns-repeated="3" table:style-name="ce117" office:value-type="string" calcext:value-type="string">
            <text:p>P2</text:p>
          </table:table-cell>
          <table:table-cell table:style-name="ce133" table:number-columns-repeated="20"/>
          <table:table-cell table:number-columns-repeated="999"/>
        </table:table-row>
        <table:table-row table:style-name="ro1">
          <table:table-cell table:style-name="ce118" office:value-type="string" calcext:value-type="string">
            <text:p>Pergunta 2 - Quais são as três maiores dificuldades que você encontra durante a condução de manutenções evolutivas?</text:p>
          </table:table-cell>
          <table:table-cell table:style-name="ce127"/>
          <table:table-cell table:style-name="ce121" table:number-columns-repeated="3"/>
          <table:table-cell table:number-columns-repeated="1019"/>
        </table:table-row>
        <table:table-row table:style-name="ro8">
          <table:table-cell table:style-name="ce119" office:value-type="string" calcext:value-type="string">
            <text:p>Interrupções, concorrência de atribuições, na primeira, né? Eh como acabo acumulando outras coisas então volta e meia tem algum eh algum problema que aparece pra ser resolvido ou problema de programação mesmo ou algum problema de algum evento que está ocorrendo ou algum problema de rede de infraestrutura, então as interrupções, ou seja coisas atravessadas que aparecem acho que são um dos maiores desafios. </text:p>
            <text:p/>
            <text:p>Eh outro desafio limitações da máquina, eu coloquei uma memóriazinha nela mas ainda está um pouco limitada estourando no espaço em disco, estourando na quantidade de memória enfim a máquina às vezes não dá conta e isso acaba sendo uma outra dificuldade e é eu acho que acho que essas ruas aí acho que essas duas.</text:p>
            <text:p/>
            <text:p>E também , distrações e a falta de motivação. Elas podem estar ligadas ou não, às vezes só distrações mesmo independente da motivação ou as vezes pode estar ligada. Por exemplo falta de motivação favorece a distração e quando a pessoa não está muito motivada, acaba tendo uma coisa mais interessante e ai já se distrai um pouco. </text:p>
          </table:table-cell>
          <table:table-cell table:style-name="ce123" office:value-type="string" calcext:value-type="string">
            <text:p>interrupções, </text:p>
            <text:p>concorrência de atribuições, </text:p>
            <text:p>problema técnico - programação/redes, </text:p>
            <text:p>limitação de hardware, </text:p>
            <text:p>distrações, </text:p>
            <text:p>falta de motivação</text:p>
          </table:table-cell>
          <table:table-cell table:style-name="ce121" table:number-columns-repeated="3"/>
          <table:table-cell table:number-columns-repeated="1019"/>
        </table:table-row>
        <table:table-row table:style-name="ro1">
          <table:table-cell table:style-name="ce116" office:value-type="string" calcext:value-type="string">
            <text:p>Pergunta 5 - Qual sua opinião sobre a forma como uma tarefa de manutenção evolutiva é apresentada* para sua equipe?</text:p>
          </table:table-cell>
          <table:table-cell table:style-name="ce127"/>
          <table:table-cell table:style-name="ce121" table:number-columns-repeated="3"/>
          <table:table-cell table:number-columns-repeated="1019"/>
        </table:table-row>
        <table:table-row table:style-name="ro9">
          <table:table-cell table:style-name="ce119" office:value-type="string" calcext:value-type="string">
            <text:p>(Apresentada/Recebida): Eh eu acho que a forma como a a gente apresenta pode melhorar, né? que hoje a gente não tem um processo definido, um processo detalhado pra isso. Processo que a gente tenta. Mas hoje a gente faz uma descrição bem básica, né? E transmite os detalhes da tarefa pessoalmente, né? No Particular, ou por meio remoto ou pessoalmente mesmo, né? mas a gente transmite os detalhes da tarefa teti a teti ali, e aí  as vezes a pessoa pega uma dez tarefas e ai vai chegar lá na hora de fazer a décima já não vai lembrar mesmo. Tem gente aí tem gente que chega e pergunta e tem gente que não pergunta, tenta entender do seu jeito lá. Então a gente melhorar talvez a forma de documentar né? Até pra depois saber né o que foi feito, detalhes do que foi feito. Ta passível de melhora né. Tem um processo atualmente que antigamente não tinha mas acho que ainda está um pouco preliminar. Pode pode melhorar na documentação. </text:p>
            <text:p/>
            <text:p>(Apresentada/Descrita) É, eu tem quase nada disso. Tem um título, né? Por vezes a gente bota uma descrição o ali, eu procuro, quando sei que uma outra pessoa que vai fazer, uma pessoa que não sabe detalhadamente o projeto, eu coloco pelo menos alguma descrição lá que eu sei que é pra fazer. Às vezes eu boto até uma check list também depois pra saber. Mas também nem todos fazem isso. Eh então assim onde procurar, onde vai achar, essas todas essas coisas são passadas pessoalmente.</text:p>
          </table:table-cell>
          <table:table-cell table:style-name="ce123" office:value-type="string" calcext:value-type="string">
            <text:p>forma de apresentação de tarefas pode melhorar, </text:p>
            <text:p>não há processo definido para apresentação </text:p>
            <text:p>das tarefas, descrição da tarefa bem básica,</text:p>
            <text:p>alguns desenvolvedores não tiram dúvidas </text:p>
            <text:p>sobre a tarefa, melhorar a forma de documentar,</text:p>
            <text:p>processo de apresentação das tarefas preliminar,</text:p>
            <text:p>melhorar documentação, informações da tarefa</text:p>
            <text:p>passadas pessoalmente.</text:p>
          </table:table-cell>
          <table:table-cell table:style-name="ce121" table:number-columns-repeated="3"/>
          <table:table-cell table:number-columns-repeated="1019"/>
        </table:table-row>
        <table:table-row table:style-name="ro1">
          <table:table-cell table:style-name="ce116" office:value-type="string" calcext:value-type="string">
            <text:p>Pergunta 6 - Você entende que a forma como as tarefas de manutenção evolutiva são apresentadas na sua equipe é ideal para um ambiente remoto de trabalho em equipe? Por que?</text:p>
          </table:table-cell>
          <table:table-cell table:style-name="ce127"/>
          <table:table-cell table:style-name="ce121" table:number-columns-repeated="3"/>
          <table:table-cell table:number-columns-repeated="1019"/>
        </table:table-row>
        <table:table-row table:style-name="ro10">
          <table:table-cell table:style-name="ce120" office:value-type="string" calcext:value-type="string">
            <text:p>Então eu acho que pra ser ideal eu acho que não está sendo tão eficiente eu acho que eu acho que dá pra ser mais eficiente nesse ponto. Então eh eu acho que não é o ideal. Eu acho que está gerando resultados né? Eu acho que está tendo um um andamento positivo né? Mas eu acho que ainda não é o ideal. </text:p>
          </table:table-cell>
          <table:table-cell table:style-name="ce123" office:value-type="string" calcext:value-type="string">
            <text:p>forma de apresentação e descrição ainda não é o ideal</text:p>
          </table:table-cell>
          <table:table-cell table:style-name="ce121" table:number-columns-repeated="3"/>
          <table:table-cell table:number-columns-repeated="1019"/>
        </table:table-row>
        <table:table-row table:style-name="ro1">
          <table:table-cell table:style-name="ce116" office:value-type="string" calcext:value-type="string">
            <text:p>Pergunta 8 - Qual a sua opinião sobre a comunicação na sua equipe? Por que?</text:p>
          </table:table-cell>
          <table:table-cell table:style-name="ce127"/>
          <table:table-cell table:style-name="ce121" table:number-columns-repeated="3"/>
          <table:table-cell table:number-columns-repeated="1019"/>
        </table:table-row>
        <table:table-row table:style-name="ro11">
          <table:table-cell table:style-name="ce120" office:value-type="string" calcext:value-type="string">
            <text:p>Eu acho que é razoável vai ficar razoável, acho que é a gente tem alguns desafios aí que a gente precisa alinhar melhor, até porque por essa questão de cada um tem um horário e a gente também não fica monitorando lá, vai vendo mais os resultados né. As vezes a comunicação acaba ficando meio prejudicada e as vezes a gente precisa de uma resposta, e a gente nem sempre consegue ter um retorno num tempo hábil. Então isso às vezes acaba minando um pouco a eficiência. Então assim a gente funciona mas eu percebo que a gente tem algumas falhas que precisam ser aperfeiçoadas. Por exemplo, tem gente que acaba não não olhando com frequência o grupo ou tem gente que acaba não acompanhando as agendas, tipo: “Ih, não olhei”, ou essas questões de horário. Enfim a gente tem algumas questões de comunicação que a gente pode melhorar eh então eu acho que é assim que funciona mas eh a gente funciona a gente tem que conseguir alcançar resultados, mas acho que é essa questão de comunicação a gente pode ter aperfeiçoamentos.</text:p>
            <text:p/>
            <text:p>Tem algumas pessoas que são mais participativas e estão mais atentas e que responde mais rápido, outras nem respondem. É outras que e as vezes nem veem a mensagem. Então acho que varia bastante mas dificilmente alguma coisa assim fica sem resposta, sempre tem alguém que te responde. Às vezes a pessoa que precisaria te responder não sendo a pessoa que responde ou responde rápido, mas dificilmente fica sem resposta. </text:p>
          </table:table-cell>
          <table:table-cell table:style-name="ce123" office:value-type="string" calcext:value-type="string">
            <text:p>comunicação da equipe é razoável, cada </text:p>
            <text:p>desenvolvedor tem um horário, comunicação </text:p>
            <text:p>as vezes fica prejudicada, dificuldade de retorno </text:p>
            <text:p>em tempo hábil, desenvolvedores não olham</text:p>
            <text:p>com frequência o grupo, desenvolvedores não </text:p>
            <text:p>acompamham as agendas da equipe, nem todos</text:p>
            <text:p>os desenvolvedores respondem no grupo.</text:p>
          </table:table-cell>
          <table:table-cell table:style-name="ce121" table:number-columns-repeated="3"/>
          <table:table-cell table:number-columns-repeated="1019"/>
        </table:table-row>
        <table:table-row table:style-name="ro1">
          <table:table-cell table:style-name="ce116" office:value-type="string" calcext:value-type="string">
            <text:p>Pergunta 10 - Você entende que é suficientemente apoiado pela sua equipe no desempenho de suas tarefas de Manutenção Evolutiva?</text:p>
          </table:table-cell>
          <table:table-cell table:style-name="ce127"/>
          <table:table-cell table:style-name="ce121" table:number-columns-repeated="3"/>
          <table:table-cell table:number-columns-repeated="1019"/>
        </table:table-row>
        <table:table-row table:style-name="ro12">
          <table:table-cell table:style-name="ce120" office:value-type="string" calcext:value-type="string">
            <text:p>Apoia, talvez precisasse ter uma eficiência um pouco melhor nisso também, mas apoia. Sempre que preciso de alguma informação ou apoio, a equipe da um retorno. As vezes um pouco demorado, como informei numa pergunta anterior, mas apoia sim. Um fator interessante é que geralmente, sou eu quem apoia, né? Geralmente sou eu ou o Paulo apoiando alguém. </text:p>
          </table:table-cell>
          <table:table-cell table:style-name="ce123" office:value-type="string" calcext:value-type="string">
            <text:p>Sim, mas talvez precisasse ter uma melhor eficiência, smpre que preciso de alguma informação ou apoio a equipe da um retorno, retorno as vezes demorado.</text:p>
          </table:table-cell>
          <table:table-cell table:style-name="ce121" table:number-columns-repeated="3"/>
          <table:table-cell table:number-columns-repeated="1019"/>
        </table:table-row>
        <table:table-row table:style-name="ro1">
          <table:table-cell table:style-name="ce121" table:number-columns-repeated="5"/>
          <table:table-cell table:number-columns-repeated="1019"/>
        </table:table-row>
        <table:table-row table:style-name="ro1">
          <table:table-cell table:style-name="ce117" office:value-type="string" calcext:value-type="string">
            <text:p>Participante 3</text:p>
          </table:table-cell>
          <table:table-cell table:number-columns-repeated="4" table:style-name="ce117" office:value-type="string" calcext:value-type="string">
            <text:p>P3</text:p>
          </table:table-cell>
          <table:table-cell table:style-name="ce134" table:number-columns-repeated="20"/>
          <table:table-cell table:number-columns-repeated="999"/>
        </table:table-row>
        <table:table-row table:style-name="ro1">
          <table:table-cell table:style-name="ce118" office:value-type="string" calcext:value-type="string">
            <text:p>Pergunta 2 - Quais são as três maiores dificuldades que você encontra durante a condução de manutenções evolutivas?</text:p>
          </table:table-cell>
          <table:table-cell table:style-name="ce121" table:number-columns-repeated="4"/>
          <table:table-cell table:number-columns-repeated="1019"/>
        </table:table-row>
        <table:table-row table:style-name="ro4">
          <table:table-cell table:style-name="ce120" office:value-type="string" calcext:value-type="string">
            <text:p>Bom, eu acho que a questão de eu ter entrado recente, não ter o entrosamento com a equipe e também não ter essa questão do presencial dificulta muito, porque às vezes como a gente está remoto, a gente não sabe o que esse outro está fazendo, a gente fica sempre aquele receio, ah, será que eu vou atrapalhar no trabalho dele, né? Será que eu devia eh tentar um pouco mais sozinho pra que a gente fica eh quebrando a cabeça, quebrando a cabeça e vai ver uma dúvida pequena que se perguntasse o outro conseguir resolver muito mais facilmente. </text:p>
            <text:p/>
            <text:p>Eh eu acredito que a situação remota também dá um pouco de receio né? Ah o remoto pra você é algo que te dá um pouco de receio pelo fato de não ter aquela aquele tira dúvida rápido, né?</text:p>
          </table:table-cell>
          <table:table-cell table:style-name="ce123" office:value-type="string" calcext:value-type="string">
            <text:p>falta de entrosamento com a equipe, </text:p>
            <text:p>não ter o presencial para tirar dúvidas, </text:p>
            <text:p>a gente não sabe o que o outro esta fazendo no momento, </text:p>
            <text:p>medo de atrapalhar o colega ao tirar uma dúvida, </text:p>
            <text:p>receio do remoto por não poder tirar uma dúvida rápida.</text:p>
          </table:table-cell>
          <table:table-cell table:style-name="ce121" table:number-columns-repeated="3"/>
          <table:table-cell table:number-columns-repeated="1019"/>
        </table:table-row>
        <table:table-row table:style-name="ro1" table:number-rows-repeated="3">
          <table:table-cell table:style-name="ce121" table:number-columns-repeated="5"/>
          <table:table-cell table:number-columns-repeated="1019"/>
        </table:table-row>
        <table:table-row table:style-name="ro1">
          <table:table-cell table:style-name="ce116" office:value-type="string" calcext:value-type="string">
            <text:p>Pergunta 5 - Qual sua opinião sobre a forma como uma tarefa de manutenção evolutiva é apresentada* para sua equipe?</text:p>
          </table:table-cell>
          <table:table-cell table:style-name="ce121" table:number-columns-repeated="4"/>
          <table:table-cell table:number-columns-repeated="1019"/>
        </table:table-row>
        <table:table-row table:style-name="ro13">
          <table:table-cell table:style-name="ce120" office:value-type="string" calcext:value-type="string">
            <text:p>Eu acho que é importante ter a formalização, né? Que ele usa o redmine pra isso que é a formalização ali escrita do que é pra fazer só que geralmente ali está resumido né? Então eh de repente não é suficiente pra pessoa começar e fazer o trabalho sozinho. Então o segundo momento ter né? Um uma discussão mais ampla, o passo a passo do que deve ser feito é importante também.</text:p>
            <text:p/>
            <text:p>É importante ter esse segundo momento mais detalhado não só ficar com a com a questão formal e resumida. Ter uma uma liberdade ali de discussão com o responsável mais amplo, né? Mais tranquilo pra tirar algumas dúvidas ali. </text:p>
            <text:p/>
            <text:p>A primeira parte concordo plenamente tem que ter formalização, por escrito, e acho a forma atual OK, porém as informações das tarefas são resumidas. Aí a segunda parte que é o tira dúvidas, aí cada um interpreta de uma forma diferente e nem sempre é suficiente. </text:p>
          </table:table-cell>
          <table:table-cell table:style-name="ce123" office:value-type="string" calcext:value-type="string">
            <text:p>formalização de tarefas no sistema ok, descrição das tarefas resumida ineficiente para uma pessoa trabalhar sozinha, discussão mais ampla no momento de recebimento das tarefas, Cada um recebe de uma forma a informação da tarefa e nem sempre é suficiente, discussão de tarefas atual ineficiente</text:p>
          </table:table-cell>
          <table:table-cell table:style-name="ce121" table:number-columns-repeated="3"/>
          <table:table-cell table:number-columns-repeated="1019"/>
        </table:table-row>
        <table:table-row table:style-name="ro1">
          <table:table-cell table:style-name="ce121" table:number-columns-repeated="5"/>
          <table:table-cell table:number-columns-repeated="1019"/>
        </table:table-row>
        <table:table-row table:style-name="ro1">
          <table:table-cell table:style-name="ce116" office:value-type="string" calcext:value-type="string">
            <text:p>Pergunta 6 - Você entende que a forma como as tarefas de manutenção evolutiva são apresentadas na sua equipe é ideal para um ambiente remoto de trabalho em equipe? Por que?</text:p>
          </table:table-cell>
          <table:table-cell table:style-name="ce121" table:number-columns-repeated="4"/>
          <table:table-cell table:number-columns-repeated="1019"/>
        </table:table-row>
        <table:table-row table:style-name="ro14">
          <table:table-cell table:style-name="ce120" office:value-type="string" calcext:value-type="string">
            <text:p>Sim a primeira parte é fácil a gente acompanhar pelo sistema que gerencia né as demandas embora seja um pouco resumida ou mais eh sim é o ideal só que aí essa segunda parte eu acabo preferindo esperar o presencial.  É porque aí eu já já tenho um suporte melhor que aí já já tem a possibilidade ilimitada de tempos e tal a gente se sai melhor.</text:p>
            <text:p/>
            <text:p>A sprint tem um limite de tempo, então você acaba tendo um tempo especifico para tirar as duvidas quando recebe as tarefas, e mesmo depois desse tira dúvidas, iniciar, quando a gente vai botar a mão na massa de fato, é acontece um milhão de coisas que você opa, e agora? Pra onde que eu vou ajudar? Tá legal. O primeiro passo eu já dei. </text:p>
          </table:table-cell>
          <table:table-cell table:style-name="ce123" office:value-type="string" calcext:value-type="string">
            <text:p>Ideal para o ambiente remoto, embora prefiro tirar dúvidas no presencial, possibilidade ilimitada de tempo no presencial para tirar dúvidas, tempo limitado para tirar dúvidas na sprint, mesmo tirando dúvidas quando bota a mão na massa ocorrem problemas inesperados.</text:p>
          </table:table-cell>
          <table:table-cell table:style-name="ce121" table:number-columns-repeated="3"/>
          <table:table-cell table:number-columns-repeated="1019"/>
        </table:table-row>
        <table:table-row table:style-name="ro1">
          <table:table-cell table:style-name="ce122"/>
          <table:table-cell table:style-name="ce121" table:number-columns-repeated="4"/>
          <table:table-cell table:number-columns-repeated="1019"/>
        </table:table-row>
        <table:table-row table:style-name="ro1">
          <table:table-cell table:style-name="ce121" table:number-columns-repeated="5"/>
          <table:table-cell table:number-columns-repeated="1019"/>
        </table:table-row>
        <table:table-row table:style-name="ro1">
          <table:table-cell table:style-name="ce116" office:value-type="string" calcext:value-type="string">
            <text:p>Pergunta 8 - Qual a sua opinião sobre a comunicação na sua equipe? Por que?</text:p>
          </table:table-cell>
          <table:table-cell table:style-name="ce121" table:number-columns-repeated="4"/>
          <table:table-cell table:number-columns-repeated="1019"/>
        </table:table-row>
        <table:table-row table:style-name="ro15">
          <table:table-cell table:style-name="ce120" office:value-type="string" calcext:value-type="string">
            <text:p>Sim. Muito adequada, tem servindo, tem servido aos propósitos muito bem. </text:p>
          </table:table-cell>
          <table:table-cell table:style-name="ce123" office:value-type="string" calcext:value-type="string">
            <text:p>Comunicação adequada ao propósito.</text:p>
          </table:table-cell>
          <table:table-cell table:style-name="ce121" table:number-columns-repeated="3"/>
          <table:table-cell table:number-columns-repeated="1019"/>
        </table:table-row>
        <table:table-row table:style-name="ro1" table:number-rows-repeated="2">
          <table:table-cell table:style-name="ce121" table:number-columns-repeated="5"/>
          <table:table-cell table:number-columns-repeated="1019"/>
        </table:table-row>
        <table:table-row table:style-name="ro1">
          <table:table-cell table:style-name="ce116" office:value-type="string" calcext:value-type="string">
            <text:p>Pergunta 10 - Você entende que é suficientemente apoiado pela sua equipe no desempenho de suas tarefas de Manutenção Evolutiva?</text:p>
          </table:table-cell>
          <table:table-cell table:style-name="ce121" table:number-columns-repeated="4"/>
          <table:table-cell table:number-columns-repeated="1019"/>
        </table:table-row>
        <table:table-row table:style-name="ro12">
          <table:table-cell table:style-name="ce120" office:value-type="string" calcext:value-type="string">
            <text:p>Prontamente prontamente caso assim de né? De demora de atraso que tem atrapalhado o serviço não. </text:p>
            <text:p/>
            <text:p>Isso aí é questão de de pronto atendimento, de ajuda próximo não tem não tem reclamação aqui só é é parte de mim mesmo as vezes não querer incomodar e tentar ficar quebrando a cabeça sozinha pra resolver o Problema. </text:p>
          </table:table-cell>
          <table:table-cell table:style-name="ce123" office:value-type="string" calcext:value-type="string">
            <text:p>Se sente prontamente apoiada pela equipe, atrasos nas respostas não atrapalham o serviço, evita perguntar por achar que vai atrapalhar os colegas.</text:p>
          </table:table-cell>
          <table:table-cell table:style-name="ce121" table:number-columns-repeated="3"/>
          <table:table-cell table:number-columns-repeated="1019"/>
        </table:table-row>
        <table:table-row table:style-name="ro1">
          <table:table-cell table:style-name="ce121" table:number-columns-repeated="5"/>
          <table:table-cell table:number-columns-repeated="1019"/>
        </table:table-row>
        <table:table-row table:style-name="ro1">
          <table:table-cell table:style-name="ce117" office:value-type="string" calcext:value-type="string">
            <text:p>Participante 4</text:p>
          </table:table-cell>
          <table:table-cell table:number-columns-repeated="3" table:style-name="ce117" office:value-type="string" calcext:value-type="string">
            <text:p>P4</text:p>
          </table:table-cell>
          <table:table-cell table:style-name="ce131"/>
          <table:table-cell table:style-name="ce134" table:number-columns-repeated="20"/>
          <table:table-cell table:number-columns-repeated="999"/>
        </table:table-row>
        <table:table-row table:style-name="ro1">
          <table:table-cell table:style-name="ce118" office:value-type="string" calcext:value-type="string">
            <text:p>Pergunta 2 - Quais são as três maiores dificuldades que você encontra durante a condução de manutenções evolutivas?</text:p>
          </table:table-cell>
          <table:table-cell table:style-name="ce121" table:number-columns-repeated="4"/>
          <table:table-cell table:number-columns-repeated="1019"/>
        </table:table-row>
        <table:table-row table:style-name="ro16">
          <table:table-cell table:style-name="ce123" office:value-type="string" calcext:value-type="string">
            <text:p>Olha, certamente a a mais difícil é entender o problema, por quê? Porque eh geralmente são problemas que não tratei com o cliente, né? Não tratei. Então eu recebo através de um membro mais experiente que já está mais tempo no projeto. Pra ele muita coisa já é óbvia. Ele já entende do projeto, já entende da demanda, ele conversa com o cliente. E pra mim muita coisa fica solta. Então, é comum durante a sprint a ir ocorrendo e ainda não entender muito bem o que eu tenho que fazer. Eu tenho que ficar é ainda ter esse membro mais experiente pra ficar perguntando pra ele sobre exatamente o que é a tarefa até ao longo da sprint isso vai se resolvendo, vai vai esclarecendo, mas a a principal dificuldade é essa. Entender o problema. </text:p>
            <text:p/>
            <text:p>Bom, aí de maneira secundária seria como eu sou um membro eh de pouca experiência seria a parte técnica. Então realmente realizar a tarefa, mas aí como o pessoal sempre dá um suporte, né? A gente eh aprende a aprender, então a gente vai sempre resolvendo, mas pra mim especialmente pode ser que pros outros membros isso isso varie muito, mas pra mim especialmente a questão técnica ainda é uma barreira a ser eh ela é relevante, né? </text:p>
          </table:table-cell>
          <table:table-cell table:style-name="ce123" office:value-type="string" calcext:value-type="string">
            <text:p>dificuldade para entender o problema, </text:p>
            <text:p>falta de comunicação direta com o cliente, </text:p>
            <text:p>necessidade de perguntar ao membro mais experiente, </text:p>
            <text:p>falta de conhecimento técnico por ser novato,  </text:p>
            <text:p>questão técnica é uma barreira</text:p>
          </table:table-cell>
          <table:table-cell table:style-name="ce121" table:number-columns-repeated="3"/>
          <table:table-cell table:number-columns-repeated="1019"/>
        </table:table-row>
        <table:table-row table:style-name="ro1">
          <table:table-cell table:style-name="ce121" table:number-columns-repeated="5"/>
          <table:table-cell table:number-columns-repeated="1019"/>
        </table:table-row>
        <table:table-row table:style-name="ro1" table:number-rows-repeated="2">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5 - Qual sua opinião sobre a forma como uma tarefa de manutenção evolutiva é apresentada* para sua equipe?</text:p>
          </table:table-cell>
          <table:table-cell table:style-name="ce121" table:number-columns-repeated="4"/>
          <table:table-cell table:number-columns-repeated="1019"/>
        </table:table-row>
        <table:table-row table:style-name="ro17">
          <table:table-cell table:style-name="ce125" office:value-type="string" calcext:value-type="string">
            <text:p>Certo. Eh ela chega pra gente nas reuniões quinzenais o sistema é muito é muito claro eh é feito de uma maneira transparente com todos membros da equipe né? E a gente tem a oportunidade de também se manifestar. Então isso é muito importante. Eh às vezes eh é colocado por exemplo uma expectativa de horas pra aquela tarefa que a gente vê que pelo menos pra gente não vai ser possível. Então a gente pode se manifestar né? Isso é muito importante. Agora quanto a questão do conteúdo da tarefa o problema porque a tarefa geralmente é como falar da tarefa geralmente ela é muito óbvia pra quem criou ela. Então ele tem muitas informações né? O desenvolvedor que criou tem muitas informações nele mesmo. Ele entende muito bem o problema. Já um próximo desenvolvedor que recebe aquela tarefa ele não tem informações ali que ele não compreende porque ele não fez parte da da visualização daquele problema né? Do planejamento daquela tarefa e como realmente se gasta tempo né? Eh se gasta energia ao se descrever muito uma tarefa o geralmente o o desenvolvedor que criou eh ele ele acaba deixando faltar mesmo algumas informações. Aí ao longo da sprint é que a gente vai esclarecendo. Já houve uma algumas tentativas de melhorar. A gente está melhorando essas descrições. Ajuda muito. Mas realmente aquela relação inverta. Quanto mais eu me a planejar mais esforço eu tenho, menos tempo eu tenho pra trabalhar.</text:p>
          </table:table-cell>
          <table:table-cell table:style-name="ce123" office:value-type="string" calcext:value-type="string">
            <text:p>forma muito clara e transparente, oportunidade de se manifestar no recebimento das tarefas, alteração da expectativa de horas por parte do desenvolvedor, <text:s/>descrição da tarefa muito óbvia pra que a criou, <text:s/>desenvolvedor que recebe a tarefa não recebe com todas as informações necessárias.</text:p>
          </table:table-cell>
          <table:table-cell table:style-name="ce121" table:number-columns-repeated="3"/>
          <table:table-cell table:number-columns-repeated="1019"/>
        </table:table-row>
        <table:table-row table:style-name="ro1">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6 - Você entende que a forma como as tarefas de manutenção evolutiva são apresentadas na sua equipe é ideal para um ambiente remoto de trabalho em equipe? Por que?</text:p>
          </table:table-cell>
          <table:table-cell table:style-name="ce121" table:number-columns-repeated="4"/>
          <table:table-cell table:number-columns-repeated="1019"/>
        </table:table-row>
        <table:table-row table:style-name="ro6">
          <table:table-cell table:style-name="ce125" office:value-type="string" calcext:value-type="string">
            <text:p>Olha, eh o sistema que a gente usa, por exemplo, ele atende perfeitamente a a recebermos essa tarefa fazer a gerência do nosso trabalho. É um sistema bem completo, né? Bem claro, bem objetivo e transparente também. Nós enxergamos a tarefa dos outros companheiros também. Então eh funciona muito bem. A questão da descrição eh o o atualmente a nossa descrição ela é muito textual, talvez se a gente incluísse outros elementos como vídeos, como figuras que são possíveis no sistema, mas hoje a gente não usa. <text:s/>Eh talvez melhorasse, né? Então se a gente talvez gravasse uma tela é arrastando mouse pra o botão é aqui. Ó é aqui ó, quando eu clico aqui, né? Que é justamente essa interação do presencial que a gente tem, né? Então, uma vez que a gente consiga trazer essa interação no presencial mais próxima pro pro pro sistema de gerência dessas atividades fica fica muito bom fica melhor ainda, né? Então eu diria que eh não é o ideal mas pode vir a se tornar muito melhor, basta a gente ter um uso mais adequado da ferramenta. </text:p>
          </table:table-cell>
          <table:table-cell table:style-name="ce123" office:value-type="string" calcext:value-type="string">
            <text:p>sistema usado atende perfeitamente o recebimento da tarefa, sistema bem completo, sistema permite visualizar tarefas dos outros companheiros, descrição das tarefas muito textual, tarefas não possuem telas ou videos mesmo sendo possível no sistema, trazer para o remoto a interação do presencial fica melhor ainda de se trabalhar, <text:s/>forma de recebimento das tarefas atual náo é o ideal mas pode melhorar com uma melhor utilização da ferramenta.</text:p>
          </table:table-cell>
          <table:table-cell table:style-name="ce121" table:number-columns-repeated="3"/>
          <table:table-cell table:number-columns-repeated="1019"/>
        </table:table-row>
        <table:table-row table:style-name="ro1" table:number-rows-repeated="2">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8 - Qual a sua opinião sobre a comunicação na sua equipe? Por que?</text:p>
          </table:table-cell>
          <table:table-cell table:style-name="ce121" table:number-columns-repeated="4"/>
          <table:table-cell table:number-columns-repeated="1019"/>
        </table:table-row>
        <table:table-row table:style-name="ro18">
          <table:table-cell table:style-name="ce123" office:value-type="string" calcext:value-type="string">
            <text:p>Olha, ela é é ela é muito boa, né? Assim, tanto a questão da relação entre as pessoas, que também é importante, né? E as pessoas interagem bem, eh até o momento eu vejo que as pessoas se respeitam, cada um tem seu jeito de pensar. Eh e tecnicamente melhor ainda assim, eu vejo muita disposição assim, muita disponibilidade dos mais experientes pra pra auxiliar, eu nunca eu nunca tive ajuda negada. </text:p>
          </table:table-cell>
          <table:table-cell table:style-name="ce123" office:value-type="string" calcext:value-type="string">
            <text:p>forma de comunicação muito boa, relação entre os membros muito boa, muita disposição das pessoas em ajudar tecnicamente, eu nunca tive uma ajuda negada.</text:p>
          </table:table-cell>
          <table:table-cell table:style-name="ce121" table:number-columns-repeated="3"/>
          <table:table-cell table:number-columns-repeated="1019"/>
        </table:table-row>
        <table:table-row table:style-name="ro1" table:number-rows-repeated="2">
          <table:table-cell table:style-name="ce118"/>
          <table:table-cell table:style-name="ce121" table:number-columns-repeated="4"/>
          <table:table-cell table:number-columns-repeated="1019"/>
        </table:table-row>
        <table:table-row table:style-name="ro1">
          <table:table-cell table:style-name="ce118" office:value-type="string" calcext:value-type="string">
            <text:p>Pergunta 10 - Você entende que é suficientemente apoiado pela sua equipe no desempenho de suas tarefas de Manutenção Evolutiva?</text:p>
          </table:table-cell>
          <table:table-cell table:style-name="ce121" table:number-columns-repeated="4"/>
          <table:table-cell table:number-columns-repeated="1019"/>
        </table:table-row>
        <table:table-row table:style-name="ro19">
          <table:table-cell table:style-name="ce123" office:value-type="string" calcext:value-type="string">
            <text:p>Sim, eu acho que o que ajuda um pouco é porque talvez isso não tenha sido uma realidade no passado, mas hoje nós temos mais de uma pessoa trabalhando no mesmo projeto então isso ajuda a pelo menos uma pessoa entende um pouco mais da daquele cenário, daquela situação, daquele projeto e pode te auxiliar. Talvez num num cenário que tivesse uma pessoa responsável por projeto talvez esse membro se sentiria mais só, né? Com menos pessoas entendendo aquele contexto do problema dele.</text:p>
          </table:table-cell>
          <table:table-cell table:style-name="ce123" office:value-type="string" calcext:value-type="string">
            <text:p>se sente apoiado pela equipe, fato de existir mais de um desenvolvedor num projeto ajuda muito</text:p>
          </table:table-cell>
          <table:table-cell table:style-name="ce121" table:number-columns-repeated="3"/>
          <table:table-cell table:number-columns-repeated="1019"/>
        </table:table-row>
        <table:table-row table:style-name="ro1">
          <table:table-cell table:style-name="ce118"/>
          <table:table-cell table:style-name="ce121" table:number-columns-repeated="4"/>
          <table:table-cell table:number-columns-repeated="1019"/>
        </table:table-row>
        <table:table-row table:style-name="ro1">
          <table:table-cell table:style-name="ce117" office:value-type="string" calcext:value-type="string">
            <text:p>Participante 5</text:p>
          </table:table-cell>
          <table:table-cell table:number-columns-repeated="3" table:style-name="ce117" office:value-type="string" calcext:value-type="string">
            <text:p>P5</text:p>
          </table:table-cell>
          <table:table-cell table:style-name="ce131"/>
          <table:table-cell table:style-name="ce134" table:number-columns-repeated="20"/>
          <table:table-cell table:number-columns-repeated="999"/>
        </table:table-row>
        <table:table-row table:style-name="ro1">
          <table:table-cell table:style-name="ce118" office:value-type="string" calcext:value-type="string">
            <text:p>Pergunta 2 - Quais são as três maiores dificuldades que você encontra durante a condução de manutenções evolutivas?</text:p>
          </table:table-cell>
          <table:table-cell table:style-name="ce121" table:number-columns-repeated="4"/>
          <table:table-cell table:number-columns-repeated="1019"/>
        </table:table-row>
        <table:table-row table:style-name="ro20">
          <table:table-cell table:style-name="ce123" office:value-type="string" calcext:value-type="string">
            <text:p>É, inicialmente eu vou falar, né? De modo pessoal, né? Sem problemas, é isso daí mesmo. E os minha principal dificuldade. Eh, assim, eu vim na faculdade todo aquele conhecimento teórico. E em que relação à prática de desenvolvimento, né, eu eu só tive aquele aquela parte. Então, uma um uma tarefa que talvez, né, algum membro mais antigo da em menos tempo. Né, eu já demora mais um pouco porque aquilo ali por mais que eu tenha o conhecimento teórico eu fico às vezes com dificuldade de ir na prática né? Principalmente na na SIAC até eu conseguir evoluir na tarefa eu tive muita dificuldade de de compreender aquele codigo aquele código era muito diferente do do que eu eu conheci. Então, eh hoje em dia até que eu consigo lidar melhor com isso, mas né? Tem algumas, algumas novidades ali que a minha dificuldade é mesmo falta, é questão de de prática, né? Eh mas né? Aí eu acabo procurando cursos, né? Principalmente essas e o o Adriano Gonçalves ele tem assim ele é ele até muito humilde no no no conhecimento dele né? Ele fala ah mas quando eu sento ali do do lado dele e ele só tem ele me dá algumas dicas ele sempre né? Tem essa essa colaboração aí eu consigo evoluir né? Mas por uma eh uma falta dessa questão minha né? De de que eu não nunca trabalhei com programação antes. Eh mas é uma dificuldade minha né? Sim. </text:p>
          </table:table-cell>
          <table:table-cell table:style-name="ce129" office:value-type="string" calcext:value-type="string">
            <text:p>dificuldade pratica na execução das tarefas,</text:p>
            <text:p>fpouco conhecimento prático, </text:p>
            <text:p>muito dificuldade para compreender o código,</text:p>
            <text:p>códigos diferentes de experiências anteriores, </text:p>
            <text:p>falta de experiência,</text:p>
            <text:p>necessidade de orientação por ter pouca experiência.</text:p>
          </table:table-cell>
          <table:table-cell table:style-name="ce121" table:number-columns-repeated="3"/>
          <table:table-cell table:number-columns-repeated="1019"/>
        </table:table-row>
        <table:table-row table:style-name="ro21">
          <table:table-cell table:style-name="ce123" office:value-type="string" calcext:value-type="string">
            <text:p>Tá. É, e o jeito que eu ia falar já da segunda dificuldade. Perfeito. A segunda dificuldade, né? É muitas vezes, né? A a gente entrega as tarefas mas como eh né geralmente eu falo mais da SIAC assim porque é o que eu estou envolvida né? É a siac é o Elder é o Elder hoje que que valida, né? O que se aquilo tá bom, se aquilo tá ruim, se precisa de mudança, as necessidades geralmente é ele que me passa as informações. Perfeito. E muitas vezes ele fica sobrecarregado, porque ele atende, ele atende alguns alguns de professores, ele atende as demandas dos coordenadores que desenvolvem o sistema e muitas vezes a gente né eh termina uma tarefa e eh o feedback está pra isso não porque né deixa de de fazer mas porque às vezes ele está bem sobrecarregado ali com aquela situação que a gente ele eu particularmente sou nova, não tenho muito conhecimento e ele acaba sobrecarregando. Aí às vezes, né? Uma tarefa que eu fiz lá um tempinho, aí quando ele vai verificar, né? Pedir algum ajuste, né? Falar, né ou pode fazer de tal jeito vai melhorar aí ele faz um tempo que eu já fiz aquela tarefa eu já me lembro mais do que eu fiz aí há mais de um tempo que eu sento pra lembrar o que que eu fiz né foi feito então é mais essa questão de de de sobrecarga né dele né eu entendo que fazer muita coisa ao mesmo tempo talvez num num até eu tava ajudando com ele nos testes que ele antes deu começar a trabalhar na na no sistema em si ele pediu pra eu fazer esse trabalho de teste mesmo de trazer nossas versões pro pro computador e verificando se o que foi feito foi eh proposto na tarefa. Realmente fez, se precisa de algum ajuste, se está funcionando. Essa essa questão de teste, né? De não ter de não ter ter uma pessoa que teste o sistema, que esteja ali, né? Sempre validando, né? Enviei a tarefa eh e aí a pessoas de imediato testa, né? Eu acho que é mais um um papel, né? Que talvez com o tempo, né? Adquirindo a gente que tá novo agora, a gente adquirindo experiência, talvez a gente já, já consiga, né? Esse papel de testador na na no sistema, Mas como a gente é novo e só tem o Elder, Fica por ele sobrecarregado. </text:p>
            <text:p/>
            <text:p>É, a terceira, né? Como eu falei, né? Como eu tô no SIAC, eu falo muito dos exemplos das SIAC. A terceira seria padronização, né? Eu sei que é um sistema que já passou por vários desenvolvedores, né? Pela mão de vários desenvolvedores com pensamentos diferentes, né? Com então essa questão  de padronização e muitas vezes assim o código acaba sendo nossa documentação, mais não não tem assim é uma documentação né de de uma análise né do sistema né e e isso acaba gerando uma uma dificuldade maior né e essa questão de padronização né cada tela foi feita de um jeito cada tela às vezes tem uma tela que que você vê que tem alguns requisitos ali de acessibilidade aí tem outra tela que não aí eu acabo trocando uma ideia com o Elder, perguntando porque que tem essa diferença né? Aí ele fala ah porque né? Já tiveram outras equipes que trabalharam né? Que cada um fez de uma forma então seria mais essa questão de padronização. </text:p>
            <text:p/>
            <text:p>A documentação ajudaria porque muita das das dúvidas que eu tinha era dúvida de processo. E eh pra eu conseguir mexer antes, né? De aplicar algumas regras ali no no código, foi dúvida de processo. Aí eu tive que mandar uma mensagem pro Elder ou né? Né parar um pouco, conversar com eles pra ele me explicar o que que acontecia aí o o Hudson, né? Ele acabou entrando na SIAC depois. Aí ele eu vi que ele estava tendo as mesmas dúvidas que eu, e assim eu acredito né que poderia né ser resolvido uma documentação. Perfeito. Porque aí se tivesse o o Hudson leria a documentação e a gente teria a mesma informação ali </text:p>
          </table:table-cell>
          <table:table-cell table:style-name="ce130" office:value-type="string" calcext:value-type="string">
            <text:p>lider do projeto valida as tarefas implementadas, lider do projeto fica sobrecarregado, lider do projeto atende dos professores e coordenadores do sistema, demora de feedback das tarefas implementadas, dificuldade em lembrar implementação de tarefas que retornam pra ajuste, falta de alguém para testar as tarefas, falta de um papel para isso, falta de padronização de telas/botões/menus, falta de documentação nos sistemas, dúvidas de processo que seriam sanados com uma documentação, mais de um desenvolvedor com a mesma dúvida por falta de documentação.</text:p>
          </table:table-cell>
          <table:table-cell table:style-name="ce121" table:number-columns-repeated="3"/>
          <table:table-cell table:number-columns-repeated="1019"/>
        </table:table-row>
        <table:table-row table:style-name="ro1">
          <table:table-cell table:style-name="ce126"/>
          <table:table-cell table:style-name="ce121" table:number-columns-repeated="4"/>
          <table:table-cell table:number-columns-repeated="1019"/>
        </table:table-row>
        <table:table-row table:style-name="ro1" table:number-rows-repeated="2">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5 - Qual sua opinião sobre a forma como uma tarefa de manutenção evolutiva é apresentada* para sua equipe?</text:p>
          </table:table-cell>
          <table:table-cell table:style-name="ce121" table:number-columns-repeated="4"/>
          <table:table-cell table:number-columns-repeated="1019"/>
        </table:table-row>
        <table:table-row table:style-name="ro22">
          <table:table-cell table:style-name="ce125" office:value-type="string" calcext:value-type="string">
            <text:p>É eu vou responder se se faltar algum detalhe me avisa. Então, as tarefas chegam por meio do eh no início quem abria era o Adriano e ele tinha um cuidado, um detalhamento bem assim específico, né? Ele, né? Eu conseguia ali adquirir toda a informação na própria direção na tarefa e agora com com a SIAC né? O o Elder, né que abre essas tarefas, né? Pelo redmine e coloca na na sprint, né? Conforme a prioridade, ele vai abrindo as tarefas, ele vai colocando na sprint atual aquela que tem uma prioridade maior. E aí ele, ele, ele descreve, né? Ele coloca ali o mais sucinto, né mas né às vezes eu sinto muitas vezes falta não é nem o o o que está escrito na tarefa muitas vezes né o a dificuldade que eu tive não foi o que no que ele escreveu foi porque justamente assim eu nunca vi o sistema ou não sabia quais são os processos e aí pra entender tive que perguntar aí mais uma vez voltando se eu tivesse uma documentação né? Talvez aquela tarefa, aquela descrição que ele colocou seria suficiente.  Mas né? Fora isso né? Eu acredito que a a a descrição que ele faz né? Resumindo já suficiente, né? Mas não é tão detalhado, mas dá dá pra entender e dá pra executar. </text:p>
            <text:p/>
            <text:p>Já a forma como chega, ela chega no no caso na sprint né ? Na sprint que a gente faz ele faz a abertura da tarefa e me mostra muitas vezes ali o que ele pede pra eu realizar são as horas né? As horas quando ele quando ele cadastra a tarefa e avisa ali na reunião olha cada tarefa pra você dá uma olhada valida a carga horária né? As vezes é uma eh eu às vezes eu acho que eu consigo fazer naquele tempo ali, né? Que foi estipulado, mas eu acabo demorando mais, mas aí é uma questão de falta de experiência minha mesmo. Mas né? A princípio nessa questão de de tarefa ser designada pra mim, da gente usar e principalmente a metodologia do scrum, onde a gente tem uma uma reunião pra definir essas tarefas, pra fazer essas estimativas e a princípio é um eu acredito que que já que essa essa forma, né? De atribuição das das tarefas é é funcional.</text:p>
            <text:p/>
            <text:p>A forma que chega pra mim é uma funcional mas a forma de apresentação interna das das tarefas poderia melhorar. </text:p>
            <text:p/>
            <text:p>Por exemplo, se eu sei o caminho eu sei qual arquivo né? Pelo URL eu consigo saber o arquivo que eu vou mexer o método que eu vou mexer né e muita mas muitas vezes né ele fala a fazer tal relatório, mas aí eu procuro lá no sistema, eu vasculho no no no nas propriedades, aí ele fala não, pra você ter acesso a essa funcionalidade você tem que ser sempre um administrador do evento. Aí você tem que ir lá no banco, trocar o seu perfil que aí essa funcionalidade vai aparecer pra você. Aí eu vou lá, troco, aí eu vejo, né? Aí sim eu começo. Então é mais entender o o fluxo ali do sistema. Eu estava como com o perfil que não conseguia ver aquela que ele pediu pra eu mexer. Aí eu tive que perguntar a ele por que que não estava aparecendo pra mim e aí ele me explicou como é que fazia pra pra conseguir enxergar aquele caminho que ele quis passou. </text:p>
          </table:table-cell>
          <table:table-cell table:style-name="ce123" office:value-type="string" calcext:value-type="string">
            <text:p>tarefas são colocadas na sprint atual pelo lider, lider descreve as tarefas de forma sucinta, dificuldade em entender a tarefa com informações sucintas, tarefa seria melhor entendida se existisse documentação dos projetos, <text:s/>desenvolvedor valida as horas estipuladas pelo lider, forma como a tarefa chega é funcional, forma de descrição das tarefas pode melhorar, falta de regras de negócios nas tarefas necessária para a sua implementação.</text:p>
          </table:table-cell>
          <table:table-cell table:style-name="ce121" table:number-columns-repeated="3"/>
          <table:table-cell table:number-columns-repeated="1019"/>
        </table:table-row>
        <table:table-row table:style-name="ro1">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6 - Você entende que a forma como as tarefas de manutenção evolutiva são apresentadas na sua equipe é ideal para um ambiente remoto de trabalho em equipe? Por que?</text:p>
          </table:table-cell>
          <table:table-cell table:style-name="ce121" table:number-columns-repeated="4"/>
          <table:table-cell table:number-columns-repeated="1019"/>
        </table:table-row>
        <table:table-row table:style-name="ro6">
          <table:table-cell table:style-name="ce125" office:value-type="string" calcext:value-type="string">
            <text:p>Acredito que sim. Porque eh eh acredito que é mais ah ah dificuldade maior nesse sentido do detalhamento mas acredito que que num num ambiente remoto é possível sim tanto se mesmo não havendo esse detalhamento, esse refinamento eu consigo eu ter uma comunicação com as pessoas que cadastrou essa sua tarefa e ter aquele retorno e ter aquele entendimento ainda ainda que a gente esteja remoto. Quanto a isso eu não vejo problema. </text:p>
            <text:p/>
            <text:p>Mesmo com as dificuldades apontadas, eu acredito que não atrapalhe a questão dos remoto, porque eh a equipe está sempre disponível se comunicando.  Eh eh então assim quanto a quanto a a estar remota não não acho dificuldade não. Porque muitas vezes eu tenho uma dúvida ele fala ó eu não posso responder agora. Ou aí e e e e em dez quinze minutos aí ele responde né? A gente vai trocando uma ideia muitas vezes ele responde de imediato e a gente consegue, né? Ainda que seja ali às vezes por texto ou por áudio a gente consegue se entender. </text:p>
          </table:table-cell>
          <table:table-cell table:style-name="ce123" office:value-type="string" calcext:value-type="string">
            <text:p>forma utilizada é sim ideal para o ambiente remoto, maior dificuldade é o detalhamento das descrições da tarefa, consegue retorno em tempo hábil quando necessário, equipe sempre disponível para ajudar, quando não há retorno imediato a comunicação assincrona funciona, a equipe consegue se entender.</text:p>
          </table:table-cell>
          <table:table-cell table:style-name="ce121" table:number-columns-repeated="3"/>
          <table:table-cell table:number-columns-repeated="1019"/>
        </table:table-row>
        <table:table-row table:style-name="ro1" table:number-rows-repeated="2">
          <table:table-cell table:style-name="ce124"/>
          <table:table-cell table:style-name="ce121" table:number-columns-repeated="4"/>
          <table:table-cell table:number-columns-repeated="1019"/>
        </table:table-row>
        <table:table-row table:style-name="ro1">
          <table:table-cell table:style-name="ce124" office:value-type="string" calcext:value-type="string">
            <text:p>Pergunta 8 - Qual a sua opinião sobre a comunicação na sua equipe? Por que?</text:p>
          </table:table-cell>
          <table:table-cell table:style-name="ce121" table:number-columns-repeated="4"/>
          <table:table-cell table:number-columns-repeated="1019"/>
        </table:table-row>
        <table:table-row table:style-name="ro23">
          <table:table-cell table:style-name="ce123" office:value-type="string" calcext:value-type="string">
            <text:p>é eficaz atualmente. Pessoal tá sempre disposto a ajudar e a forma como vocês se comunicam hoje, e acaba tendo os dias de encontro com o líder, dos projetos que trabalho e quando quando isso não acontece é pelo Telegram.</text:p>
          </table:table-cell>
          <table:table-cell table:style-name="ce123" office:value-type="string" calcext:value-type="string">
            <text:p>eficaz atualmente, equipe sempre disposta a ajudar.</text:p>
          </table:table-cell>
          <table:table-cell table:style-name="ce121" table:number-columns-repeated="3"/>
          <table:table-cell table:number-columns-repeated="1019"/>
        </table:table-row>
        <table:table-row table:style-name="ro1" table:number-rows-repeated="2">
          <table:table-cell table:style-name="ce118"/>
          <table:table-cell table:style-name="ce121" table:number-columns-repeated="4"/>
          <table:table-cell table:number-columns-repeated="1019"/>
        </table:table-row>
        <table:table-row table:style-name="ro1">
          <table:table-cell table:style-name="ce118" office:value-type="string" calcext:value-type="string">
            <text:p>Pergunta 10 - Você entende que é suficientemente apoiado pela sua equipe no desempenho de suas tarefas de Manutenção Evolutiva?</text:p>
          </table:table-cell>
          <table:table-cell table:style-name="ce121" table:number-columns-repeated="4"/>
          <table:table-cell table:number-columns-repeated="1019"/>
        </table:table-row>
        <table:table-row table:style-name="ro14">
          <table:table-cell table:style-name="ce123" office:value-type="string" calcext:value-type="string">
            <text:p>Sim eu sinto que a equipe tem uma vontade de ajudar e tem é pessoas né que tem esse conhecimento que não que não se importam né de de compartilhar aquele conhecimento é é tenho uma dificuldade assim de pedir ajuda de de achar que eu estou atrapalhando porém as pessoas são sempre muito solícitas, são eh eh a um estão sempre disponíveis, estão sempre dispostas a ajudar , mesmo que eu tenha essa essa dificuldade de ajuda a que as vezes a pessoa tenha eh você precisa de mesmo quando eu não penso que você precisa de alguma ajuda você quiser qualquer coisa você pode falar ai então quanto quanto a isso eu eu me sinto bem na na equipe né nesse sentido. </text:p>
          </table:table-cell>
          <table:table-cell table:style-name="ce123" office:value-type="string" calcext:value-type="string">
            <text:p>sente apoiada pela equipe, equipe nao se importa em compartilhar o conhecimento, pessoas muito solicitas, sempre enfatizando que posso perguntar sempre que necessário.</text:p>
          </table:table-cell>
          <table:table-cell table:style-name="ce121" table:number-columns-repeated="3"/>
          <table:table-cell table:number-columns-repeated="1019"/>
        </table:table-row>
        <table:table-row table:style-name="ro1">
          <table:table-cell table:style-name="ce118"/>
          <table:table-cell table:style-name="ce121" table:number-columns-repeated="4"/>
          <table:table-cell table:number-columns-repeated="1019"/>
        </table:table-row>
        <table:table-row table:style-name="ro2" table:number-rows-repeated="1048490">
          <table:table-cell table:number-columns-repeated="1024"/>
        </table:table-row>
        <table:table-row table:style-name="ro2">
          <table:table-cell table:number-columns-repeated="1024"/>
        </table:table-row>
      </table:table>
      <table:table table:name="Agrupamento e Categorização" table:style-name="ta2">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number-columns-repeated="1018" table:default-cell-style-name="Default"/>
        <table:table-row table:style-name="ro24">
          <table:table-cell table:style-name="ce135" table:formula="of:=IFERROR(__xludf.dummyfunction(&quot;IMPORTRANGE(&quot;&quot;1HyBGmZDQAzgQ9Zf78ImkNNVcmEsz_WLskkG5QBpf1Ao&quot;&quot;,&quot;&quot;A3&quot;&quot;)&quot;);&quot;Pergunta 2 - Quais são as três maiores dificuldades que você encontra durante a condução de manutenções evolutivas?&quot;)" office:value-type="string" office:string-value="Pergunta 2 - Quais são as três maiores dificuldades que você encontra durante a condução de manutenções evolutivas?" calcext:value-type="string">
            <text:p>Pergunta 2 - Quais são as três maiores dificuldades que você encontra durante a condução de manutenções evolutivas?</text:p>
          </table:table-cell>
          <table:table-cell table:style-name="ce137" table:number-columns-repeated="14"/>
          <table:table-cell table:style-name="ce138" table:number-columns-repeated="11"/>
          <table:table-cell table:number-columns-repeated="998"/>
        </table:table-row>
        <table:table-row table:style-name="ro1">
          <table:table-cell table:style-name="ce116" office:value-type="string" calcext:value-type="string">
            <text:p>P1 ok</text:p>
          </table:table-cell>
          <table:table-cell table:style-name="ce116" office:value-type="string" calcext:value-type="string">
            <text:p>P2 ok</text:p>
          </table:table-cell>
          <table:table-cell table:style-name="ce116" office:value-type="string" calcext:value-type="string">
            <text:p>P3 ok</text:p>
          </table:table-cell>
          <table:table-cell table:style-name="ce116" office:value-type="string" calcext:value-type="string">
            <text:p>P4 ok</text:p>
          </table:table-cell>
          <table:table-cell table:style-name="ce116" office:value-type="string" calcext:value-type="string">
            <text:p>P5 </text:p>
          </table:table-cell>
          <table:table-cell table:style-name="ce116" office:value-type="string" calcext:value-type="string">
            <text:p>Categorização</text:p>
          </table:table-cell>
          <table:table-cell table:style-name="ce121" table:number-columns-repeated="9"/>
          <table:table-cell table:number-columns-repeated="1009"/>
        </table:table-row>
        <table:table-row table:style-name="ro7">
          <table:table-cell table:style-name="ce123" table:formula="of:=IFERROR(__xludf.dummyfunction(&quot;IMPORTRANGE(&quot;&quot;1HyBGmZDQAzgQ9Zf78ImkNNVcmEsz_WLskkG5QBpf1Ao&quot;&quot;,&quot;&quot;B4&quot;&quot;)&quot;);&quot;P1 - Falta de feedback, &#10;P1 - não ter uma comunicação tão efetiva na daily meeting,&#10;P1 - poucas Informação nas tarefas, &#10;P1 - informações erradas nas tarefas&quot;)" office:value-type="string" office:string-value="P1 - Falta de feedback, &#10;P1 - não ter uma comunicação tão efetiva na daily meeting,&#10;P1 - poucas Informação nas tarefas, &#10;P1 - informações erradas nas tarefas" calcext:value-type="string">
            <text:p>P1 - Falta de feedback, </text:p>
            <text:p>P1 - não ter uma comunicação tão efetiva na daily meeting,</text:p>
            <text:p>P1 - poucas Informação nas tarefas, </text:p>
            <text:p>P1 - informações erradas nas tarefas</text:p>
          </table:table-cell>
          <table:table-cell table:style-name="ce123" table:formula="of:=IFERROR(__xludf.dummyfunction(&quot;IMPORTRANGE(&quot;&quot;1HyBGmZDQAzgQ9Zf78ImkNNVcmEsz_WLskkG5QBpf1Ao&quot;&quot;,&quot;&quot;B23&quot;&quot;)&quot;);&quot;P2 - interrupções, &#10;P2 - concorrência de atribuições, &#10;P2 - problema técnico - programação/redes, &#10;P2 - limitação de hardware, &#10;P2 - distrações, &#10;P2 - falta de motivação&quot;)" office:value-type="string" office:string-value="P2 - interrupções, &#10;P2 - concorrência de atribuições, &#10;P2 - problema técnico - programação/redes, &#10;P2 - limitação de hardware, &#10;P2 - distrações, &#10;P2 - falta de motivação" calcext:value-type="string">
            <text:p>P2 - interrupções, </text:p>
            <text:p>P2 - concorrência de atribuições, </text:p>
            <text:p>P2 - problema técnico - programação/redes, </text:p>
            <text:p>P2 - limitação de hardware, </text:p>
            <text:p>P2 - distrações, </text:p>
            <text:p>P2 - falta de motivação</text:p>
          </table:table-cell>
          <table:table-cell table:style-name="ce123" table:formula="of:=IFERROR(__xludf.dummyfunction(&quot;IMPORTRANGE(&quot;&quot;1HyBGmZDQAzgQ9Zf78ImkNNVcmEsz_WLskkG5QBpf1Ao&quot;&quot;,&quot;&quot;B43&quot;&quot;)&quot;);&quot;P3 - falta de entrosamento com a equipe, &#10;P3 - não ter o presencial para tirar dúvidas, &#10;P3 - a gente não sabe o que o outro esta fazendo no momento, &#10;P3 - medo de atrapalhar o colega ao tirar uma dúvida, &#10;P3 - receio do remoto por não poder tirar uma dúv&quot;&amp;&quot;ida rápida.&quot;)" office:value-type="string" office:string-value="P3 - falta de entrosamento com a equipe, &#10;P3 - não ter o presencial para tirar dúvidas, &#10;P3 - a gente não sabe o que o outro esta fazendo no momento, &#10;P3 - medo de atrapalhar o colega ao tirar uma dúvida, &#10;P3 - receio do remoto por não poder tirar uma dúvida rápida." calcext:value-type="string">
            <text:p>P3 - falta de entrosamento com a equipe, </text:p>
            <text:p>P3 - não ter o presencial para tirar dúvidas, </text:p>
            <text:p>P3 - a gente não sabe o que o outro esta fazendo no momento, </text:p>
            <text:p>P3 - medo de atrapalhar o colega ao tirar uma dúvida, </text:p>
            <text:p>P3 - receio do remoto por não poder tirar uma dúvida rápida.</text:p>
          </table:table-cell>
          <table:table-cell table:style-name="ce123" table:formula="of:=IFERROR(__xludf.dummyfunction(&quot;IMPORTRANGE(&quot;&quot;1HyBGmZDQAzgQ9Zf78ImkNNVcmEsz_WLskkG5QBpf1Ao&quot;&quot;,&quot;&quot;B71&quot;&quot;)&quot;);&quot;P4 - dificuldade para entender o problema, &#10;P4 - falta de comunicação direta com o cliente, &#10;P4 - necessidade de perguntar ao membro mais experiente, &#10;P4 - falta de conhecimento técnico por ser novato,  &#10;P4 - questão técnica é uma barreira&quot;)" office:value-type="string" office:string-value="P4 - dificuldade para entender o problema, &#10;P4 - falta de comunicação direta com o cliente, &#10;P4 - necessidade de perguntar ao membro mais experiente, &#10;P4 - falta de conhecimento técnico por ser novato,  &#10;P4 - questão técnica é uma barreira" calcext:value-type="string">
            <text:p>P4 - dificuldade para entender o problema, </text:p>
            <text:p>P4 - falta de comunicação direta com o cliente, </text:p>
            <text:p>P4 - necessidade de perguntar ao membro mais experiente, </text:p>
            <text:p>P4 - falta de conhecimento técnico por ser novato,  </text:p>
            <text:p>P4 - questão técnica é uma barreira</text:p>
          </table:table-cell>
          <table:table-cell table:style-name="ce123" table:formula="of:=IFERROR(__xludf.dummyfunction(&quot;IMPORTRANGE(&quot;&quot;1HyBGmZDQAzgQ9Zf78ImkNNVcmEsz_WLskkG5QBpf1Ao&quot;&quot;,&quot;&quot;B99:B100&quot;&quot;)&quot;);&quot;P5 - dificuldade prática na execução das tarefas,&#10;P5 - pouco conhecimento prático, &#10;P5 - muito dificuldade para compreender o código,&#10;P5 - códigos diferentes de experiências anteriores, &#10;P5 - falta de experiência,&#10;P5 - necessidade de orientação por ter po&quot;&amp;&quot;uca experiência.&quot;)" office:value-type="string" office:string-value="P5 - dificuldade prática na execução das tarefas,&#10;P5 - pouco conhecimento prático, &#10;P5 - muito dificuldade para compreender o código,&#10;P5 - códigos diferentes de experiências anteriores, &#10;P5 - falta de experiência,&#10;P5 - necessidade de orientação por ter pouca experiência." calcext:value-type="string">
            <text:p>P5 - dificuldade prática na execução das tarefas,</text:p>
            <text:p>P5 - pouco conhecimento prático, </text:p>
            <text:p>P5 - muito dificuldade para compreender o código,</text:p>
            <text:p>P5 - códigos diferentes de experiências anteriores, </text:p>
            <text:p>P5 - falta de experiência,</text:p>
            <text:p>P5 - necessidade de orientação por ter pouca experiência.</text:p>
          </table:table-cell>
          <table:table-cell table:style-name="ce120" office:value-type="string" calcext:value-type="string">
            <text:p>Precisa distribuir. Sugir fazer isto no papel ou desenhar algum tipo de diagrama simples associando códigos a categorais, pode ajudar. Exemplos de categorias que pensei para este primeiro conjunto (mas podem vir códigos de outras respostas também):</text:p>
            <text:p/>
            <text:p>Especificação da tarefa</text:p>
            <text:p>Conhecimento técnico</text:p>
            <text:p>Recursos para comunicação</text:p>
            <text:p>Formas de comunicação</text:p>
            <text:p>Distribuição das atividades</text:p>
            <text:p>Experiência prática</text:p>
            <text:p>Necessidades de informação</text:p>
            <text:p>Eventos externos</text:p>
            <text:p>Características da tarefa</text:p>
            <text:p/>
            <text:p/>
          </table:table-cell>
          <table:table-cell table:style-name="ce121" table:number-columns-repeated="9"/>
          <table:table-cell table:number-columns-repeated="1009"/>
        </table:table-row>
        <table:table-row table:style-name="ro25">
          <table:table-cell table:style-name="ce121" table:number-columns-repeated="4"/>
          <table:table-cell table:style-name="ce120" table:formula="of:=IFERROR(__xludf.dummyfunction(&quot;&quot;&quot;COMPUTED_VALUE&quot;&quot;&quot;);&quot;P5 - lider do projeto valida as tarefas implementadas, P5 - lider do projeto fica sobrecarregado, P5 - lider do projeto atende dos professores e coordenadores do sistema, P5 - demora de feedback das tarefas implementadas, P5 - dificuldade em lembrar imple&quot;&amp;&quot;mentação de tarefas que retornam pra ajuste, P5 - falta de alguém para testar as tarefas, P5 - falta de um papel para isso, P5 - falta de padronização de telas/botões/menus, P5 - falta de documentação nos sistemas, P5 - dúvidas de processo que seriam sana&quot;&amp;&quot;dos com uma documentação, P5 - mais de um desenvolvedor com a mesma dúvida por falta de documentação.&quot;)" office:value-type="string" office:string-value="P5 - lider do projeto valida as tarefas implementadas, P5 - lider do projeto fica sobrecarregado, P5 - lider do projeto atende dos professores e coordenadores do sistema, P5 - demora de feedback das tarefas implementadas, P5 - dificuldade em lembrar implementação de tarefas que retornam pra ajuste, P5 - falta de alguém para testar as tarefas, P5 - falta de um papel para isso, P5 - falta de padronização de telas/botões/menus, P5 - falta de documentação nos sistemas, P5 - dúvidas de processo que seriam sanados com uma documentação, P5 - mais de um desenvolvedor com a mesma dúvida por falta de documentação." calcext:value-type="string">
            <text:p>P5 - lider do projeto valida as tarefas implementadas, P5 - lider do projeto fica sobrecarregado, P5 - lider do projeto atende dos professores e coordenadores do sistema, P5 - demora de feedback das tarefas implementadas, P5 - dificuldade em lembrar implementação de tarefas que retornam pra ajuste, P5 - falta de alguém para testar as tarefas, P5 - falta de um papel para isso, P5 - falta de padronização de telas/botões/menus, P5 - falta de documentação nos sistemas, P5 - dúvidas de processo que seriam sanados com uma documentação, P5 - mais de um desenvolvedor com a mesma dúvida por falta de documentação.</text:p>
          </table:table-cell>
          <table:table-cell table:style-name="ce121" table:number-columns-repeated="10"/>
          <table:table-cell table:number-columns-repeated="1009"/>
        </table:table-row>
        <table:table-row table:style-name="ro1" table:number-rows-repeated="2">
          <table:table-cell table:style-name="ce121" table:number-columns-repeated="15"/>
          <table:table-cell table:number-columns-repeated="1009"/>
        </table:table-row>
        <table:table-row table:style-name="ro1">
          <table:table-cell table:style-name="ce136" table:formula="of:=IFERROR(__xludf.dummyfunction(&quot;IMPORTRANGE(&quot;&quot;1HyBGmZDQAzgQ9Zf78ImkNNVcmEsz_WLskkG5QBpf1Ao&quot;&quot;,&quot;&quot;A9&quot;&quot;)&quot;);&quot;Pergunta 5 - Qual sua opinião sobre a forma como uma tarefa de manutenção evolutiva é apresentada* para sua equipe?&quot;)" office:value-type="string" office:string-value="Pergunta 5 - Qual sua opinião sobre a forma como uma tarefa de manutenção evolutiva é apresentada* para sua equipe?" calcext:value-type="string">
            <text:p>Pergunta 5 - Qual sua opinião sobre a forma como uma tarefa de manutenção evolutiva é apresentada* para sua equipe?</text:p>
          </table:table-cell>
          <table:table-cell table:style-name="ce121" table:number-columns-repeated="14"/>
          <table:table-cell table:number-columns-repeated="1009"/>
        </table:table-row>
        <table:table-row table:style-name="ro26">
          <table:table-cell table:style-name="ce123" table:formula="of:=IFERROR(__xludf.dummyfunction(&quot;IMPORTRANGE(&quot;&quot;1HyBGmZDQAzgQ9Zf78ImkNNVcmEsz_WLskkG5QBpf1Ao&quot;&quot;,&quot;&quot;B10&quot;&quot;)&quot;);&quot;P1 - tarefa não é apresentada ao desenvolvedor, P1 - a gente escreve mal as informações da tarefa&quot;)" office:value-type="string" office:string-value="P1 - tarefa não é apresentada ao desenvolvedor, P1 - a gente escreve mal as informações da tarefa" calcext:value-type="string">
            <text:p>P1 - tarefa não é apresentada ao desenvolvedor, P1 - a gente escreve mal as informações da tarefa</text:p>
          </table:table-cell>
          <table:table-cell table:style-name="ce120" table:formula="of:=IFERROR(__xludf.dummyfunction(&quot;IMPORTRANGE(&quot;&quot;1HyBGmZDQAzgQ9Zf78ImkNNVcmEsz_WLskkG5QBpf1Ao&quot;&quot;,&quot;&quot;B29&quot;&quot;)&quot;);&quot;P2 - forma de apresentação de tarefas pode melhorar, &#10;P2 - não há processo definido para apresentação &#10;das tarefas, P2 - descrição da tarefa bem básica,&#10;P2 - alguns desenvolvedores não tiram dúvidas &#10;sobre a tarefa, P2 - melhorar a forma de documentar,&#10;P2&quot;&amp;&quot; - processo de apresentação das tarefas preliminar,&#10;P2 - melhorar documentação, P2 - informações da tarefa&#10;passadas pessoalmente.&quot;)" office:value-type="string" office:string-value="P2 - forma de apresentação de tarefas pode melhorar, &#10;P2 - não há processo definido para apresentação &#10;das tarefas, P2 - descrição da tarefa bem básica,&#10;P2 - alguns desenvolvedores não tiram dúvidas &#10;sobre a tarefa, P2 - melhorar a forma de documentar,&#10;P2 - processo de apresentação das tarefas preliminar,&#10;P2 - melhorar documentação, P2 - informações da tarefa&#10;passadas pessoalmente." calcext:value-type="string">
            <text:p>P2 - forma de apresentação de tarefas pode melhorar, </text:p>
            <text:p>P2 - não há processo definido para apresentação </text:p>
            <text:p>das tarefas, P2 - descrição da tarefa bem básica,</text:p>
            <text:p>P2 - alguns desenvolvedores não tiram dúvidas </text:p>
            <text:p>sobre a tarefa, P2 - melhorar a forma de documentar,</text:p>
            <text:p>P2 - processo de apresentação das tarefas preliminar,</text:p>
            <text:p>P2 - melhorar documentação, P2 - informações da tarefa</text:p>
            <text:p>passadas pessoalmente.</text:p>
          </table:table-cell>
          <table:table-cell table:style-name="ce123" table:formula="of:=IFERROR(__xludf.dummyfunction(&quot;IMPORTRANGE(&quot;&quot;1HyBGmZDQAzgQ9Zf78ImkNNVcmEsz_WLskkG5QBpf1Ao&quot;&quot;,&quot;&quot;B52&quot;&quot;)&quot;);&quot;P3 - formalização de tarefas no sistema ok, P3 - descrição das tarefas resumida ineficiente para uma pessoa trabalhar sozinha, P3 - discussão mais ampla no momento de recebimento das tarefas, P3 - Cada um recebe de uma forma a informação da tarefa e nem s&quot;&amp;&quot;empre é suficiente, P3 - discussão de tarefas atual ineficiente&quot;)" office:value-type="string" office:string-value="P3 - formalização de tarefas no sistema ok, P3 - descrição das tarefas resumida ineficiente para uma pessoa trabalhar sozinha, P3 - discussão mais ampla no momento de recebimento das tarefas, P3 - Cada um recebe de uma forma a informação da tarefa e nem sempre é suficiente, P3 - discussão de tarefas atual ineficiente" calcext:value-type="string">
            <text:p>P3 - formalização de tarefas no sistema ok, P3 - descrição das tarefas resumida ineficiente para uma pessoa trabalhar sozinha, P3 - discussão mais ampla no momento de recebimento das tarefas, P3 - Cada um recebe de uma forma a informação da tarefa e nem sempre é suficiente, P3 - discussão de tarefas atual ineficiente</text:p>
          </table:table-cell>
          <table:table-cell table:style-name="ce123" table:formula="of:=IFERROR(__xludf.dummyfunction(&quot;IMPORTRANGE(&quot;&quot;1HyBGmZDQAzgQ9Zf78ImkNNVcmEsz_WLskkG5QBpf1Ao&quot;&quot;,&quot;&quot;B80&quot;&quot;)&quot;);&quot;P4 - forma muito clara e transparente, P4 - oportunidade de se manifestar no recebimento das tarefas, P4 - alteração da expectativa de horas por parte do desenvolvedor,  P4 - descrição da tarefa muito óbvia pra que a criou,  P4 - desenvolvedor que recebe &quot;&amp;&quot;a tarefa não recebe com todas as informações necessárias.&quot;)" office:value-type="string" office:string-value="P4 - forma muito clara e transparente, P4 - oportunidade de se manifestar no recebimento das tarefas, P4 - alteração da expectativa de horas por parte do desenvolvedor,  P4 - descrição da tarefa muito óbvia pra que a criou,  P4 - desenvolvedor que recebe a tarefa não recebe com todas as informações necessárias." calcext:value-type="string">
            <text:p>P4 - forma muito clara e transparente, P4 - oportunidade de se manifestar no recebimento das tarefas, P4 - alteração da expectativa de horas por parte do desenvolvedor, <text:s/>P4 - descrição da tarefa muito óbvia pra que a criou, <text:s/>P4 - desenvolvedor que recebe a tarefa não recebe com todas as informações necessárias.</text:p>
          </table:table-cell>
          <table:table-cell table:style-name="ce123" table:formula="of:=IFERROR(__xludf.dummyfunction(&quot;IMPORTRANGE(&quot;&quot;1HyBGmZDQAzgQ9Zf78ImkNNVcmEsz_WLskkG5QBpf1Ao&quot;&quot;,&quot;&quot;B109&quot;&quot;)&quot;);&quot;P5 - tarefas são colocadas na sprint atual pelo lider, P5 - lider descreve as tarefas de forma sucinta, P5 - dificuldade em entender a tarefa com informações sucintas, P5 - tarefa seria melhor entendida se existisse documentação dos projetos,  P5 - desenv&quot;&amp;&quot;olvedor valida as horas estipuladas pelo lider, P5 - forma como a tarefa chega é funcional, P5 - forma de descrição das tarefas pode melhorar, P5 - falta de regras de negócios nas tarefas necessária para a sua implementação.&quot;)" office:value-type="string" office:string-value="P5 - tarefas são colocadas na sprint atual pelo lider, P5 - lider descreve as tarefas de forma sucinta, P5 - dificuldade em entender a tarefa com informações sucintas, P5 - tarefa seria melhor entendida se existisse documentação dos projetos,  P5 - desenvolvedor valida as horas estipuladas pelo lider, P5 - forma como a tarefa chega é funcional, P5 - forma de descrição das tarefas pode melhorar, P5 - falta de regras de negócios nas tarefas necessária para a sua implementação." calcext:value-type="string">
            <text:p>P5 - tarefas são colocadas na sprint atual pelo lider, P5 - lider descreve as tarefas de forma sucinta, P5 - dificuldade em entender a tarefa com informações sucintas, P5 - tarefa seria melhor entendida se existisse documentação dos projetos, <text:s/>P5 - desenvolvedor valida as horas estipuladas pelo lider, P5 - forma como a tarefa chega é funcional, P5 - forma de descrição das tarefas pode melhorar, P5 - falta de regras de negócios nas tarefas necessária para a sua implementação.</text:p>
          </table:table-cell>
          <table:table-cell table:style-name="ce127" office:value-type="string" calcext:value-type="string">
            <text:p>Formas de Comunicação</text:p>
            <text:p>Necessidade de Processos Definidos </text:p>
            <text:p>Distribuição de Atividades </text:p>
            <text:p>Especificação das tarefas </text:p>
            <text:p>Desafios Pessoais </text:p>
            <text:p>Planejamento </text:p>
          </table:table-cell>
          <table:table-cell table:style-name="ce121"/>
          <table:table-cell table:style-name="ce136"/>
          <table:table-cell table:style-name="ce121" table:number-columns-repeated="7"/>
          <table:table-cell table:number-columns-repeated="1009"/>
        </table:table-row>
        <table:table-row table:style-name="ro1">
          <table:table-cell table:style-name="ce121" table:number-columns-repeated="15"/>
          <table:table-cell table:number-columns-repeated="1009"/>
        </table:table-row>
        <table:table-row table:style-name="ro1">
          <table:table-cell table:style-name="ce136" table:formula="of:=IFERROR(__xludf.dummyfunction(&quot;IMPORTRANGE(&quot;&quot;1HyBGmZDQAzgQ9Zf78ImkNNVcmEsz_WLskkG5QBpf1Ao&quot;&quot;,&quot;&quot;A11&quot;&quot;)&quot;);&quot;Pergunta 6 - Você entende que a forma como as tarefas de manutenção evolutiva são apresentadas na sua equipe é ideal para um ambiente remoto de trabalho em equipe? Por que?&quot;)" office:value-type="string" office:string-value="Pergunta 6 - Você entende que a forma como as tarefas de manutenção evolutiva são apresentadas na sua equipe é ideal para um ambiente remoto de trabalho em equipe? Por que?" calcext:value-type="string">
            <text:p>Pergunta 6 - Você entende que a forma como as tarefas de manutenção evolutiva são apresentadas na sua equipe é ideal para um ambiente remoto de trabalho em equipe? Por que?</text:p>
          </table:table-cell>
          <table:table-cell table:style-name="ce121" table:number-columns-repeated="14"/>
          <table:table-cell table:number-columns-repeated="1009"/>
        </table:table-row>
        <table:table-row table:style-name="ro18">
          <table:table-cell table:style-name="ce123" table:formula="of:=IFERROR(__xludf.dummyfunction(&quot;IMPORTRANGE(&quot;&quot;1HyBGmZDQAzgQ9Zf78ImkNNVcmEsz_WLskkG5QBpf1Ao&quot;&quot;,&quot;&quot;B12&quot;&quot;)&quot;);&quot;P1 - forma de apresentação e descrição da tarefa é deficiente para o ambiente remoto, P1 - deficiente por haver poucas informações na tarefa, P1 - deficiente pelo fato dos desenvolvedores trabalharem em horários assíncronos.&quot;)" office:value-type="string" office:string-value="P1 - forma de apresentação e descrição da tarefa é deficiente para o ambiente remoto, P1 - deficiente por haver poucas informações na tarefa, P1 - deficiente pelo fato dos desenvolvedores trabalharem em horários assíncronos." calcext:value-type="string">
            <text:p>P1 - forma de apresentação e descrição da tarefa é deficiente para o ambiente remoto, P1 - deficiente por haver poucas informações na tarefa, P1 - deficiente pelo fato dos desenvolvedores trabalharem em horários assíncronos.</text:p>
          </table:table-cell>
          <table:table-cell table:style-name="ce123" table:formula="of:=IFERROR(__xludf.dummyfunction(&quot;IMPORTRANGE(&quot;&quot;1HyBGmZDQAzgQ9Zf78ImkNNVcmEsz_WLskkG5QBpf1Ao&quot;&quot;,&quot;&quot;B31&quot;&quot;)&quot;);&quot;P2 - forma de apresentação e descrição ainda não é o ideal&quot;)" office:value-type="string" office:string-value="P2 - forma de apresentação e descrição ainda não é o ideal" calcext:value-type="string">
            <text:p>P2 - forma de apresentação e descrição ainda não é o ideal</text:p>
          </table:table-cell>
          <table:table-cell table:style-name="ce123" table:formula="of:=IFERROR(__xludf.dummyfunction(&quot;IMPORTRANGE(&quot;&quot;1HyBGmZDQAzgQ9Zf78ImkNNVcmEsz_WLskkG5QBpf1Ao&quot;&quot;,&quot;&quot;B55&quot;&quot;)&quot;);&quot;P3 - Ideal para o ambiente remoto, P3 - embora prefiro tirar dúvidas no presencial, P3 - possibilidade ilimitada de tempo no presencial para tirar dúvidas, P3 - tempo limitado para tirar dúvidas na sprint, P3 - mesmo tirando dúvidas quando bota a mão na m&quot;&amp;&quot;assa ocorrem problemas inesperados.&quot;)" office:value-type="string" office:string-value="P3 - Ideal para o ambiente remoto, P3 - embora prefiro tirar dúvidas no presencial, P3 - possibilidade ilimitada de tempo no presencial para tirar dúvidas, P3 - tempo limitado para tirar dúvidas na sprint, P3 - mesmo tirando dúvidas quando bota a mão na massa ocorrem problemas inesperados." calcext:value-type="string">
            <text:p>P3 - Ideal para o ambiente remoto, P3 - embora prefiro tirar dúvidas no presencial, P3 - possibilidade ilimitada de tempo no presencial para tirar dúvidas, P3 - tempo limitado para tirar dúvidas na sprint, P3 - mesmo tirando dúvidas quando bota a mão na massa ocorrem problemas inesperados.</text:p>
          </table:table-cell>
          <table:table-cell table:style-name="ce123" table:formula="of:=IFERROR(__xludf.dummyfunction(&quot;IMPORTRANGE(&quot;&quot;1HyBGmZDQAzgQ9Zf78ImkNNVcmEsz_WLskkG5QBpf1Ao&quot;&quot;,&quot;&quot;B83&quot;&quot;)&quot;);&quot;P4 - sistema usado atende perfeitamente o recebimento da tarefa, P4 - sistema bem completo, P4 - sistema permite visualizar tarefas dos outros companheiros, P4 - descrição das tarefas muito textual, P4 - tarefas não possuem telas ou videos mesmo sendo pos&quot;&amp;&quot;sível no sistema, P4 - trazer para o remoto a interação do presencial fica melhor ainda de se trabalhar,  P4 - forma de recebimento das tarefas atual náo é o ideal mas pode melhorar com uma melhor utilização da ferramenta.&quot;)" office:value-type="string" office:string-value="P4 - sistema usado atende perfeitamente o recebimento da tarefa, P4 - sistema bem completo, P4 - sistema permite visualizar tarefas dos outros companheiros, P4 - descrição das tarefas muito textual, P4 - tarefas não possuem telas ou videos mesmo sendo possível no sistema, P4 - trazer para o remoto a interação do presencial fica melhor ainda de se trabalhar,  P4 - forma de recebimento das tarefas atual náo é o ideal mas pode melhorar com uma melhor utilização da ferramenta." calcext:value-type="string">
            <text:p>P4 - sistema usado atende perfeitamente o recebimento da tarefa, P4 - sistema bem completo, P4 - sistema permite visualizar tarefas dos outros companheiros, P4 - descrição das tarefas muito textual, P4 - tarefas não possuem telas ou videos mesmo sendo possível no sistema, P4 - trazer para o remoto a interação do presencial fica melhor ainda de se trabalhar, <text:s/>P4 - forma de recebimento das tarefas atual náo é o ideal mas pode melhorar com uma melhor utilização da ferramenta.</text:p>
          </table:table-cell>
          <table:table-cell table:style-name="ce123" table:formula="of:=IFERROR(__xludf.dummyfunction(&quot;IMPORTRANGE(&quot;&quot;1HyBGmZDQAzgQ9Zf78ImkNNVcmEsz_WLskkG5QBpf1Ao&quot;&quot;,&quot;&quot;B112&quot;&quot;)&quot;);&quot;P5 - forma utilizada é sim ideal para o ambiente remoto, P5 - maior dificuldade é o detalhamento das descrições da tarefa, P5 - consegue retorno em tempo hábil quando necessário, P5 - equipe sempre disponível para ajudar, P5 - quando não há retorno imedia&quot;&amp;&quot;to a comunicação assincrona funciona, P5 - a equipe consegue se entender.&quot;)" office:value-type="string" office:string-value="P5 - forma utilizada é sim ideal para o ambiente remoto, P5 - maior dificuldade é o detalhamento das descrições da tarefa, P5 - consegue retorno em tempo hábil quando necessário, P5 - equipe sempre disponível para ajudar, P5 - quando não há retorno imediato a comunicação assincrona funciona, P5 - a equipe consegue se entender." calcext:value-type="string">
            <text:p>P5 - forma utilizada é sim ideal para o ambiente remoto, P5 - maior dificuldade é o detalhamento das descrições da tarefa, P5 - consegue retorno em tempo hábil quando necessário, P5 - equipe sempre disponível para ajudar, P5 - quando não há retorno imediato a comunicação assincrona funciona, P5 - a equipe consegue se entender.</text:p>
          </table:table-cell>
          <table:table-cell table:style-name="ce127" office:value-type="string" calcext:value-type="string">
            <text:p>Especificação das Tarefas </text:p>
            <text:p>Formas de Comunicação</text:p>
            <text:p>Conhecimento Técnico</text:p>
            <text:p>Distribuição de Tarefas </text:p>
            <text:p>Necessidade de Processos Definidos </text:p>
          </table:table-cell>
          <table:table-cell table:style-name="ce121" table:number-columns-repeated="9"/>
          <table:table-cell table:number-columns-repeated="1009"/>
        </table:table-row>
        <table:table-row table:style-name="ro1" table:number-rows-repeated="2">
          <table:table-cell table:style-name="ce121" table:number-columns-repeated="15"/>
          <table:table-cell table:number-columns-repeated="1009"/>
        </table:table-row>
        <table:table-row table:style-name="ro1">
          <table:table-cell table:style-name="ce136" table:formula="of:=IFERROR(__xludf.dummyfunction(&quot;IMPORTRANGE(&quot;&quot;1HyBGmZDQAzgQ9Zf78ImkNNVcmEsz_WLskkG5QBpf1Ao&quot;&quot;,&quot;&quot;A15&quot;&quot;)&quot;);&quot;Pergunta 8 - Qual a sua opinião sobre a comunicação na sua equipe? Por que?&quot;)" office:value-type="string" office:string-value="Pergunta 8 - Qual a sua opinião sobre a comunicação na sua equipe? Por que?" calcext:value-type="string">
            <text:p>Pergunta 8 - Qual a sua opinião sobre a comunicação na sua equipe? Por que?</text:p>
          </table:table-cell>
          <table:table-cell table:style-name="ce121" table:number-columns-repeated="14"/>
          <table:table-cell table:number-columns-repeated="1009"/>
        </table:table-row>
        <table:table-row table:style-name="ro27">
          <table:table-cell table:style-name="ce123" table:formula="of:=IFERROR(__xludf.dummyfunction(&quot;IMPORTRANGE(&quot;&quot;1HyBGmZDQAzgQ9Zf78ImkNNVcmEsz_WLskkG5QBpf1Ao&quot;&quot;,&quot;&quot;B16&quot;&quot;)&quot;);&quot;P1 - Comunicação atual deficiente, P1 - desenvolvedores não tiram dúvidas, P1 - os pares pouco se comunicam&quot;)" office:value-type="string" office:string-value="P1 - Comunicação atual deficiente, P1 - desenvolvedores não tiram dúvidas, P1 - os pares pouco se comunicam" calcext:value-type="string">
            <text:p>P1 - Comunicação atual deficiente, P1 - desenvolvedores não tiram dúvidas, P1 - os pares pouco se comunicam</text:p>
          </table:table-cell>
          <table:table-cell table:style-name="ce120" table:formula="of:=IFERROR(__xludf.dummyfunction(&quot;IMPORTRANGE(&quot;&quot;1HyBGmZDQAzgQ9Zf78ImkNNVcmEsz_WLskkG5QBpf1Ao&quot;&quot;,&quot;&quot;B35&quot;&quot;)&quot;);&quot;P2 - comunicação da equipe é razoável, P2 - cada &#10;desenvolvedor tem um horário, P2 - comunicação &#10;as vezes fica prejudicada, P2 - dificuldade de retorno &#10;em tempo hábil, P2 - desenvolvedores não olham&#10;com frequência o grupo, P2 - desenvolvedores não &#10;acom&quot;&amp;&quot;pamham as agendas da equipe, P2 - nem todos&#10;os desenvolvedores respondem no grupo.&quot;)" office:value-type="string" office:string-value="P2 - comunicação da equipe é razoável, P2 - cada &#10;desenvolvedor tem um horário, P2 - comunicação &#10;as vezes fica prejudicada, P2 - dificuldade de retorno &#10;em tempo hábil, P2 - desenvolvedores não olham&#10;com frequência o grupo, P2 - desenvolvedores não &#10;acompamham as agendas da equipe, P2 - nem todos&#10;os desenvolvedores respondem no grupo." calcext:value-type="string">
            <text:p>P2 - comunicação da equipe é razoável, P2 - cada </text:p>
            <text:p>desenvolvedor tem um horário, P2 - comunicação </text:p>
            <text:p>as vezes fica prejudicada, P2 - dificuldade de retorno </text:p>
            <text:p>em tempo hábil, P2 - desenvolvedores não olham</text:p>
            <text:p>com frequência o grupo, P2 - desenvolvedores não </text:p>
            <text:p>acompamham as agendas da equipe, P2 - nem todos</text:p>
            <text:p>os desenvolvedores respondem no grupo.</text:p>
          </table:table-cell>
          <table:table-cell table:style-name="ce123" table:formula="of:=IFERROR(__xludf.dummyfunction(&quot;IMPORTRANGE(&quot;&quot;1HyBGmZDQAzgQ9Zf78ImkNNVcmEsz_WLskkG5QBpf1Ao&quot;&quot;,&quot;&quot;B61&quot;&quot;)&quot;);&quot;P3 - Comunicação adequada ao propósito.&quot;)" office:value-type="string" office:string-value="P3 - Comunicação adequada ao propósito." calcext:value-type="string">
            <text:p>P3 - Comunicação adequada ao propósito.</text:p>
          </table:table-cell>
          <table:table-cell table:style-name="ce123" table:formula="of:=IFERROR(__xludf.dummyfunction(&quot;IMPORTRANGE(&quot;&quot;1HyBGmZDQAzgQ9Zf78ImkNNVcmEsz_WLskkG5QBpf1Ao&quot;&quot;,&quot;&quot;B89&quot;&quot;)&quot;);&quot;P4 - forma de comunicação muito boa, P4 - relação entre os membros muito boa, P4 - muita disposição das pessoas em ajudar tecnicamente, P4 - eu nunca tive uma ajuda negada.&quot;)" office:value-type="string" office:string-value="P4 - forma de comunicação muito boa, P4 - relação entre os membros muito boa, P4 - muita disposição das pessoas em ajudar tecnicamente, P4 - eu nunca tive uma ajuda negada." calcext:value-type="string">
            <text:p>P4 - forma de comunicação muito boa, P4 - relação entre os membros muito boa, P4 - muita disposição das pessoas em ajudar tecnicamente, P4 - eu nunca tive uma ajuda negada.</text:p>
          </table:table-cell>
          <table:table-cell table:style-name="ce123" table:formula="of:=IFERROR(__xludf.dummyfunction(&quot;IMPORTRANGE(&quot;&quot;1HyBGmZDQAzgQ9Zf78ImkNNVcmEsz_WLskkG5QBpf1Ao&quot;&quot;,&quot;&quot;B118&quot;&quot;)&quot;);&quot;P5 - eficaz atualmente, P5 - equipe sempre disposta a ajudar.&quot;)" office:value-type="string" office:string-value="P5 - eficaz atualmente, P5 - equipe sempre disposta a ajudar." calcext:value-type="string">
            <text:p>P5 - eficaz atualmente, P5 - equipe sempre disposta a ajudar.</text:p>
          </table:table-cell>
          <table:table-cell table:style-name="ce127" office:value-type="string" calcext:value-type="string">
            <text:p>Formas de Comunicação</text:p>
            <text:p>Conhecimento Técnico </text:p>
            <text:p>Necessidades de Processos Definidos </text:p>
          </table:table-cell>
          <table:table-cell table:style-name="ce121" table:number-columns-repeated="9"/>
          <table:table-cell table:number-columns-repeated="1009"/>
        </table:table-row>
        <table:table-row table:style-name="ro1" table:number-rows-repeated="2">
          <table:table-cell table:style-name="ce121" table:number-columns-repeated="15"/>
          <table:table-cell table:number-columns-repeated="1009"/>
        </table:table-row>
        <table:table-row table:style-name="ro1">
          <table:table-cell table:style-name="ce136" table:formula="of:=IFERROR(__xludf.dummyfunction(&quot;IMPORTRANGE(&quot;&quot;1HyBGmZDQAzgQ9Zf78ImkNNVcmEsz_WLskkG5QBpf1Ao&quot;&quot;,&quot;&quot;A19&quot;&quot;)&quot;);&quot;Pergunta 10 - Você entende que é suficientemente apoiado pela sua equipe no desempenho de suas tarefas de Manutenção Evolutiva?&quot;)" office:value-type="string" office:string-value="Pergunta 10 - Você entende que é suficientemente apoiado pela sua equipe no desempenho de suas tarefas de Manutenção Evolutiva?" calcext:value-type="string">
            <text:p>Pergunta 10 - Você entende que é suficientemente apoiado pela sua equipe no desempenho de suas tarefas de Manutenção Evolutiva?</text:p>
          </table:table-cell>
          <table:table-cell table:style-name="ce121" table:number-columns-repeated="14"/>
          <table:table-cell table:number-columns-repeated="1009"/>
        </table:table-row>
        <table:table-row table:style-name="ro23">
          <table:table-cell table:style-name="ce123" table:formula="of:=IFERROR(__xludf.dummyfunction(&quot;IMPORTRANGE(&quot;&quot;1HyBGmZDQAzgQ9Zf78ImkNNVcmEsz_WLskkG5QBpf1Ao&quot;&quot;,&quot;&quot;B20&quot;&quot;)&quot;);&quot;P1 - sim, ninguém nunca se furtou a tirar uma dúvida&quot;)" office:value-type="string" office:string-value="P1 - sim, ninguém nunca se furtou a tirar uma dúvida" calcext:value-type="string">
            <text:p>P1 - sim, ninguém nunca se furtou a tirar uma dúvida</text:p>
          </table:table-cell>
          <table:table-cell table:style-name="ce123" table:formula="of:=IFERROR(__xludf.dummyfunction(&quot;IMPORTRANGE(&quot;&quot;1HyBGmZDQAzgQ9Zf78ImkNNVcmEsz_WLskkG5QBpf1Ao&quot;&quot;,&quot;&quot;B39&quot;&quot;)&quot;);&quot;P2 - Sim, mas talvez precisasse ter uma melhor eficiência, P2 - smpre que preciso de alguma informação ou apoio a equipe da um retorno, P2 - retorno as vezes demorado.&quot;)" office:value-type="string" office:string-value="P2 - Sim, mas talvez precisasse ter uma melhor eficiência, P2 - smpre que preciso de alguma informação ou apoio a equipe da um retorno, P2 - retorno as vezes demorado." calcext:value-type="string">
            <text:p>P2 - Sim, mas talvez precisasse ter uma melhor eficiência, P2 - smpre que preciso de alguma informação ou apoio a equipe da um retorno, P2 - retorno as vezes demorado.</text:p>
          </table:table-cell>
          <table:table-cell table:style-name="ce123" table:formula="of:=IFERROR(__xludf.dummyfunction(&quot;IMPORTRANGE(&quot;&quot;1HyBGmZDQAzgQ9Zf78ImkNNVcmEsz_WLskkG5QBpf1Ao&quot;&quot;,&quot;&quot;B67&quot;&quot;)&quot;);&quot;P3 - Se sente prontamente apoiada pela equipe, P3 - atrasos nas respostas não atrapalham o serviço, P3 - evita perguntar por achar que vai atrapalhar os colegas.&quot;)" office:value-type="string" office:string-value="P3 - Se sente prontamente apoiada pela equipe, P3 - atrasos nas respostas não atrapalham o serviço, P3 - evita perguntar por achar que vai atrapalhar os colegas." calcext:value-type="string">
            <text:p>P3 - Se sente prontamente apoiada pela equipe, P3 - atrasos nas respostas não atrapalham o serviço, P3 - evita perguntar por achar que vai atrapalhar os colegas.</text:p>
          </table:table-cell>
          <table:table-cell table:style-name="ce123" table:formula="of:=IFERROR(__xludf.dummyfunction(&quot;IMPORTRANGE(&quot;&quot;1HyBGmZDQAzgQ9Zf78ImkNNVcmEsz_WLskkG5QBpf1Ao&quot;&quot;,&quot;&quot;B95&quot;&quot;)&quot;);&quot;P4 - se sente apoiado pela equipe, P4 - fato de existir mais de um desenvolvedor num projeto ajuda muito&quot;)" office:value-type="string" office:string-value="P4 - se sente apoiado pela equipe, P4 - fato de existir mais de um desenvolvedor num projeto ajuda muito" calcext:value-type="string">
            <text:p>P4 - se sente apoiado pela equipe, P4 - fato de existir mais de um desenvolvedor num projeto ajuda muito</text:p>
          </table:table-cell>
          <table:table-cell table:style-name="ce123" table:formula="of:=IFERROR(__xludf.dummyfunction(&quot;IMPORTRANGE(&quot;&quot;1HyBGmZDQAzgQ9Zf78ImkNNVcmEsz_WLskkG5QBpf1Ao&quot;&quot;,&quot;&quot;B124&quot;&quot;)&quot;);&quot;P5 - sente apoiada pela equipe, P5 - equipe nao se importa em compartilhar o conhecimento, P5 - pessoas muito solicitas, P5 - sempre enfatizando que posso perguntar sempre que necessário.&quot;)" office:value-type="string" office:string-value="P5 - sente apoiada pela equipe, P5 - equipe nao se importa em compartilhar o conhecimento, P5 - pessoas muito solicitas, P5 - sempre enfatizando que posso perguntar sempre que necessário." calcext:value-type="string">
            <text:p>P5 - sente apoiada pela equipe, P5 - equipe nao se importa em compartilhar o conhecimento, P5 - pessoas muito solicitas, P5 - sempre enfatizando que posso perguntar sempre que necessário.</text:p>
          </table:table-cell>
          <table:table-cell table:style-name="ce127" office:value-type="string" calcext:value-type="string">
            <text:p>Desafios Pessoais </text:p>
            <text:p>Conhecimento Técnico </text:p>
            <text:p>Distribuição de Atividades </text:p>
            <text:p>Formas de Comunicação </text:p>
          </table:table-cell>
          <table:table-cell table:style-name="ce121" table:number-columns-repeated="9"/>
          <table:table-cell table:number-columns-repeated="1009"/>
        </table:table-row>
        <table:table-row table:style-name="ro1">
          <table:table-cell table:style-name="ce121" table:number-columns-repeated="15"/>
          <table:table-cell table:number-columns-repeated="1009"/>
        </table:table-row>
        <table:table-row table:style-name="ro2" table:number-rows-repeated="1048555">
          <table:table-cell table:number-columns-repeated="1024"/>
        </table:table-row>
        <table:table-row table:style-name="ro2">
          <table:table-cell table:number-columns-repeated="1024"/>
        </table:table-row>
      </table:table>
      <table:table table:name="Agrupando códigos - NEW" table:style-name="ta3">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6" table:default-cell-style-name="Default"/>
        <table:table-column table:style-name="co21" table:default-cell-style-name="Default"/>
        <table:table-column table:style-name="co6" table:number-columns-repeated="1015" table:default-cell-style-name="Default"/>
        <table:table-row table:style-name="ro28">
          <table:table-cell table:style-name="ce139" office:value-type="string" calcext:value-type="string" table:number-columns-spanned="3" table:number-rows-spanned="1">
            <text:p>Especificação da Tarefa</text:p>
          </table:table-cell>
          <table:covered-table-cell table:style-name="ce47"/>
          <table:covered-table-cell table:style-name="ce49"/>
          <table:table-cell table:style-name="ce64"/>
          <table:table-cell table:style-name="ce182" office:value-type="string" calcext:value-type="string" table:number-columns-spanned="3" table:number-rows-spanned="1">
            <text:p>Especificação da Tarefa</text:p>
          </table:table-cell>
          <table:covered-table-cell table:style-name="ce198"/>
          <table:covered-table-cell table:style-name="ce204"/>
          <table:table-cell table:style-name="ce55" table:number-columns-repeated="3"/>
          <table:table-cell table:number-columns-repeated="1014"/>
        </table:table-row>
        <table:table-row table:style-name="ro15">
          <table:table-cell table:style-name="ce122" office:value-type="string" calcext:value-type="string">
            <text:p>P1 - Poucas Informações nas tarefas - E004</text:p>
          </table:table-cell>
          <table:table-cell table:style-name="ce48"/>
          <table:table-cell table:style-name="ce26" office:value-type="string" calcext:value-type="string">
            <text:p>P5 - Dificuldade em entender a Tarefa com informações sucintas(Entendimento da tarefa)</text:p>
          </table:table-cell>
          <table:table-cell/>
          <table:table-cell table:style-name="ce67" office:value-type="string" calcext:value-type="string">
            <text:p>Código</text:p>
          </table:table-cell>
          <table:table-cell table:style-name="ce56" office:value-type="string" calcext:value-type="string">
            <text:p>Quem</text:p>
          </table:table-cell>
          <table:table-cell table:style-name="ce56" office:value-type="string" calcext:value-type="string">
            <text:p>Aspecto</text:p>
          </table:table-cell>
          <table:table-cell table:number-columns-repeated="1017"/>
        </table:table-row>
        <table:table-row table:style-name="ro1">
          <table:table-cell table:style-name="ce25"/>
          <table:table-cell table:style-name="ce120" table:number-columns-repeated="2"/>
          <table:table-cell/>
          <table:table-cell table:style-name="ce68" office:value-type="string" calcext:value-type="string">
            <text:p>E001 - Especificação Insuficiente </text:p>
          </table:table-cell>
          <table:table-cell table:style-name="ce84" office:value-type="string" calcext:value-type="string">
            <text:p>P1</text:p>
          </table:table-cell>
          <table:table-cell table:style-name="ce84" office:value-type="string" calcext:value-type="string">
            <text:p>Negativo</text:p>
          </table:table-cell>
          <table:table-cell table:number-columns-repeated="1017"/>
        </table:table-row>
        <table:table-row table:style-name="ro29">
          <table:table-cell table:style-name="ce120" office:value-type="string" calcext:value-type="string">
            <text:p>P1 - Forma de apresentação e descrição das tarefas é deficiente para o ambiente remoto - E002 e E003</text:p>
          </table:table-cell>
          <table:table-cell table:style-name="ce26" office:value-type="string" calcext:value-type="string">
            <text:p>P1 - A gente escreve mal as informações da tarefas - E002</text:p>
          </table:table-cell>
          <table:table-cell table:style-name="ce120" office:value-type="string" calcext:value-type="string">
            <text:p>P5 - dificuldade em entender as tarefas com informações sucintas - E006</text:p>
          </table:table-cell>
          <table:table-cell/>
          <table:table-cell table:style-name="ce69" office:value-type="string" calcext:value-type="string">
            <text:p>E002 - Forma de Apresentação das tarefas deficiente</text:p>
          </table:table-cell>
          <table:table-cell table:style-name="ce84" office:value-type="string" calcext:value-type="string">
            <text:p>P1, P2, P3, P4, P5</text:p>
          </table:table-cell>
          <table:table-cell table:style-name="ce84" office:value-type="string" calcext:value-type="string">
            <text:p>Negativo</text:p>
          </table:table-cell>
          <table:table-cell table:number-columns-repeated="1017"/>
        </table:table-row>
        <table:table-row table:style-name="ro29">
          <table:table-cell table:style-name="ce120" office:value-type="string" calcext:value-type="string">
            <text:p>P1 - Forma de apresentação Deficiente por haver poucas informações na tarefa - E002 e E003</text:p>
          </table:table-cell>
          <table:table-cell table:style-name="ce121"/>
          <table:table-cell table:style-name="ce120"/>
          <table:table-cell/>
          <table:table-cell table:style-name="ce68" office:value-type="string" calcext:value-type="string">
            <text:p>E003 - Descrição das tarefas deficiente</text:p>
          </table:table-cell>
          <table:table-cell table:style-name="ce84" office:value-type="string" calcext:value-type="string">
            <text:p>P1, P5</text:p>
          </table:table-cell>
          <table:table-cell table:style-name="ce84" office:value-type="string" calcext:value-type="string">
            <text:p>Negativo</text:p>
          </table:table-cell>
          <table:table-cell table:number-columns-repeated="1017"/>
        </table:table-row>
        <table:table-row table:style-name="ro29">
          <table:table-cell table:style-name="ce122" office:value-type="string" calcext:value-type="string">
            <text:p>P4 - Descrição das tarefas muito textual - E004</text:p>
            <text:p/>
          </table:table-cell>
          <table:table-cell table:style-name="ce121"/>
          <table:table-cell table:style-name="ce122" office:value-type="string" calcext:value-type="string">
            <text:p>P4 - dificuldade para entender o problema - E006</text:p>
          </table:table-cell>
          <table:table-cell/>
          <table:table-cell table:style-name="ce68" office:value-type="string" calcext:value-type="string">
            <text:p>E004 - Descrição das tarefas Insuficiente</text:p>
          </table:table-cell>
          <table:table-cell table:style-name="ce84" office:value-type="string" calcext:value-type="string">
            <text:p>P1, P2, P3, P4, P5</text:p>
          </table:table-cell>
          <table:table-cell table:style-name="ce84" office:value-type="string" calcext:value-type="string">
            <text:p>Negativo</text:p>
          </table:table-cell>
          <table:table-cell table:number-columns-repeated="1017"/>
        </table:table-row>
        <table:table-row table:style-name="ro29">
          <table:table-cell table:style-name="ce26" office:value-type="string" calcext:value-type="string">
            <text:p>P4 - Tarefas não possuem telas ou vídeos, mesmo o sistema permitindo - E004</text:p>
          </table:table-cell>
          <table:table-cell table:style-name="ce121"/>
          <table:table-cell table:style-name="ce120"/>
          <table:table-cell/>
          <table:table-cell table:style-name="ce70"/>
          <table:table-cell table:style-name="ce85" table:number-columns-repeated="2"/>
          <table:table-cell table:number-columns-repeated="1017"/>
        </table:table-row>
        <table:table-row table:style-name="ro29">
          <table:table-cell table:style-name="ce120" office:value-type="string" calcext:value-type="string">
            <text:p>P5 - Maior dificuldade é o detalhamento das descrições da tarefa - E003</text:p>
          </table:table-cell>
          <table:table-cell table:style-name="ce121" table:number-columns-repeated="2"/>
          <table:table-cell/>
          <table:table-cell table:style-name="ce68" office:value-type="string" calcext:value-type="string">
            <text:p>E006 - Dificuldade em entender a tarefa </text:p>
          </table:table-cell>
          <table:table-cell table:style-name="ce84" office:value-type="string" calcext:value-type="string">
            <text:p>P5, P4</text:p>
          </table:table-cell>
          <table:table-cell table:style-name="ce84" office:value-type="string" calcext:value-type="string">
            <text:p>Negativo</text:p>
          </table:table-cell>
          <table:table-cell table:number-columns-repeated="1017"/>
        </table:table-row>
        <table:table-row table:style-name="ro1">
          <table:table-cell table:style-name="ce122" office:value-type="string" calcext:value-type="string">
            <text:p>P2 - descrição da tarefa bem básica - E004</text:p>
          </table:table-cell>
          <table:table-cell table:style-name="ce121" table:number-columns-repeated="2"/>
          <table:table-cell/>
          <table:table-cell table:style-name="ce71"/>
          <table:table-cell table:number-columns-repeated="1019"/>
        </table:table-row>
        <table:table-row table:style-name="ro29">
          <table:table-cell table:style-name="ce120" office:value-type="string" calcext:value-type="string">
            <text:p>P3 - descrição das tarefas resumida para pessoa trabalhar sozinha - E004</text:p>
          </table:table-cell>
          <table:table-cell table:style-name="ce121" table:number-columns-repeated="2"/>
          <table:table-cell/>
          <table:table-cell table:style-name="ce71"/>
          <table:table-cell table:number-columns-repeated="1019"/>
        </table:table-row>
        <table:table-row table:style-name="ro28">
          <table:table-cell table:style-name="ce122" office:value-type="string" calcext:value-type="string">
            <text:p>P4 - descrição da tarefa muito óbvia pra quem a criou - E004</text:p>
          </table:table-cell>
          <table:table-cell table:style-name="ce121" table:number-columns-repeated="2"/>
          <table:table-cell/>
          <table:table-cell table:style-name="ce182" office:value-type="string" calcext:value-type="string" table:number-columns-spanned="3" table:number-rows-spanned="1">
            <text:p>Conhecimento Técnico</text:p>
          </table:table-cell>
          <table:covered-table-cell table:style-name="ce47"/>
          <table:covered-table-cell table:style-name="ce49"/>
          <table:table-cell table:style-name="ce55" table:number-columns-repeated="3"/>
          <table:table-cell table:number-columns-repeated="1014"/>
        </table:table-row>
        <table:table-row table:style-name="ro29">
          <table:table-cell table:style-name="ce120" office:value-type="string" calcext:value-type="string">
            <text:p>P4 - desenvolvedor que recebe a tarefa, não recebe com todas as informações necessárias - E004</text:p>
          </table:table-cell>
          <table:table-cell table:style-name="ce121" table:number-columns-repeated="2"/>
          <table:table-cell/>
          <table:table-cell table:style-name="ce67" office:value-type="string" calcext:value-type="string">
            <text:p>Código</text:p>
          </table:table-cell>
          <table:table-cell table:style-name="ce56" office:value-type="string" calcext:value-type="string">
            <text:p>Quem</text:p>
          </table:table-cell>
          <table:table-cell table:style-name="ce56" office:value-type="string" calcext:value-type="string">
            <text:p>Aspecto</text:p>
          </table:table-cell>
          <table:table-cell table:number-columns-repeated="1017"/>
        </table:table-row>
        <table:table-row table:style-name="ro1">
          <table:table-cell table:style-name="ce122" office:value-type="string" calcext:value-type="string">
            <text:p>P5 - líder descreve as tarefas de forma sucinta - E004</text:p>
          </table:table-cell>
          <table:table-cell table:style-name="ce121" table:number-columns-repeated="2"/>
          <table:table-cell/>
          <table:table-cell table:style-name="ce68" office:value-type="string" calcext:value-type="string">
            <text:p>C001 - Falta de conhecimento técnico</text:p>
          </table:table-cell>
          <table:table-cell table:style-name="ce84" office:value-type="string" calcext:value-type="string">
            <text:p>P4</text:p>
          </table:table-cell>
          <table:table-cell table:style-name="ce84" office:value-type="string" calcext:value-type="string">
            <text:p>Negativo</text:p>
          </table:table-cell>
          <table:table-cell table:number-columns-repeated="1017"/>
        </table:table-row>
        <table:table-row table:style-name="ro29">
          <table:table-cell table:style-name="ce27" office:value-type="string" calcext:value-type="string">
            <text:p>P5 - forma de descrição das tarefas pode melhorar - E002</text:p>
            <text:p/>
          </table:table-cell>
          <table:table-cell table:style-name="ce121" table:number-columns-repeated="2"/>
          <table:table-cell/>
          <table:table-cell table:style-name="ce71"/>
          <table:table-cell table:number-columns-repeated="1019"/>
        </table:table-row>
        <table:table-row table:style-name="ro29">
          <table:table-cell table:style-name="ce120" office:value-type="string" calcext:value-type="string">
            <text:p>P5 - falta de regras de negócios nas tarefas necessárias para sua implementação - E004</text:p>
          </table:table-cell>
          <table:table-cell table:style-name="ce121" table:number-columns-repeated="2"/>
          <table:table-cell/>
          <table:table-cell table:style-name="ce71"/>
          <table:table-cell table:number-columns-repeated="1019"/>
        </table:table-row>
        <table:table-row table:style-name="ro1">
          <table:table-cell table:style-name="ce122" office:value-type="string" calcext:value-type="string">
            <text:p>P2 - Forma de apresentação e descrição ainda não é o ideal - E002</text:p>
          </table:table-cell>
          <table:table-cell table:style-name="ce121" table:number-columns-repeated="2"/>
          <table:table-cell/>
          <table:table-cell table:style-name="ce71"/>
          <table:table-cell table:number-columns-repeated="1019"/>
        </table:table-row>
        <table:table-row table:style-name="ro1">
          <table:table-cell table:style-name="ce122"/>
          <table:table-cell table:style-name="ce121" table:number-columns-repeated="2"/>
          <table:table-cell/>
          <table:table-cell table:style-name="ce71"/>
          <table:table-cell table:number-columns-repeated="1019"/>
        </table:table-row>
        <table:table-row table:style-name="ro28">
          <table:table-cell table:number-columns-repeated="4"/>
          <table:table-cell table:style-name="ce188" office:value-type="string" calcext:value-type="string" table:number-columns-spanned="3" table:number-rows-spanned="1">
            <text:p>Disponibilidade da Equipe</text:p>
          </table:table-cell>
          <table:covered-table-cell table:style-name="ce47"/>
          <table:covered-table-cell table:style-name="ce49"/>
          <table:table-cell table:number-columns-repeated="1017"/>
        </table:table-row>
        <table:table-row table:style-name="ro1">
          <table:table-cell table:number-columns-repeated="4"/>
          <table:table-cell table:style-name="ce68" office:value-type="string" calcext:value-type="string">
            <text:p>C002 - Disponibilidade da equipe</text:p>
          </table:table-cell>
          <table:table-cell table:style-name="ce84" office:value-type="string" calcext:value-type="string">
            <text:p>P1, P4, P5</text:p>
          </table:table-cell>
          <table:table-cell table:style-name="ce84" office:value-type="string" calcext:value-type="string">
            <text:p>Positivo</text:p>
          </table:table-cell>
          <table:table-cell table:number-columns-repeated="1017"/>
        </table:table-row>
        <table:table-row table:style-name="ro1">
          <table:table-cell table:number-columns-repeated="4"/>
          <table:table-cell table:style-name="ce68" office:value-type="string" calcext:value-type="string">
            <text:p>C003 - Equipe Colaborativa</text:p>
          </table:table-cell>
          <table:table-cell table:style-name="ce84" office:value-type="string" calcext:value-type="string">
            <text:p>P4, P5</text:p>
          </table:table-cell>
          <table:table-cell table:style-name="ce84" office:value-type="string" calcext:value-type="string">
            <text:p>Positivo</text:p>
          </table:table-cell>
          <table:table-cell table:number-columns-repeated="1017"/>
        </table:table-row>
        <table:table-row table:style-name="ro2">
          <table:table-cell table:number-columns-repeated="1024"/>
        </table:table-row>
        <table:table-row table:style-name="ro28">
          <table:table-cell table:style-name="ce139" office:value-type="string" calcext:value-type="string" table:number-columns-spanned="2" table:number-rows-spanned="1">
            <text:p>Conhecimento Técnico</text:p>
          </table:table-cell>
          <table:covered-table-cell table:style-name="ce49"/>
          <table:table-cell table:style-name="ce55"/>
          <table:table-cell/>
          <table:table-cell table:style-name="ce182" office:value-type="string" calcext:value-type="string" table:number-columns-spanned="3" table:number-rows-spanned="1">
            <text:p>Sobrecarga de Tarefas</text:p>
          </table:table-cell>
          <table:covered-table-cell table:style-name="ce47"/>
          <table:covered-table-cell table:style-name="ce49"/>
          <table:table-cell table:style-name="ce55" table:number-columns-repeated="3"/>
          <table:table-cell table:number-columns-repeated="1014"/>
        </table:table-row>
        <table:table-row table:style-name="ro1">
          <table:table-cell table:style-name="ce28"/>
          <table:table-cell table:style-name="ce50"/>
          <table:table-cell table:style-name="ce60"/>
          <table:table-cell/>
          <table:table-cell table:style-name="ce67" office:value-type="string" calcext:value-type="string">
            <text:p>Código</text:p>
          </table:table-cell>
          <table:table-cell table:style-name="ce56" office:value-type="string" calcext:value-type="string">
            <text:p>Quem</text:p>
          </table:table-cell>
          <table:table-cell table:style-name="ce56" office:value-type="string" calcext:value-type="string">
            <text:p>Aspecto</text:p>
          </table:table-cell>
          <table:table-cell table:number-columns-repeated="1017"/>
        </table:table-row>
        <table:table-row table:style-name="ro30">
          <table:table-cell table:style-name="ce29" office:value-type="string" calcext:value-type="string">
            <text:p>P4 - Falta de conhecimento técnico por ser novato - C001</text:p>
          </table:table-cell>
          <table:table-cell table:style-name="ce34" office:value-type="string" calcext:value-type="string">
            <text:p>P4 - Muita disposição das pessoas em ajudar tecnicamente - C002</text:p>
          </table:table-cell>
          <table:table-cell table:number-columns-repeated="2"/>
          <table:table-cell table:style-name="ce68" office:value-type="string" calcext:value-type="string">
            <text:p>D001 - Líder sobrecarregado</text:p>
          </table:table-cell>
          <table:table-cell table:style-name="ce84" office:value-type="string" calcext:value-type="string">
            <text:p>P5</text:p>
          </table:table-cell>
          <table:table-cell table:style-name="ce84" office:value-type="string" calcext:value-type="string">
            <text:p>Negativo</text:p>
          </table:table-cell>
          <table:table-cell table:number-columns-repeated="1017"/>
        </table:table-row>
        <table:table-row table:style-name="ro1">
          <table:table-cell table:style-name="ce30" office:value-type="string" calcext:value-type="string">
            <text:p>P4 - questão técnica é uma barreira - C002</text:p>
          </table:table-cell>
          <table:table-cell table:style-name="ce29" office:value-type="string" calcext:value-type="string">
            <text:p>P4 - Eu nunca tive uma ajuda negada - C002</text:p>
          </table:table-cell>
          <table:table-cell table:number-columns-repeated="2"/>
          <table:table-cell table:style-name="ce68" office:value-type="string" calcext:value-type="string">
            <text:p>D002 - Líder possui muitas funções</text:p>
          </table:table-cell>
          <table:table-cell table:style-name="ce84" office:value-type="string" calcext:value-type="string">
            <text:p>P5</text:p>
          </table:table-cell>
          <table:table-cell table:style-name="ce84" office:value-type="string" calcext:value-type="string">
            <text:p>Negativo</text:p>
          </table:table-cell>
          <table:table-cell table:number-columns-repeated="1017"/>
        </table:table-row>
        <table:table-row table:style-name="ro1">
          <table:table-cell/>
          <table:table-cell table:style-name="ce29" office:value-type="string" calcext:value-type="string">
            <text:p>P5 - Equipe sempre disposta a ajudar - C002</text:p>
          </table:table-cell>
          <table:table-cell/>
          <table:table-cell table:style-name="ce62"/>
          <table:table-cell table:style-name="ce189" office:value-type="string" calcext:value-type="string">
            <text:p>EE001 - Interrupções nas tarefas</text:p>
          </table:table-cell>
          <table:table-cell table:style-name="ce84" office:value-type="string" calcext:value-type="string">
            <text:p>P2</text:p>
          </table:table-cell>
          <table:table-cell table:style-name="ce86" office:value-type="string" calcext:value-type="string">
            <text:p>Negativo</text:p>
          </table:table-cell>
          <table:table-cell table:number-columns-repeated="1017"/>
        </table:table-row>
        <table:table-row table:style-name="ro1">
          <table:table-cell table:style-name="ce137"/>
          <table:table-cell table:style-name="ce51" office:value-type="string" calcext:value-type="string">
            <text:p>P1 - Ninguém nunca se furtou em tirar uma dúvida - C002</text:p>
          </table:table-cell>
          <table:table-cell/>
          <table:table-cell table:style-name="ce46"/>
          <table:table-cell table:style-name="ce68"/>
          <table:table-cell table:number-columns-repeated="1019"/>
        </table:table-row>
        <table:table-row table:style-name="ro30">
          <table:table-cell table:style-name="ce137"/>
          <table:table-cell table:style-name="ce51" office:value-type="string" calcext:value-type="string">
            <text:p>P5 - Equipe não se importa em compartilhar o conhecimento - C003</text:p>
          </table:table-cell>
          <table:table-cell table:style-name="ce61"/>
          <table:table-cell/>
          <table:table-cell table:style-name="ce71"/>
          <table:table-cell table:number-columns-repeated="1019"/>
        </table:table-row>
        <table:table-row table:style-name="ro28">
          <table:table-cell table:style-name="ce137"/>
          <table:table-cell table:style-name="ce29"/>
          <table:table-cell table:number-columns-repeated="2"/>
          <table:table-cell table:style-name="ce182" office:value-type="string" calcext:value-type="string" table:number-columns-spanned="3" table:number-rows-spanned="1">
            <text:p>Características da Ferramenta de Tarefas</text:p>
          </table:table-cell>
          <table:covered-table-cell table:style-name="ce47"/>
          <table:covered-table-cell table:style-name="ce49"/>
          <table:table-cell table:number-columns-repeated="1017"/>
        </table:table-row>
        <table:table-row table:style-name="ro1">
          <table:table-cell table:style-name="ce137"/>
          <table:table-cell table:style-name="ce29"/>
          <table:table-cell table:number-columns-repeated="2"/>
          <table:table-cell table:style-name="ce68" office:value-type="string" calcext:value-type="string">
            <text:p>D004 - Sistema de tarefas eficiente</text:p>
          </table:table-cell>
          <table:table-cell table:style-name="ce84" office:value-type="string" calcext:value-type="string">
            <text:p>P4, P5</text:p>
          </table:table-cell>
          <table:table-cell table:style-name="ce84" office:value-type="string" calcext:value-type="string">
            <text:p>Positivo</text:p>
          </table:table-cell>
          <table:table-cell/>
          <table:table-cell table:style-name="ce85"/>
          <table:table-cell table:number-columns-repeated="1015"/>
        </table:table-row>
        <table:table-row table:style-name="ro1">
          <table:table-cell table:style-name="ce137"/>
          <table:table-cell table:style-name="ce29" office:value-type="string" calcext:value-type="string">
            <text:p>P5 - Equipe sempre disponível para ajudar - C002</text:p>
          </table:table-cell>
          <table:table-cell table:number-columns-repeated="2"/>
          <table:table-cell table:style-name="ce189" office:value-type="string" calcext:value-type="string">
            <text:p>DXXXX- Visualizar tafefas dos colegas</text:p>
          </table:table-cell>
          <table:table-cell table:style-name="ce201" office:value-type="string" calcext:value-type="string">
            <text:p>P4</text:p>
          </table:table-cell>
          <table:table-cell table:style-name="ce206" office:value-type="string" calcext:value-type="string">
            <text:p>Positivo</text:p>
          </table:table-cell>
          <table:table-cell table:number-columns-repeated="1017"/>
        </table:table-row>
        <table:table-row table:style-name="ro1">
          <table:table-cell table:style-name="ce138"/>
          <table:table-cell table:number-columns-repeated="3"/>
          <table:table-cell table:style-name="ce189" office:value-type="string" calcext:value-type="string">
            <text:p>DXXXX- Validar horas estimadas</text:p>
          </table:table-cell>
          <table:table-cell table:style-name="ce201" office:value-type="string" calcext:value-type="string">
            <text:p>P5</text:p>
          </table:table-cell>
          <table:table-cell table:style-name="ce206" office:value-type="string" calcext:value-type="string">
            <text:p>Positivo</text:p>
          </table:table-cell>
          <table:table-cell table:number-columns-repeated="1017"/>
        </table:table-row>
        <table:table-row table:style-name="ro24">
          <table:table-cell table:style-name="ce138"/>
          <table:table-cell table:number-columns-repeated="1023"/>
        </table:table-row>
        <table:table-row table:style-name="ro1">
          <table:table-cell table:style-name="ce138"/>
          <table:table-cell table:number-columns-repeated="3"/>
          <table:table-cell table:style-name="ce71"/>
          <table:table-cell table:number-columns-repeated="1019"/>
        </table:table-row>
        <table:table-row table:style-name="ro28">
          <table:table-cell table:style-name="ce138"/>
          <table:table-cell table:style-name="ce46"/>
          <table:table-cell table:number-columns-repeated="2"/>
          <table:table-cell table:style-name="ce182" office:value-type="string" calcext:value-type="string" table:number-columns-spanned="3" table:number-rows-spanned="1">
            <text:p>Experiência Prática</text:p>
          </table:table-cell>
          <table:covered-table-cell table:style-name="ce47"/>
          <table:covered-table-cell table:style-name="ce49"/>
          <table:table-cell table:style-name="ce92" table:number-columns-repeated="3"/>
          <table:table-cell table:number-columns-repeated="1014"/>
        </table:table-row>
        <table:table-row table:style-name="ro1">
          <table:table-cell table:style-name="ce138"/>
          <table:table-cell table:style-name="ce46"/>
          <table:table-cell table:number-columns-repeated="2"/>
          <table:table-cell table:style-name="ce67" office:value-type="string" calcext:value-type="string">
            <text:p>Código</text:p>
          </table:table-cell>
          <table:table-cell table:style-name="ce56" office:value-type="string" calcext:value-type="string">
            <text:p>Quem</text:p>
          </table:table-cell>
          <table:table-cell table:style-name="ce56" office:value-type="string" calcext:value-type="string">
            <text:p>Aspecto</text:p>
          </table:table-cell>
          <table:table-cell table:number-columns-repeated="1017"/>
        </table:table-row>
        <table:table-row table:style-name="ro1">
          <table:table-cell table:style-name="ce138"/>
          <table:table-cell table:number-columns-repeated="2"/>
          <table:table-cell table:style-name="ce46"/>
          <table:table-cell table:style-name="ce68" office:value-type="string" calcext:value-type="string">
            <text:p>EP002 - Falta de Experiência</text:p>
          </table:table-cell>
          <table:table-cell table:style-name="ce84" office:value-type="string" calcext:value-type="string">
            <text:p>P5</text:p>
          </table:table-cell>
          <table:table-cell table:style-name="ce84" office:value-type="string" calcext:value-type="string">
            <text:p>Negativo</text:p>
          </table:table-cell>
          <table:table-cell table:number-columns-repeated="1017"/>
        </table:table-row>
        <table:table-row table:style-name="ro1">
          <table:table-cell table:style-name="ce138"/>
          <table:table-cell table:style-name="ce52"/>
          <table:table-cell table:number-columns-repeated="2"/>
          <table:table-cell table:style-name="ce68" office:value-type="string" calcext:value-type="string">
            <text:p>EP004 - Dificuldade de Compreensão o código</text:p>
          </table:table-cell>
          <table:table-cell table:style-name="ce84" office:value-type="string" calcext:value-type="string">
            <text:p>P5</text:p>
          </table:table-cell>
          <table:table-cell table:style-name="ce84" office:value-type="string" calcext:value-type="string">
            <text:p>Negativo</text:p>
          </table:table-cell>
          <table:table-cell table:number-columns-repeated="1017"/>
        </table:table-row>
        <table:table-row table:style-name="ro1">
          <table:table-cell table:number-columns-repeated="4"/>
          <table:table-cell table:style-name="ce70"/>
          <table:table-cell table:style-name="ce85" table:number-columns-repeated="2"/>
          <table:table-cell table:number-columns-repeated="1017"/>
        </table:table-row>
        <table:table-row table:style-name="ro28">
          <table:table-cell table:style-name="ce31" office:value-type="string" calcext:value-type="string" table:number-columns-spanned="2" table:number-rows-spanned="1">
            <text:p>Distribuição de Atividades</text:p>
          </table:table-cell>
          <table:covered-table-cell table:style-name="ce53"/>
          <table:table-cell table:number-columns-repeated="1022"/>
        </table:table-row>
        <table:table-row table:style-name="ro30">
          <table:table-cell table:style-name="ce32" office:value-type="string" calcext:value-type="string">
            <text:p>P5 - Líder do projeto valida as tarefas - D002</text:p>
          </table:table-cell>
          <table:table-cell table:style-name="ce29" office:value-type="string" calcext:value-type="string">
            <text:p>P3 - formalização de tarefas no sistema ok - D003</text:p>
          </table:table-cell>
          <table:table-cell table:style-name="ce34" office:value-type="string" calcext:value-type="string">
            <text:p>P2 - Forma de apresentação da tarefa pode melhorar - E002</text:p>
          </table:table-cell>
          <table:table-cell/>
          <table:table-cell table:style-name="ce70"/>
          <table:table-cell table:style-name="ce85" table:number-columns-repeated="2"/>
          <table:table-cell table:number-columns-repeated="1017"/>
        </table:table-row>
        <table:table-row table:style-name="ro31">
          <table:table-cell table:style-name="ce29" office:value-type="string" calcext:value-type="string">
            <text:p>P5 - Líder atende professores e coordenadores - D002</text:p>
          </table:table-cell>
          <table:table-cell table:style-name="ce34" office:value-type="string" calcext:value-type="string">
            <text:p>P4 - forma atual de recebimento de tarefas clara e transparente - D003</text:p>
          </table:table-cell>
          <table:table-cell table:style-name="ce34" office:value-type="string" calcext:value-type="string">
            <text:p>P4 - alteração da expectativa de horas nas tarefas por parte do desenvolvedor - D004</text:p>
          </table:table-cell>
          <table:table-cell/>
          <table:table-cell table:style-name="ce71"/>
          <table:table-cell table:number-columns-repeated="1019"/>
        </table:table-row>
        <table:table-row table:style-name="ro30">
          <table:table-cell table:style-name="ce29" office:value-type="string" calcext:value-type="string">
            <text:p>P5 - tarefas são colocadas na sprint atual pelo lider - D002</text:p>
          </table:table-cell>
          <table:table-cell table:style-name="ce29" office:value-type="string" calcext:value-type="string">
            <text:p>P5 - forma como a tarefa chega é funcional - D003</text:p>
          </table:table-cell>
          <table:table-cell table:style-name="ce34" office:value-type="string" calcext:value-type="string">
            <text:p>P5 - desenvolvedor valida as horas estipuladas pelo lider - D004</text:p>
          </table:table-cell>
          <table:table-cell/>
          <table:table-cell table:style-name="ce190" office:value-type="string" calcext:value-type="string" table:number-columns-spanned="3" table:number-rows-spanned="1">
            <text:p>Dificuldades no Ambiente Remoto</text:p>
          </table:table-cell>
          <table:covered-table-cell table:style-name="ce47"/>
          <table:covered-table-cell table:style-name="ce49"/>
          <table:table-cell table:number-columns-repeated="1017"/>
        </table:table-row>
        <table:table-row table:style-name="ro30">
          <table:table-cell table:style-name="ce33" office:value-type="string" calcext:value-type="string">
            <text:p>P5 - Lider sobrecarregado - D001</text:p>
          </table:table-cell>
          <table:table-cell table:style-name="ce34" office:value-type="string" calcext:value-type="string">
            <text:p>P4 - Sistema usado atende perfeitamente o recebimento das tarefas - D003</text:p>
          </table:table-cell>
          <table:table-cell table:style-name="ce34" office:value-type="string" calcext:value-type="string">
            <text:p>P4 - Fato de existir mais de um desenvolvedor no projeto ajuda muito - C003</text:p>
          </table:table-cell>
          <table:table-cell/>
          <table:table-cell table:style-name="ce191" office:value-type="string" calcext:value-type="string">
            <text:p>EP005 - Dificuldade para comunicar-se remotamente</text:p>
          </table:table-cell>
          <table:table-cell table:style-name="ce202" office:value-type="string" calcext:value-type="string">
            <text:p>P3</text:p>
          </table:table-cell>
          <table:table-cell table:style-name="ce201" office:value-type="string" calcext:value-type="string">
            <text:p>Negativo</text:p>
          </table:table-cell>
          <table:table-cell table:style-name="ce84" office:value-type="string" calcext:value-type="string">
            <text:p>P3</text:p>
          </table:table-cell>
          <table:table-cell table:number-columns-repeated="1016"/>
        </table:table-row>
        <table:table-row table:style-name="ro1">
          <table:table-cell table:style-name="ce121"/>
          <table:table-cell table:style-name="ce29" office:value-type="string" calcext:value-type="string">
            <text:p>P4 - Sistema bem completo - D003</text:p>
          </table:table-cell>
          <table:table-cell table:style-name="ce121"/>
          <table:table-cell/>
          <table:table-cell table:style-name="ce191" office:value-type="string" calcext:value-type="string">
            <text:p>EPXXX- Receio de Tirar dúvidas remotamente</text:p>
          </table:table-cell>
          <table:table-cell table:style-name="ce202" office:value-type="string" calcext:value-type="string">
            <text:p>P3</text:p>
          </table:table-cell>
          <table:table-cell table:style-name="ce206"/>
          <table:table-cell table:style-name="ce84" office:value-type="string" calcext:value-type="string">
            <text:p>P3</text:p>
          </table:table-cell>
          <table:table-cell table:number-columns-repeated="1016"/>
        </table:table-row>
        <table:table-row table:style-name="ro1">
          <table:table-cell table:style-name="ce121"/>
          <table:table-cell table:style-name="ce34"/>
          <table:table-cell table:style-name="ce121"/>
          <table:table-cell/>
          <table:table-cell table:style-name="ce191" office:value-type="string" calcext:value-type="string">
            <text:p>DC005 - Equipe com horários assíncronos</text:p>
          </table:table-cell>
          <table:table-cell table:style-name="ce202" office:value-type="string" calcext:value-type="string">
            <text:p>P1, P2</text:p>
          </table:table-cell>
          <table:table-cell table:style-name="ce201" office:value-type="string" calcext:value-type="string">
            <text:p>Negativo</text:p>
          </table:table-cell>
          <table:table-cell/>
          <table:table-cell table:style-name="ce84"/>
          <table:table-cell table:number-columns-repeated="2"/>
          <table:table-cell table:style-name="ce84"/>
          <table:table-cell table:number-columns-repeated="1012"/>
        </table:table-row>
        <table:table-row table:style-name="ro1">
          <table:table-cell table:style-name="ce121"/>
          <table:table-cell table:style-name="ce34"/>
          <table:table-cell table:style-name="ce121"/>
          <table:table-cell/>
          <table:table-cell table:style-name="ce191" office:value-type="string" calcext:value-type="string">
            <text:p>DC006 - Preferência pelo embiente presencial</text:p>
          </table:table-cell>
          <table:table-cell table:style-name="ce202" office:value-type="string" calcext:value-type="string">
            <text:p>P3</text:p>
          </table:table-cell>
          <table:table-cell table:style-name="ce201" office:value-type="string" calcext:value-type="string">
            <text:p>Positivo e Negativo</text:p>
          </table:table-cell>
          <table:table-cell table:style-name="ce84" office:value-type="string" calcext:value-type="string">
            <text:p>P3</text:p>
          </table:table-cell>
          <table:table-cell table:number-columns-repeated="1016"/>
        </table:table-row>
        <table:table-row table:style-name="ro30">
          <table:table-cell table:style-name="ce121"/>
          <table:table-cell table:style-name="ce34" office:value-type="string" calcext:value-type="string">
            <text:p>P4 - sistema permite visualizar tarefas dos outros companheiros - <text:s/>D004</text:p>
          </table:table-cell>
          <table:table-cell table:style-name="ce121"/>
          <table:table-cell/>
          <table:table-cell table:style-name="ce71"/>
          <table:table-cell table:number-columns-repeated="1019"/>
        </table:table-row>
        <table:table-row table:style-name="ro28">
          <table:table-cell table:number-columns-repeated="3"/>
          <table:table-cell table:style-name="ce40"/>
          <table:table-cell table:style-name="ce192" table:number-columns-spanned="3" table:number-rows-spanned="1"/>
          <table:covered-table-cell table:style-name="ce47"/>
          <table:covered-table-cell table:style-name="ce49"/>
          <table:table-cell table:style-name="ce55" table:number-columns-repeated="3"/>
          <table:table-cell table:number-columns-repeated="1014"/>
        </table:table-row>
        <table:table-row table:style-name="ro1">
          <table:table-cell table:number-columns-repeated="4"/>
          <table:table-cell table:style-name="ce67"/>
          <table:table-cell table:style-name="ce56" table:number-columns-repeated="2"/>
          <table:table-cell table:number-columns-repeated="1017"/>
        </table:table-row>
        <table:table-row table:style-name="ro1">
          <table:table-cell table:number-columns-repeated="3"/>
          <table:table-cell table:style-name="ce40"/>
          <table:table-cell table:style-name="ce68"/>
          <table:table-cell table:number-columns-repeated="1019"/>
        </table:table-row>
        <table:table-row table:style-name="ro28">
          <table:table-cell table:style-name="ce139" office:value-type="string" calcext:value-type="string" table:number-columns-spanned="3" table:number-rows-spanned="1">
            <text:p>Experiência Prática</text:p>
          </table:table-cell>
          <table:covered-table-cell table:style-name="ce47"/>
          <table:covered-table-cell table:style-name="ce49"/>
          <table:table-cell table:number-columns-repeated="1021"/>
        </table:table-row>
        <table:table-row table:style-name="ro1">
          <table:table-cell table:style-name="ce122"/>
          <table:table-cell table:style-name="ce27" table:number-columns-repeated="2"/>
          <table:table-cell table:number-columns-repeated="1021"/>
        </table:table-row>
        <table:table-row table:style-name="ro30">
          <table:table-cell table:style-name="ce29" office:value-type="string" calcext:value-type="string">
            <text:p>P5 - Pouco conhecimento prático - EP001</text:p>
          </table:table-cell>
          <table:table-cell table:style-name="ce29" office:value-type="string" calcext:value-type="string">
            <text:p>P5 - falta de experiência - EP002</text:p>
          </table:table-cell>
          <table:table-cell table:style-name="ce34" office:value-type="string" calcext:value-type="string">
            <text:p>P5 - muita dificuldade para compreender o código - EP004</text:p>
          </table:table-cell>
          <table:table-cell/>
          <table:table-cell table:style-name="ce188" office:value-type="string" calcext:value-type="string" table:number-columns-spanned="3" table:number-rows-spanned="1">
            <text:p>Recursos Disponíveis</text:p>
          </table:table-cell>
          <table:covered-table-cell table:style-name="ce47"/>
          <table:covered-table-cell table:style-name="ce49"/>
          <table:table-cell/>
          <table:table-cell table:style-name="ce84"/>
          <table:table-cell table:number-columns-repeated="1015"/>
        </table:table-row>
        <table:table-row table:style-name="ro30">
          <table:table-cell table:style-name="ce34" office:value-type="string" calcext:value-type="string">
            <text:p>P3 - Receio do remoto por não poder tirar uma dúvida rápida - EP005</text:p>
          </table:table-cell>
          <table:table-cell table:style-name="ce54" office:value-type="string" calcext:value-type="string">
            <text:p>P4 - necessidade de perguntar ao membro mais experiente - EP003</text:p>
          </table:table-cell>
          <table:table-cell table:style-name="ce34" office:value-type="string" calcext:value-type="string">
            <text:p>P5 - código diferente de experiências anteriores - EP004</text:p>
          </table:table-cell>
          <table:table-cell/>
          <table:table-cell table:style-name="ce68" office:value-type="string" calcext:value-type="string">
            <text:p>EE002 - Problemas técnicos Inesperados</text:p>
          </table:table-cell>
          <table:table-cell table:style-name="ce84" office:value-type="string" calcext:value-type="string">
            <text:p>P2, P3</text:p>
          </table:table-cell>
          <table:table-cell table:style-name="ce84" office:value-type="string" calcext:value-type="string">
            <text:p>Negativo</text:p>
          </table:table-cell>
          <table:table-cell table:number-columns-repeated="1017"/>
        </table:table-row>
        <table:table-row table:style-name="ro1">
          <table:table-cell table:style-name="ce34" office:value-type="string" calcext:value-type="string">
            <text:p>P5 - dificuldade em lembrar implementação de tarefa - EP001</text:p>
          </table:table-cell>
          <table:table-cell table:style-name="ce41" office:value-type="string" calcext:value-type="string">
            <text:p>P5 - necessidade de orientação por ter pouca experiência - EP003</text:p>
          </table:table-cell>
          <table:table-cell table:style-name="ce121"/>
          <table:table-cell/>
          <table:table-cell table:style-name="ce68" office:value-type="string" calcext:value-type="string">
            <text:p>EE003 - Limitações de Hardware</text:p>
          </table:table-cell>
          <table:table-cell table:style-name="ce84" office:value-type="string" calcext:value-type="string">
            <text:p>P2</text:p>
          </table:table-cell>
          <table:table-cell table:style-name="ce84" office:value-type="string" calcext:value-type="string">
            <text:p>Negativo</text:p>
          </table:table-cell>
          <table:table-cell table:number-columns-repeated="1017"/>
        </table:table-row>
        <table:table-row table:style-name="ro1">
          <table:table-cell table:style-name="ce29" office:value-type="string" calcext:value-type="string">
            <text:p>P5 - dificuldade prática de execução das tarefas - EP001</text:p>
          </table:table-cell>
          <table:table-cell table:style-name="ce121" table:number-columns-repeated="2"/>
          <table:table-cell/>
          <table:table-cell table:style-name="ce71"/>
          <table:table-cell table:number-columns-repeated="1019"/>
        </table:table-row>
        <table:table-row table:style-name="ro28">
          <table:table-cell table:style-name="ce121" table:number-columns-repeated="3"/>
          <table:table-cell/>
          <table:table-cell table:style-name="ce190" office:value-type="string" calcext:value-type="string" table:number-columns-spanned="6" table:number-rows-spanned="1">
            <text:p>Definição de Processo</text:p>
          </table:table-cell>
          <table:covered-table-cell table:number-columns-repeated="4" table:style-name="ce47"/>
          <table:covered-table-cell table:style-name="ce49"/>
          <table:table-cell table:number-columns-repeated="1014"/>
        </table:table-row>
        <table:table-row table:style-name="ro1">
          <table:table-cell table:style-name="ce121" table:number-columns-repeated="3"/>
          <table:table-cell/>
          <table:table-cell table:style-name="ce67" office:value-type="string" calcext:value-type="string">
            <text:p>Código</text:p>
          </table:table-cell>
          <table:table-cell table:style-name="ce56" office:value-type="string" calcext:value-type="string">
            <text:p>Quem</text:p>
          </table:table-cell>
          <table:table-cell table:style-name="ce56" office:value-type="string" calcext:value-type="string">
            <text:p>Aspecto</text:p>
          </table:table-cell>
          <table:table-cell table:number-columns-repeated="1017"/>
        </table:table-row>
        <table:table-row table:style-name="ro1">
          <table:table-cell table:number-columns-repeated="4"/>
          <table:table-cell table:style-name="ce68" office:value-type="string" calcext:value-type="string">
            <text:p>NPD001 - Falta de processo de trabalho definido</text:p>
          </table:table-cell>
          <table:table-cell table:style-name="ce84" office:value-type="string" calcext:value-type="string">
            <text:p>P2, P3</text:p>
          </table:table-cell>
          <table:table-cell table:style-name="ce84" office:value-type="string" calcext:value-type="string">
            <text:p>Negativo</text:p>
          </table:table-cell>
          <table:table-cell table:number-columns-repeated="1017"/>
        </table:table-row>
        <table:table-row table:style-name="ro28">
          <table:table-cell table:style-name="ce35" table:number-columns-spanned="3" table:number-rows-spanned="1"/>
          <table:covered-table-cell table:number-columns-repeated="2"/>
          <table:table-cell/>
          <table:table-cell table:style-name="ce68" office:value-type="string" calcext:value-type="string">
            <text:p>NPD002 - Falta de Documentação</text:p>
          </table:table-cell>
          <table:table-cell table:style-name="ce84" office:value-type="string" calcext:value-type="string">
            <text:p>P2, P5</text:p>
          </table:table-cell>
          <table:table-cell table:style-name="ce84" office:value-type="string" calcext:value-type="string">
            <text:p>Negativo</text:p>
          </table:table-cell>
          <table:table-cell table:number-columns-repeated="1017"/>
        </table:table-row>
        <table:table-row table:style-name="ro1">
          <table:table-cell table:number-columns-repeated="4"/>
          <table:table-cell table:style-name="ce68" office:value-type="string" calcext:value-type="string">
            <text:p>NPD003 - Falta de definição de papeis</text:p>
          </table:table-cell>
          <table:table-cell table:style-name="ce84" office:value-type="string" calcext:value-type="string">
            <text:p>P5</text:p>
          </table:table-cell>
          <table:table-cell table:style-name="ce84" office:value-type="string" calcext:value-type="string">
            <text:p>Negativo</text:p>
          </table:table-cell>
          <table:table-cell table:number-columns-repeated="1017"/>
        </table:table-row>
        <table:table-row table:style-name="ro2">
          <table:table-cell table:number-columns-repeated="1024"/>
        </table:table-row>
        <table:table-row table:style-name="ro1">
          <table:table-cell table:number-columns-repeated="4"/>
          <table:table-cell table:style-name="ce71"/>
          <table:table-cell table:number-columns-repeated="1019"/>
        </table:table-row>
        <table:table-row table:style-name="ro28">
          <table:table-cell table:style-name="ce139" office:value-type="string" calcext:value-type="string" table:number-columns-spanned="3" table:number-rows-spanned="1">
            <text:p>Eventos Externos</text:p>
          </table:table-cell>
          <table:covered-table-cell table:style-name="ce47"/>
          <table:covered-table-cell table:style-name="ce49"/>
          <table:table-cell/>
          <table:table-cell table:style-name="ce190" office:value-type="string" calcext:value-type="string" table:number-columns-spanned="6" table:number-rows-spanned="1">
            <text:p>Definição de Padrões Técnicos</text:p>
          </table:table-cell>
          <table:covered-table-cell table:number-columns-repeated="4" table:style-name="ce47"/>
          <table:covered-table-cell table:style-name="ce49"/>
          <table:table-cell table:number-columns-repeated="1014"/>
        </table:table-row>
        <table:table-row table:style-name="ro1">
          <table:table-cell table:style-name="ce36" office:value-type="string" calcext:value-type="string">
            <text:p>P2 - Interrupções - EE001</text:p>
          </table:table-cell>
          <table:table-cell table:style-name="ce29" office:value-type="string" calcext:value-type="string">
            <text:p>P2 - Problema Técnico - EE002</text:p>
          </table:table-cell>
          <table:table-cell table:style-name="ce29" office:value-type="string" calcext:value-type="string">
            <text:p>P2 - Limitações de Hardware - EE003</text:p>
          </table:table-cell>
          <table:table-cell/>
          <table:table-cell table:style-name="ce68" office:value-type="string" calcext:value-type="string">
            <text:p>NPD004 - Falta de padronização técnica</text:p>
          </table:table-cell>
          <table:table-cell table:style-name="ce84" office:value-type="string" calcext:value-type="string">
            <text:p>P5</text:p>
          </table:table-cell>
          <table:table-cell table:style-name="ce84" office:value-type="string" calcext:value-type="string">
            <text:p>Negativo</text:p>
          </table:table-cell>
          <table:table-cell table:number-columns-repeated="1017"/>
        </table:table-row>
        <table:table-row table:style-name="ro1">
          <table:table-cell table:style-name="ce29" office:value-type="string" calcext:value-type="string">
            <text:p>P3 - Problemas Inesperados - EE002</text:p>
          </table:table-cell>
          <table:table-cell table:number-columns-repeated="3"/>
          <table:table-cell table:style-name="ce71"/>
          <table:table-cell table:number-columns-repeated="1019"/>
        </table:table-row>
        <table:table-row table:style-name="ro29">
          <table:table-cell table:style-name="ce120" office:value-type="string" calcext:value-type="string">
            <text:p>P3 - Mesmo tirando dúvidas quando bota a mão na massa ocorrem problemas inesperados - EE002</text:p>
          </table:table-cell>
          <table:table-cell table:number-columns-repeated="2"/>
          <table:table-cell table:style-name="ce40"/>
          <table:table-cell table:style-name="ce77"/>
          <table:table-cell table:style-name="ce55" table:number-columns-repeated="5"/>
          <table:table-cell table:number-columns-repeated="1014"/>
        </table:table-row>
        <table:table-row table:style-name="ro28">
          <table:table-cell table:number-columns-repeated="3"/>
          <table:table-cell table:style-name="ce40"/>
          <table:table-cell table:style-name="ce182" office:value-type="string" calcext:value-type="string" table:number-columns-spanned="6" table:number-rows-spanned="1">
            <text:p>Comportamento Pessoal</text:p>
          </table:table-cell>
          <table:covered-table-cell table:number-columns-repeated="4" table:style-name="ce47"/>
          <table:covered-table-cell table:style-name="ce49"/>
          <table:table-cell table:number-columns-repeated="1014"/>
        </table:table-row>
        <table:table-row table:style-name="ro28">
          <table:table-cell table:style-name="ce139" office:value-type="string" calcext:value-type="string" table:number-columns-spanned="2" table:number-rows-spanned="1">
            <text:p>Necessidade de Processos Definidos</text:p>
          </table:table-cell>
          <table:covered-table-cell table:style-name="ce49"/>
          <table:table-cell table:style-name="ce55"/>
          <table:table-cell table:style-name="ce40"/>
          <table:table-cell table:style-name="ce67" office:value-type="string" calcext:value-type="string">
            <text:p>Código</text:p>
          </table:table-cell>
          <table:table-cell table:style-name="ce56" office:value-type="string" calcext:value-type="string">
            <text:p>Quem</text:p>
          </table:table-cell>
          <table:table-cell table:style-name="ce56" office:value-type="string" calcext:value-type="string">
            <text:p>Aspecto</text:p>
          </table:table-cell>
          <table:table-cell table:number-columns-repeated="1017"/>
        </table:table-row>
        <table:table-row table:style-name="ro32">
          <table:table-cell table:style-name="ce116" office:value-type="string" calcext:value-type="string">
            <text:p>Definição de Processo de trabalho</text:p>
          </table:table-cell>
          <table:table-cell table:style-name="ce116" office:value-type="string" calcext:value-type="string">
            <text:p>Definição de papéis</text:p>
          </table:table-cell>
          <table:table-cell table:number-columns-repeated="2"/>
          <table:table-cell table:style-name="ce68" office:value-type="string" calcext:value-type="string">
            <text:p>DI003 - Falta de Motivação</text:p>
          </table:table-cell>
          <table:table-cell table:style-name="ce84" office:value-type="string" calcext:value-type="string">
            <text:p>P2</text:p>
          </table:table-cell>
          <table:table-cell table:style-name="ce84" office:value-type="string" calcext:value-type="string">
            <text:p>Negativo</text:p>
          </table:table-cell>
          <table:table-cell table:number-columns-repeated="1017"/>
        </table:table-row>
        <table:table-row table:style-name="ro30">
          <table:table-cell table:style-name="ce34" office:value-type="string" calcext:value-type="string">
            <text:p>P2 - Não há um processo definido para apresentação das tarefas - NPD001</text:p>
          </table:table-cell>
          <table:table-cell table:style-name="ce29" office:value-type="string" calcext:value-type="string">
            <text:p>P5 - falta de um papel na equipe de testador - NPD003</text:p>
          </table:table-cell>
          <table:table-cell table:style-name="ce62"/>
          <table:table-cell/>
          <table:table-cell table:style-name="ce68" office:value-type="string" calcext:value-type="string">
            <text:p>DI004 - Distrações</text:p>
          </table:table-cell>
          <table:table-cell table:style-name="ce84" office:value-type="string" calcext:value-type="string">
            <text:p>P2</text:p>
          </table:table-cell>
          <table:table-cell table:style-name="ce84" office:value-type="string" calcext:value-type="string">
            <text:p>Negativo</text:p>
          </table:table-cell>
          <table:table-cell table:number-columns-repeated="1017"/>
        </table:table-row>
        <table:table-row table:style-name="ro24">
          <table:table-cell table:style-name="ce29" office:value-type="string" calcext:value-type="string">
            <text:p>P2 - Processo de apresentação das tarefas preliminar - NPD001</text:p>
          </table:table-cell>
          <table:table-cell table:style-name="ce29" office:value-type="string" calcext:value-type="string">
            <text:p>P5 - falta de alguém para testar tarefas - NPD003</text:p>
          </table:table-cell>
          <table:table-cell table:style-name="ce33"/>
          <table:table-cell/>
          <table:table-cell table:style-name="ce194"/>
          <table:table-cell table:number-columns-repeated="1019"/>
        </table:table-row>
        <table:table-row table:style-name="ro33">
          <table:table-cell table:style-name="ce34" office:value-type="string" calcext:value-type="string">
            <text:p>P4 - Forma de recebimento atual das tarefas ainda não é o ideal, mas pode melhorar com uma melhor utilização da ferramenta - <text:s/>E002</text:p>
          </table:table-cell>
          <table:table-cell table:style-name="ce29" office:value-type="string" calcext:value-type="string">
            <text:p>P5 - falta de alguém para testar tarefas - NPD003</text:p>
          </table:table-cell>
          <table:table-cell table:style-name="ce33"/>
          <table:table-cell/>
          <table:table-cell table:style-name="ce194"/>
          <table:table-cell table:number-columns-repeated="1019"/>
        </table:table-row>
        <table:table-row table:style-name="ro29">
          <table:table-cell table:style-name="ce37" office:value-type="string" calcext:value-type="string">
            <text:p>P5 - dúvidas de processo que poderia ser sanadas com documentação - NPD002</text:p>
          </table:table-cell>
          <table:table-cell table:style-name="ce121"/>
          <table:table-cell table:style-name="ce138"/>
          <table:table-cell/>
          <table:table-cell table:style-name="ce71"/>
          <table:table-cell table:number-columns-repeated="1019"/>
        </table:table-row>
        <table:table-row table:style-name="ro1">
          <table:table-cell table:style-name="ce38" office:value-type="string" calcext:value-type="string">
            <text:p>P1 - Tarefa não é apresentada ao desenvolvedor - E002</text:p>
          </table:table-cell>
          <table:table-cell table:style-name="ce43"/>
          <table:table-cell table:style-name="ce33"/>
          <table:table-cell/>
          <table:table-cell table:style-name="ce71"/>
          <table:table-cell table:number-columns-repeated="1019"/>
        </table:table-row>
        <table:table-row table:style-name="ro1">
          <table:table-cell table:style-name="ce39"/>
          <table:table-cell table:style-name="ce44"/>
          <table:table-cell table:style-name="ce138"/>
          <table:table-cell/>
          <table:table-cell table:style-name="ce71"/>
          <table:table-cell table:number-columns-repeated="1019"/>
        </table:table-row>
        <table:table-row table:style-name="ro28">
          <table:table-cell table:style-name="ce40"/>
          <table:table-cell table:number-columns-repeated="3"/>
          <table:table-cell table:style-name="ce188" office:value-type="string" calcext:value-type="string" table:number-columns-spanned="6" table:number-rows-spanned="1">
            <text:p>Necessidades de Comunicação</text:p>
          </table:table-cell>
          <table:covered-table-cell table:number-columns-repeated="4" table:style-name="ce47"/>
          <table:covered-table-cell table:style-name="ce49"/>
          <table:table-cell table:number-columns-repeated="1014"/>
        </table:table-row>
        <table:table-row table:style-name="ro1">
          <table:table-cell table:number-columns-repeated="4"/>
          <table:table-cell table:style-name="ce67" office:value-type="string" calcext:value-type="string">
            <text:p>Código</text:p>
          </table:table-cell>
          <table:table-cell table:style-name="ce56" office:value-type="string" calcext:value-type="string">
            <text:p>Quem</text:p>
          </table:table-cell>
          <table:table-cell table:style-name="ce56" office:value-type="string" calcext:value-type="string">
            <text:p>Aspecto</text:p>
          </table:table-cell>
          <table:table-cell table:number-columns-repeated="1017"/>
        </table:table-row>
        <table:table-row table:style-name="ro28">
          <table:table-cell table:style-name="ce139" office:value-type="string" calcext:value-type="string" table:number-columns-spanned="2" table:number-rows-spanned="1">
            <text:p>Desafios Individuais</text:p>
          </table:table-cell>
          <table:covered-table-cell table:style-name="ce49"/>
          <table:table-cell table:style-name="ce55"/>
          <table:table-cell/>
          <table:table-cell table:style-name="ce189" office:value-type="string" calcext:value-type="string">
            <text:p>DC001 - Falta de feedback</text:p>
          </table:table-cell>
          <table:table-cell table:style-name="ce201" office:value-type="string" calcext:value-type="string">
            <text:p>P1, P5</text:p>
          </table:table-cell>
          <table:table-cell table:style-name="ce201" office:value-type="string" calcext:value-type="string">
            <text:p>Negativo</text:p>
          </table:table-cell>
          <table:table-cell table:number-columns-repeated="1017"/>
        </table:table-row>
        <table:table-row table:style-name="ro1">
          <table:table-cell table:style-name="ce116" office:value-type="string" calcext:value-type="string">
            <text:p>Desafio Emocional</text:p>
          </table:table-cell>
          <table:table-cell table:style-name="ce116" office:value-type="string" calcext:value-type="string">
            <text:p>Falta de Concentração</text:p>
          </table:table-cell>
          <table:table-cell table:number-columns-repeated="2"/>
          <table:table-cell table:style-name="ce189" office:value-type="string" calcext:value-type="string">
            <text:p>DC002 - Demora em retorno de contato</text:p>
          </table:table-cell>
          <table:table-cell table:style-name="ce201" office:value-type="string" calcext:value-type="string">
            <text:p>P2</text:p>
          </table:table-cell>
          <table:table-cell table:style-name="ce201" office:value-type="string" calcext:value-type="string">
            <text:p>Negativo</text:p>
          </table:table-cell>
          <table:table-cell table:number-columns-repeated="1017"/>
        </table:table-row>
        <table:table-row table:style-name="ro30">
          <table:table-cell table:style-name="ce34" office:value-type="string" calcext:value-type="string">
            <text:p>P3 - Evita perguntar por achar que vai atrapalhar os colegas - DI001</text:p>
          </table:table-cell>
          <table:table-cell table:style-name="ce29" office:value-type="string" calcext:value-type="string">
            <text:p>P2 - Distrações</text:p>
          </table:table-cell>
          <table:table-cell table:style-name="ce33"/>
          <table:table-cell/>
          <table:table-cell table:style-name="ce189" office:value-type="string" calcext:value-type="string">
            <text:p>DC003 - Comunicação da Equipe deficiente</text:p>
          </table:table-cell>
          <table:table-cell table:style-name="ce201" office:value-type="string" calcext:value-type="string">
            <text:p>P1, P2, P3</text:p>
          </table:table-cell>
          <table:table-cell table:style-name="ce201" office:value-type="string" calcext:value-type="string">
            <text:p>Negativo</text:p>
          </table:table-cell>
          <table:table-cell table:number-columns-repeated="1017"/>
        </table:table-row>
        <table:table-row table:style-name="ro32">
          <table:table-cell table:style-name="ce29" office:value-type="string" calcext:value-type="string">
            <text:p>P2 - Falta de Motivação - DI003</text:p>
          </table:table-cell>
          <table:table-cell/>
          <table:table-cell table:style-name="ce138"/>
          <table:table-cell/>
          <table:table-cell table:style-name="ce195" office:value-type="string" calcext:value-type="string">
            <text:p><text:span text:style-name="T3">DC004 - Comunicação com cliente </text:span><text:span text:style-name="T4">centralizada</text:span></text:p>
          </table:table-cell>
          <table:table-cell table:style-name="ce201" office:value-type="string" calcext:value-type="string">
            <text:p>P4</text:p>
          </table:table-cell>
          <table:table-cell table:style-name="ce201" office:value-type="string" calcext:value-type="string">
            <text:p>Negativo</text:p>
          </table:table-cell>
          <table:table-cell table:number-columns-repeated="1017"/>
        </table:table-row>
        <table:table-row table:style-name="ro30">
          <table:table-cell table:style-name="ce34" office:value-type="string" calcext:value-type="string">
            <text:p>P2 - Alguns desenvolvedores não tiram dúvidas sobre as tarefas - DI002</text:p>
          </table:table-cell>
          <table:table-cell table:style-name="ce45"/>
          <table:table-cell table:style-name="ce138"/>
          <table:table-cell/>
          <table:table-cell table:style-name="ce191" office:value-type="string" calcext:value-type="string">
            <text:p>DC007 - Comunicação da Equipe eficaz</text:p>
          </table:table-cell>
          <table:table-cell table:style-name="ce202" office:value-type="string" calcext:value-type="string">
            <text:p>P5</text:p>
          </table:table-cell>
          <table:table-cell table:style-name="ce202" office:value-type="string" calcext:value-type="string">
            <text:p>Positivo</text:p>
          </table:table-cell>
          <table:table-cell table:style-name="ce85"/>
          <table:table-cell table:number-columns-repeated="1016"/>
        </table:table-row>
        <table:table-row table:style-name="ro1">
          <table:table-cell table:style-name="ce41" office:value-type="string" calcext:value-type="string">
            <text:p>P3 - medo de atrapalhar o colega ao tirar duvida - DI001</text:p>
          </table:table-cell>
          <table:table-cell table:style-name="ce137"/>
          <table:table-cell table:style-name="ce138"/>
          <table:table-cell/>
          <table:table-cell table:style-name="ce196" office:value-type="string" calcext:value-type="string">
            <text:p>DI001 - Receio de atrapalhar o colega</text:p>
          </table:table-cell>
          <table:table-cell table:style-name="ce201" office:value-type="string" calcext:value-type="string">
            <text:p>P3</text:p>
          </table:table-cell>
          <table:table-cell table:style-name="ce201" office:value-type="string" calcext:value-type="string">
            <text:p>Negativo</text:p>
          </table:table-cell>
          <table:table-cell table:style-name="ce85"/>
          <table:table-cell table:number-columns-repeated="1016"/>
        </table:table-row>
        <table:table-row table:style-name="ro29">
          <table:table-cell/>
          <table:table-cell table:style-name="ce138" table:number-columns-repeated="2"/>
          <table:table-cell/>
          <table:table-cell table:style-name="ce196" office:value-type="string" calcext:value-type="string">
            <text:p>New01 - Necessidade de Saber o que os colegas estão fazendo</text:p>
          </table:table-cell>
          <table:table-cell table:style-name="ce201" office:value-type="string" calcext:value-type="string">
            <text:p>P3</text:p>
          </table:table-cell>
          <table:table-cell table:style-name="ce206"/>
          <table:table-cell table:style-name="ce208"/>
          <table:table-cell table:style-name="ce210"/>
          <table:table-cell table:style-name="ce95"/>
          <table:table-cell/>
          <table:table-cell table:style-name="ce84"/>
          <table:table-cell table:number-columns-repeated="1012"/>
        </table:table-row>
        <table:table-row table:style-name="ro1">
          <table:table-cell/>
          <table:table-cell table:style-name="ce138" table:number-columns-repeated="2"/>
          <table:table-cell/>
          <table:table-cell table:style-name="ce189" office:value-type="string" calcext:value-type="string">
            <text:p>EP003 - Necessidade de tirar dúvidas</text:p>
          </table:table-cell>
          <table:table-cell table:style-name="ce201" office:value-type="string" calcext:value-type="string">
            <text:p>P4, P5, P2</text:p>
          </table:table-cell>
          <table:table-cell table:style-name="ce201" office:value-type="string" calcext:value-type="string">
            <text:p>Negativo</text:p>
          </table:table-cell>
          <table:table-cell table:style-name="ce209" table:number-columns-repeated="2"/>
          <table:table-cell table:style-name="ce84"/>
          <table:table-cell table:number-columns-repeated="1014"/>
        </table:table-row>
        <table:table-row table:style-name="ro24">
          <table:table-cell/>
          <table:table-cell table:style-name="ce138" table:number-columns-repeated="2"/>
          <table:table-cell/>
          <table:table-cell table:style-name="ce194"/>
          <table:table-cell table:number-columns-repeated="1019"/>
        </table:table-row>
        <table:table-row table:style-name="ro24">
          <table:table-cell table:number-columns-repeated="4"/>
          <table:table-cell table:style-name="ce194"/>
          <table:table-cell table:number-columns-repeated="1019"/>
        </table:table-row>
        <table:table-row table:style-name="ro28">
          <table:table-cell table:style-name="ce139" office:value-type="string" calcext:value-type="string">
            <text:p>Necessidade de Planejamento</text:p>
          </table:table-cell>
          <table:table-cell table:style-name="ce55"/>
          <table:table-cell table:number-columns-repeated="2"/>
          <table:table-cell table:style-name="ce194"/>
          <table:table-cell table:number-columns-repeated="1019"/>
        </table:table-row>
        <table:table-row table:style-name="ro1">
          <table:table-cell table:style-name="ce116" office:value-type="string" calcext:value-type="string">
            <text:p>Documentação dos sistemas</text:p>
          </table:table-cell>
          <table:table-cell table:style-name="ce56"/>
          <table:table-cell table:number-columns-repeated="2"/>
          <table:table-cell table:style-name="ce71"/>
          <table:table-cell table:number-columns-repeated="1019"/>
        </table:table-row>
        <table:table-row table:style-name="ro1">
          <table:table-cell table:style-name="ce29" office:value-type="string" calcext:value-type="string">
            <text:p>P5 - falta de padronização de telas/botões/menus - NPD004</text:p>
          </table:table-cell>
          <table:table-cell table:style-name="ce33"/>
          <table:table-cell table:number-columns-repeated="2"/>
          <table:table-cell table:style-name="ce71"/>
          <table:table-cell table:number-columns-repeated="1019"/>
        </table:table-row>
        <table:table-row table:style-name="ro1">
          <table:table-cell table:style-name="ce29" office:value-type="string" calcext:value-type="string">
            <text:p>P2 - Melhorar a forma de documentar - NPD002 </text:p>
          </table:table-cell>
          <table:table-cell table:style-name="ce46"/>
          <table:table-cell table:number-columns-repeated="2"/>
          <table:table-cell table:style-name="ce71"/>
          <table:table-cell table:number-columns-repeated="1019"/>
        </table:table-row>
        <table:table-row table:style-name="ro1">
          <table:table-cell table:style-name="ce29" office:value-type="string" calcext:value-type="string">
            <text:p>P2 - Melhorar a documentação -NPD002 </text:p>
          </table:table-cell>
          <table:table-cell table:style-name="ce138"/>
          <table:table-cell table:number-columns-repeated="2"/>
          <table:table-cell table:style-name="ce71"/>
          <table:table-cell table:number-columns-repeated="1019"/>
        </table:table-row>
        <table:table-row table:style-name="ro30">
          <table:table-cell table:style-name="ce34" office:value-type="string" calcext:value-type="string">
            <text:p>P5 - tarefa seria melhor entendida se tivesse documentação nos sistemas - NPD002</text:p>
          </table:table-cell>
          <table:table-cell table:style-name="ce138"/>
          <table:table-cell table:number-columns-repeated="2"/>
          <table:table-cell table:style-name="ce71"/>
          <table:table-cell table:number-columns-repeated="1019"/>
        </table:table-row>
        <table:table-row table:style-name="ro1">
          <table:table-cell table:style-name="ce29" office:value-type="string" calcext:value-type="string">
            <text:p>P5 - falta de documentação nos sistemas - NPD002 </text:p>
          </table:table-cell>
          <table:table-cell table:style-name="ce138"/>
          <table:table-cell table:number-columns-repeated="2"/>
          <table:table-cell table:style-name="ce71"/>
          <table:table-cell table:number-columns-repeated="1019"/>
        </table:table-row>
        <table:table-row table:style-name="ro1">
          <table:table-cell table:style-name="ce138" table:number-columns-repeated="2"/>
          <table:table-cell table:number-columns-repeated="2"/>
          <table:table-cell table:style-name="ce71"/>
          <table:table-cell table:number-columns-repeated="1019"/>
        </table:table-row>
        <table:table-row table:style-name="ro24">
          <table:table-cell table:style-name="ce138" table:number-columns-repeated="2"/>
          <table:table-cell table:number-columns-repeated="2"/>
          <table:table-cell table:style-name="ce83"/>
          <table:table-cell table:number-columns-repeated="1019"/>
        </table:table-row>
        <table:table-row table:style-name="ro1">
          <table:table-cell table:style-name="ce138" table:number-columns-repeated="3"/>
          <table:table-cell/>
          <table:table-cell table:style-name="ce71"/>
          <table:table-cell table:number-columns-repeated="1019"/>
        </table:table-row>
        <table:table-row table:style-name="ro1">
          <table:table-cell table:number-columns-repeated="4"/>
          <table:table-cell table:style-name="ce71"/>
          <table:table-cell table:style-name="ce62"/>
          <table:table-cell table:number-columns-repeated="1018"/>
        </table:table-row>
        <table:table-row table:style-name="ro28">
          <table:table-cell table:style-name="ce139" office:value-type="string" calcext:value-type="string" table:number-columns-spanned="3" table:number-rows-spanned="1">
            <text:p>Desafios na Comunicação</text:p>
          </table:table-cell>
          <table:covered-table-cell table:style-name="ce47"/>
          <table:covered-table-cell table:style-name="ce49"/>
          <table:table-cell/>
          <table:table-cell table:style-name="ce71"/>
          <table:table-cell table:style-name="ce33"/>
          <table:table-cell table:number-columns-repeated="1018"/>
        </table:table-row>
        <table:table-row table:style-name="ro1">
          <table:table-cell table:style-name="ce42" table:number-columns-repeated="3"/>
          <table:table-cell table:style-name="ce65"/>
          <table:table-cell table:style-name="ce71"/>
          <table:table-cell table:style-name="ce46"/>
          <table:table-cell table:number-columns-repeated="1018"/>
        </table:table-row>
        <table:table-row table:style-name="ro30">
          <table:table-cell table:style-name="ce41" office:value-type="string" calcext:value-type="string">
            <text:p>P1 - Falta de Feedback - DC001</text:p>
          </table:table-cell>
          <table:table-cell table:style-name="ce41" office:value-type="string" calcext:value-type="string">
            <text:p>P3 - Falta de Entrosamento com equipe</text:p>
          </table:table-cell>
          <table:table-cell table:style-name="ce54" office:value-type="string" calcext:value-type="string">
            <text:p>P4 - falta de comunicação direta com o cliente - DC004</text:p>
          </table:table-cell>
          <table:table-cell/>
          <table:table-cell table:style-name="ce71"/>
          <table:table-cell table:style-name="ce90"/>
          <table:table-cell table:number-columns-repeated="1018"/>
        </table:table-row>
        <table:table-row table:style-name="ro30">
          <table:table-cell table:style-name="ce29" office:value-type="string" calcext:value-type="string">
            <text:p>P2 - Dificuldade de retorno em tempo hábil - DC002</text:p>
          </table:table-cell>
          <table:table-cell table:style-name="ce57" office:value-type="string" calcext:value-type="string">
            <text:p>P1 - não ter uma comunicação tão efetiva na daily - DC003</text:p>
          </table:table-cell>
          <table:table-cell table:style-name="ce34" office:value-type="string" calcext:value-type="string">
            <text:p>P2 - Cada desenvolvedor tem um horário - DC005</text:p>
          </table:table-cell>
          <table:table-cell/>
          <table:table-cell table:style-name="ce71"/>
          <table:table-cell table:number-columns-repeated="1019"/>
        </table:table-row>
        <table:table-row table:style-name="ro34">
          <table:table-cell table:style-name="ce29" office:value-type="string" calcext:value-type="string">
            <text:p>P2 - retorno as vezes demorado - DC002</text:p>
          </table:table-cell>
          <table:table-cell table:style-name="ce29" office:value-type="string" calcext:value-type="string">
            <text:p>P3 - discussão de tarefas atual ineficiente - DC003</text:p>
          </table:table-cell>
          <table:table-cell table:style-name="ce51" office:value-type="string" calcext:value-type="string">
            <text:p>P1 - Forma de apresentação das tarefas é deficiente pelo fato dos desenvolvedores trabalharem em horários assíncronos - E002 e DC005</text:p>
          </table:table-cell>
          <table:table-cell table:style-name="ce138"/>
          <table:table-cell table:style-name="ce71"/>
          <table:table-cell table:number-columns-repeated="1019"/>
        </table:table-row>
        <table:table-row table:style-name="ro30">
          <table:table-cell table:style-name="ce33" office:value-type="string" calcext:value-type="string">
            <text:p>P5 - demora de feedback das tarefas implementadas - DC001</text:p>
          </table:table-cell>
          <table:table-cell table:style-name="ce29" office:value-type="string" calcext:value-type="string">
            <text:p>P1 - Comunicação atual deficiente - DC003</text:p>
          </table:table-cell>
          <table:table-cell table:style-name="ce51" office:value-type="string" calcext:value-type="string">
            <text:p>P3 - A gente não sabe o que o outro esta fazendo - New01</text:p>
          </table:table-cell>
          <table:table-cell table:style-name="ce138"/>
          <table:table-cell table:style-name="ce71"/>
          <table:table-cell table:number-columns-repeated="1019"/>
        </table:table-row>
        <table:table-row table:style-name="ro1">
          <table:table-cell table:style-name="ce137"/>
          <table:table-cell table:style-name="ce29" office:value-type="string" calcext:value-type="string">
            <text:p>P1 - Os pares pouco se comunicam - DC003</text:p>
          </table:table-cell>
          <table:table-cell table:style-name="ce63"/>
          <table:table-cell table:style-name="ce138"/>
          <table:table-cell table:style-name="ce71"/>
          <table:table-cell table:number-columns-repeated="1019"/>
        </table:table-row>
        <table:table-row table:style-name="ro1">
          <table:table-cell table:style-name="ce137"/>
          <table:table-cell table:style-name="ce29" office:value-type="string" calcext:value-type="string">
            <text:p>P2 - Comunicação da equipe é razoável - DC003</text:p>
          </table:table-cell>
          <table:table-cell table:style-name="ce137"/>
          <table:table-cell table:style-name="ce138"/>
          <table:table-cell table:style-name="ce71"/>
          <table:table-cell table:number-columns-repeated="1019"/>
        </table:table-row>
        <table:table-row table:style-name="ro1">
          <table:table-cell table:style-name="ce30"/>
          <table:table-cell table:style-name="ce29" office:value-type="string" calcext:value-type="string">
            <text:p>P2 - Comunicação as vezes fica prejudicada - DC002</text:p>
          </table:table-cell>
          <table:table-cell table:style-name="ce137"/>
          <table:table-cell table:style-name="ce138"/>
          <table:table-cell table:style-name="ce71"/>
          <table:table-cell table:number-columns-repeated="1019"/>
        </table:table-row>
        <table:table-row table:style-name="ro30">
          <table:table-cell table:style-name="ce137"/>
          <table:table-cell table:style-name="ce34" office:value-type="string" calcext:value-type="string">
            <text:p>P2 - Nem todos os desenvolvedores respondem no grupo - DC003</text:p>
          </table:table-cell>
          <table:table-cell table:style-name="ce137"/>
          <table:table-cell table:style-name="ce138"/>
          <table:table-cell table:style-name="ce71"/>
          <table:table-cell table:number-columns-repeated="1019"/>
        </table:table-row>
        <table:table-row table:style-name="ro1">
          <table:table-cell table:style-name="ce137"/>
          <table:table-cell table:style-name="ce29" office:value-type="string" calcext:value-type="string">
            <text:p>P3 - Tempo limitado para tirar dúvidas na sprint - NPD001</text:p>
          </table:table-cell>
          <table:table-cell table:style-name="ce137"/>
          <table:table-cell table:style-name="ce138"/>
          <table:table-cell table:style-name="ce71"/>
          <table:table-cell table:number-columns-repeated="1019"/>
        </table:table-row>
        <table:table-row table:style-name="ro1">
          <table:table-cell table:style-name="ce137"/>
          <table:table-cell table:style-name="ce41" office:value-type="string" calcext:value-type="string">
            <text:p>P3 - não ter o presencial para dúvidas - EP005</text:p>
          </table:table-cell>
          <table:table-cell table:style-name="ce137"/>
          <table:table-cell table:style-name="ce138"/>
          <table:table-cell table:style-name="ce71"/>
          <table:table-cell table:number-columns-repeated="1019"/>
        </table:table-row>
        <table:table-row table:style-name="ro1">
          <table:table-cell table:style-name="ce137"/>
          <table:table-cell table:style-name="ce29" office:value-type="string" calcext:value-type="string">
            <text:p>P2 - Desenvolvedores não olham com frequência o grupo - DC003</text:p>
          </table:table-cell>
          <table:table-cell table:style-name="ce137"/>
          <table:table-cell table:style-name="ce138"/>
          <table:table-cell table:style-name="ce71"/>
          <table:table-cell table:number-columns-repeated="1019"/>
        </table:table-row>
        <table:table-row table:style-name="ro30">
          <table:table-cell table:style-name="ce137"/>
          <table:table-cell table:style-name="ce34" office:value-type="string" calcext:value-type="string">
            <text:p>P2 - Desenvolvedores não acompanham as agendas da equipe - DC003</text:p>
          </table:table-cell>
          <table:table-cell table:style-name="ce137"/>
          <table:table-cell table:style-name="ce138"/>
          <table:table-cell table:style-name="ce71"/>
          <table:table-cell table:number-columns-repeated="1019"/>
        </table:table-row>
        <table:table-row table:style-name="ro1">
          <table:table-cell table:style-name="ce137"/>
          <table:table-cell table:style-name="ce29" office:value-type="string" calcext:value-type="string">
            <text:p>P1 - Desenvolvedores não tiram dúvidas - DC003</text:p>
          </table:table-cell>
          <table:table-cell table:style-name="ce137"/>
          <table:table-cell table:style-name="ce138"/>
          <table:table-cell table:style-name="ce71"/>
          <table:table-cell table:number-columns-repeated="1019"/>
        </table:table-row>
        <table:table-row table:style-name="ro30">
          <table:table-cell table:style-name="ce43"/>
          <table:table-cell table:style-name="ce58" office:value-type="string" calcext:value-type="string">
            <text:p>P3 - Cada um recebe de uma forma a informação da tarefa e nem sempre é suficiente - E002</text:p>
          </table:table-cell>
          <table:table-cell table:style-name="ce43"/>
          <table:table-cell table:style-name="ce138"/>
          <table:table-cell table:style-name="ce71"/>
          <table:table-cell table:number-columns-repeated="1019"/>
        </table:table-row>
        <table:table-row table:style-name="ro1">
          <table:table-cell table:style-name="ce44"/>
          <table:table-cell table:style-name="ce59"/>
          <table:table-cell table:style-name="ce44"/>
          <table:table-cell table:style-name="ce138"/>
          <table:table-cell table:style-name="ce71"/>
          <table:table-cell table:number-columns-repeated="1019"/>
        </table:table-row>
        <table:table-row table:style-name="ro1" table:number-rows-repeated="2">
          <table:table-cell table:number-columns-repeated="4"/>
          <table:table-cell table:style-name="ce71"/>
          <table:table-cell table:number-columns-repeated="1019"/>
        </table:table-row>
        <table:table-row table:style-name="ro28">
          <table:table-cell table:style-name="ce139" office:value-type="string" calcext:value-type="string" table:number-columns-spanned="3" table:number-rows-spanned="1">
            <text:p>Aspectos Positivos na Comunicação</text:p>
          </table:table-cell>
          <table:covered-table-cell table:style-name="ce47"/>
          <table:covered-table-cell table:style-name="ce49"/>
          <table:table-cell/>
          <table:table-cell table:style-name="ce71"/>
          <table:table-cell table:number-columns-repeated="1019"/>
        </table:table-row>
        <table:table-row table:style-name="ro1">
          <table:table-cell table:style-name="ce116" table:number-columns-repeated="3"/>
          <table:table-cell/>
          <table:table-cell table:style-name="ce71"/>
          <table:table-cell table:number-columns-repeated="1019"/>
        </table:table-row>
        <table:table-row table:style-name="ro30">
          <table:table-cell table:style-name="ce45" office:value-type="string" calcext:value-type="string">
            <text:p>P3 - prefiro tirar dúvidas no encontro presencial - DC006</text:p>
          </table:table-cell>
          <table:table-cell table:style-name="ce34" office:value-type="string" calcext:value-type="string">
            <text:p>P5 - Quando não há retorno imediato a comunicação assíncrona funciona </text:p>
          </table:table-cell>
          <table:table-cell table:style-name="ce34" office:value-type="string" calcext:value-type="string">
            <text:p>P5 - Consegue retorno em tempo hábil quando necessário </text:p>
          </table:table-cell>
          <table:table-cell/>
          <table:table-cell table:style-name="ce71"/>
          <table:table-cell table:number-columns-repeated="1019"/>
        </table:table-row>
        <table:table-row table:style-name="ro30">
          <table:table-cell table:style-name="ce34" office:value-type="string" calcext:value-type="string">
            <text:p>P3 - Possibilidade ilimitada de tempo no presencial para tirar dúvidas - DC006</text:p>
          </table:table-cell>
          <table:table-cell table:style-name="ce34" office:value-type="string" calcext:value-type="string">
            <text:p>P4 - possibilidade de se manifestar no recebimento das tarefas </text:p>
          </table:table-cell>
          <table:table-cell table:style-name="ce29" office:value-type="string" calcext:value-type="string">
            <text:p>P5 - A equipe consegue se entender</text:p>
          </table:table-cell>
          <table:table-cell/>
          <table:table-cell table:style-name="ce71"/>
          <table:table-cell table:number-columns-repeated="1019"/>
        </table:table-row>
        <table:table-row table:style-name="ro1">
          <table:table-cell/>
          <table:table-cell table:style-name="ce29"/>
          <table:table-cell table:style-name="ce34" office:value-type="string" calcext:value-type="string">
            <text:p>P3 - Comunicação adequada ao propósito </text:p>
          </table:table-cell>
          <table:table-cell/>
          <table:table-cell table:style-name="ce71"/>
          <table:table-cell table:number-columns-repeated="1019"/>
        </table:table-row>
        <table:table-row table:style-name="ro1">
          <table:table-cell table:style-name="ce34"/>
          <table:table-cell table:style-name="ce29"/>
          <table:table-cell table:style-name="ce29" office:value-type="string" calcext:value-type="string">
            <text:p>P4 - Forma de comunicação muito boa </text:p>
          </table:table-cell>
          <table:table-cell/>
          <table:table-cell table:style-name="ce71"/>
          <table:table-cell table:number-columns-repeated="1019"/>
        </table:table-row>
        <table:table-row table:style-name="ro1">
          <table:table-cell table:style-name="ce34"/>
          <table:table-cell table:style-name="ce29"/>
          <table:table-cell table:style-name="ce29" office:value-type="string" calcext:value-type="string">
            <text:p>P5 - Comunicação eficaz atualmente - DC007</text:p>
          </table:table-cell>
          <table:table-cell/>
          <table:table-cell table:style-name="ce71"/>
          <table:table-cell table:number-columns-repeated="1019"/>
        </table:table-row>
        <table:table-row table:style-name="ro1">
          <table:table-cell table:style-name="ce34"/>
          <table:table-cell table:style-name="ce45"/>
          <table:table-cell table:style-name="ce29" office:value-type="string" calcext:value-type="string">
            <text:p>P5 - Pessoas muitos solícitas - C003</text:p>
          </table:table-cell>
          <table:table-cell/>
          <table:table-cell table:style-name="ce71"/>
          <table:table-cell table:number-columns-repeated="1019"/>
        </table:table-row>
        <table:table-row table:style-name="ro30">
          <table:table-cell table:style-name="ce46"/>
          <table:table-cell table:style-name="ce34"/>
          <table:table-cell table:style-name="ce34" office:value-type="string" calcext:value-type="string">
            <text:p>P3 - Atrasos nas respostas não atrapalham o serviço </text:p>
          </table:table-cell>
          <table:table-cell/>
          <table:table-cell table:style-name="ce71"/>
          <table:table-cell table:number-columns-repeated="1019"/>
        </table:table-row>
        <table:table-row table:style-name="ro30">
          <table:table-cell table:style-name="ce137"/>
          <table:table-cell table:style-name="ce29"/>
          <table:table-cell table:style-name="ce34" office:value-type="string" calcext:value-type="string">
            <text:p>P2 - Informações da tarefa passadas pessoalmente</text:p>
          </table:table-cell>
          <table:table-cell/>
          <table:table-cell table:style-name="ce71"/>
          <table:table-cell table:number-columns-repeated="1019"/>
        </table:table-row>
        <table:table-row table:style-name="ro30">
          <table:table-cell table:style-name="ce137"/>
          <table:table-cell table:style-name="ce34"/>
          <table:table-cell table:style-name="ce34" office:value-type="string" calcext:value-type="string">
            <text:p>P3 - discussão mais ampla no momento do recebimento da tarefa</text:p>
          </table:table-cell>
          <table:table-cell/>
          <table:table-cell table:style-name="ce71"/>
          <table:table-cell table:number-columns-repeated="1019"/>
        </table:table-row>
        <table:table-row table:style-name="ro1" table:number-rows-repeated="5">
          <table:table-cell table:style-name="ce162" table:number-columns-repeated="3"/>
          <table:table-cell/>
          <table:table-cell table:style-name="ce71"/>
          <table:table-cell table:number-columns-repeated="1019"/>
        </table:table-row>
        <table:table-row table:style-name="ro35" table:number-rows-repeated="844">
          <table:table-cell table:number-columns-repeated="4"/>
          <table:table-cell table:style-name="ce71"/>
          <table:table-cell table:number-columns-repeated="1019"/>
        </table:table-row>
        <table:table-row table:style-name="ro2" table:number-rows-repeated="1047582">
          <table:table-cell table:number-columns-repeated="1024"/>
        </table:table-row>
        <table:table-row table:style-name="ro36" table:number-rows-repeated="14">
          <table:table-cell table:number-columns-repeated="1024"/>
        </table:table-row>
        <table:table-row table:style-name="ro3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ce style:name="Cambria" svg:font-family="Cambria"/>
    <style:font-face style:name="DejaVu Sans" svg:font-family="'DejaVu Sans'" style:font-family-generic="system" style:font-pitch="variable"/>
    <style:font-face style:name="Helvetica" svg:font-family="Helvetica"/>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Dados_20_Brutos" style:display-name="PageStyle_Dados Brutos" style:page-layout-name="Mpm1">
      <style:header style:display="false"/>
      <style:header-left style:display="false"/>
      <style:header-first style:display="false"/>
      <style:footer style:display="false"/>
      <style:footer-left style:display="false"/>
      <style:footer-first style:display="false"/>
    </style:master-page>
    <style:master-page style:name="PageStyle_5f_Agrupamento_20_e_20_Categorização" style:display-name="PageStyle_Agrupamento e Categorização" style:page-layout-name="Mpm1">
      <style:header style:display="false"/>
      <style:header-left style:display="false"/>
      <style:header-first style:display="false"/>
      <style:footer style:display="false"/>
      <style:footer-left style:display="false"/>
      <style:footer-first style:display="false"/>
    </style:master-page>
    <style:master-page style:name="PageStyle_5f_Agrupando_20_códigos_20_-_20_NEW" style:display-name="PageStyle_Agrupando códigos - NEW"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4-03T23:45:15.149581115</dc:date>
    <meta:editing-duration>PT1H10M34S</meta:editing-duration>
    <meta:editing-cycles>1</meta:editing-cycles>
    <meta:document-statistic meta:table-count="3" meta:cell-count="408" meta:object-count="0"/>
  </office:meta>
</office:document-meta>
</file>